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855.3pt" fo:break-before="auto" style:use-optimal-row-height="true"/>
    </style:style>
    <style:style style:name="ro2" style:family="table-row">
      <style:table-row-properties style:row-height="328.71pt" fo:break-before="auto" style:use-optimal-row-height="true"/>
    </style:style>
    <style:style style:name="ro3" style:family="table-row">
      <style:table-row-properties style:row-height="340.41pt" fo:break-before="auto" style:use-optimal-row-height="true"/>
    </style:style>
    <style:style style:name="ro4" style:family="table-row">
      <style:table-row-properties style:row-height="375.51pt" fo:break-before="auto" style:use-optimal-row-height="true"/>
    </style:style>
    <style:style style:name="ro5" style:family="table-row">
      <style:table-row-properties style:row-height="363.8pt" fo:break-before="auto" style:use-optimal-row-height="true"/>
    </style:style>
    <style:style style:name="ro6" style:family="table-row">
      <style:table-row-properties style:row-height="352.09pt" fo:break-before="auto" style:use-optimal-row-height="true"/>
    </style:style>
    <style:style style:name="ro7" style:family="table-row">
      <style:table-row-properties style:row-height="387.21pt" fo:break-before="auto" style:use-optimal-row-height="true"/>
    </style:style>
    <style:style style:name="ro8" style:family="table-row">
      <style:table-row-properties style:row-height="317pt" fo:break-before="auto" style:use-optimal-row-height="true"/>
    </style:style>
    <style:style style:name="ro9" style:family="table-row">
      <style:table-row-properties style:row-height="410.6pt" fo:break-before="auto" style:use-optimal-row-height="true"/>
    </style:style>
    <style:style style:name="ro10" style:family="table-row">
      <style:table-row-properties style:row-height="422.31pt" fo:break-before="auto" style:use-optimal-row-height="true"/>
    </style:style>
    <style:style style:name="ro11" style:family="table-row">
      <style:table-row-properties style:row-height="398.89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gency_cd <text:s text:c="6"/>site_no measurement_nu <text:s/>measurement_dt <text:s/>tz_cd <text:s text:c="2"/>q_meas_used_fg <text:s/>party_nm <text:s text:c="7"/>site_visit_coll_agency_cd <text:s text:c="6"/>gage_height_va <text:s/>discharge_va <text:s text:c="3"/>current_rating_nu <text:s text:c="6"/>shift_adj_va <text:s text:c="3"/>diff_from_rating_pc <text:s text:c="4"/>measured_rating_diff <text:s text:c="3"/>gage_va_change <text:s/>gage_va_time <text:s text:c="3"/>control_type_cd discharge_cd <text:s text:c="3"/>chan_nu chan_name <text:s text:c="6"/>meas_type <text:s text:c="6"/>streamflow_method <text:s text:c="6"/>velocity_method chan_discharge <text:s/>chan_width <text:s text:c="5"/>chan_area <text:s text:c="6"/>chan_velocity <text:s text:c="2"/>chan_stability <text:s/>chan_material <text:s text:c="2"/>chan_evenness <text:s text:c="2"/>long_vel_desc <text:s text:c="2"/>horz_vel_desc <text:s text:c="2"/>vert_vel_desc <text:s text:c="2"/>chan_loc_cd <text:s text:c="4"/>chan_loc_dist</text:p>
          </table:table-cell>
        </table:table-row>
        <table:table-row table:style-name="ro2">
          <table:table-cell office:value-type="string" calcext:value-type="string">
            <text:p>5s <text:s text:c="5"/>15s <text:s text:c="4"/>6s <text:s text:c="5"/>19d <text:s text:c="4"/>12s <text:s text:c="4"/>1s <text:s text:c="5"/>12s <text:s text:c="4"/>5s <text:s text:c="5"/>12s <text:s text:c="4"/>12s <text:s text:c="4"/>4s <text:s text:c="5"/>6s <text:s text:c="5"/>6s <text:s text:c="5"/>12s <text:s text:c="4"/>7s <text:s text:c="5"/>6s <text:s text:c="5"/>21s <text:s text:c="4"/>15s <text:s text:c="4"/>11n <text:s text:c="4"/>64s <text:s text:c="4"/>4s <text:s text:c="5"/>5s <text:s text:c="5"/>5s <text:s text:c="5"/>14s <text:s text:c="4"/>14s <text:s text:c="4"/>14s <text:s text:c="4"/>14s <text:s text:c="4"/>4s <text:s text:c="5"/>4s <text:s text:c="5"/>4s <text:s text:c="5"/>12s <text:s text:c="4"/>9s <text:s text:c="5"/>12s <text:s text:c="4"/>7s <text:s text:c="5"/>14s</text:p>
          </table:table-cell>
        </table:table-row>
        <table:table-row table:style-name="ro3">
          <table:table-cell office:value-type="string" calcext:value-type="string">
            <text:p>USGS <text:s text:c="3"/>07295500 <text:s text:c="7"/>1H <text:s text:c="5"/>1942-02-03 <text:s text:c="13"/>Yes <text:s text:c="4"/>JNJ <text:s text:c="4"/>USGS <text:s text:c="11"/>4.00 <text:s text:c="27"/>UNSP <text:s text:c="27"/>MEAS <text:s text:c="3"/>1 <text:s text:c="14"/>OTHR <text:s text:c="3"/>Q-EST <text:s text:c="10"/>4.00 <text:s text:c="27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H <text:s text:c="5"/>1942-02-25 <text:s text:c="13"/>Yes <text:s text:c="4"/>LNJ <text:s text:c="4"/>USGS <text:s text:c="3"/>0.25 <text:s text:c="3"/>3.98 <text:s text:c="27"/>FAIR <text:s text:c="27"/>MEAS <text:s text:c="3"/>1 <text:s text:c="6"/>Channel 1 <text:s text:c="6"/>UNSP <text:s text:c="3"/>QSCMM <text:s text:c="10"/>3.98 <text:s text:c="3"/>6.50 <text:s text:c="3"/>6.57 <text:s text:c="3"/>0.60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3H <text:s text:c="5"/>1942-03-24 <text:s text:c="13"/>Yes <text:s text:c="4"/>LNJ/TT <text:s/>USGS <text:s text:c="3"/>0.07 <text:s text:c="3"/>3.58 <text:s text:c="27"/>FAIR <text:s text:c="3"/>0.00 <text:s text:c="3"/>0.40 <text:s text:c="11"/>MEAS <text:s text:c="3"/>1 <text:s text:c="14"/>UNSP <text:s text:c="3"/>QSCMM <text:s text:c="10"/>3.58 <text:s text:c="3"/>8.80 <text:s text:c="3"/>8.17 <text:s text:c="3"/>0.44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4H <text:s text:c="5"/>1942-04-06 <text:s text:c="13"/>Yes <text:s text:c="4"/>LNJ/ILB USGS <text:s text:c="3"/>-0.16 <text:s text:c="2"/>3.18 <text:s text:c="27"/>FAIR <text:s text:c="3"/>0.00 <text:s text:c="3"/>0.40 <text:s text:c="11"/>MEAS <text:s text:c="3"/>1 <text:s text:c="14"/>UNSP <text:s text:c="3"/>QSCMM <text:s text:c="10"/>3.18 <text:s text:c="3"/>6.80 <text:s text:c="3"/>6.73 <text:s text:c="3"/>0.47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6">
          <table:table-cell office:value-type="string" calcext:value-type="string">
            <text:p>USGS <text:s text:c="3"/>07295500 <text:s text:c="7"/>5H <text:s text:c="5"/>1942-05-01 <text:s text:c="13"/>Yes <text:s text:c="4"/>LNJ <text:s text:c="4"/>USGS <text:s text:c="11"/>3.76 <text:s text:c="27"/>FAIR <text:s text:c="27"/>MEAS <text:s text:c="3"/>1 <text:s text:c="14"/>UNSP <text:s text:c="3"/>QSCMM <text:s text:c="10"/>3.76 <text:s text:c="3"/>8.20 <text:s text:c="3"/>7.95 <text:s text:c="3"/>0.47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6H <text:s text:c="5"/>1942-06-07 <text:s text:c="13"/>Yes <text:s text:c="4"/>LNJ <text:s text:c="4"/>USGS <text:s text:c="3"/>1.63 <text:s text:c="3"/>0.780 <text:s text:c="10"/>0.00 <text:s text:c="11"/>FAIR <text:s text:c="3"/>0.00 <text:s text:c="3"/>0.20 <text:s text:c="11"/>MEAS <text:s text:c="3"/>1 <text:s text:c="6"/>Unspecified <text:s text:c="4"/>WADE <text:s text:c="3"/>QSCMM <text:s text:c="10"/>0.780 <text:s text:c="2"/>4.00 <text:s text:c="3"/>2.36 <text:s text:c="3"/>0.33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7H <text:s text:c="5"/>1942-08-21 <text:s text:c="13"/>Yes <text:s text:c="4"/>LNJ/ILB USGS <text:s text:c="3"/>1.43 <text:s text:c="3"/>0.24 <text:s text:c="27"/>FAIR <text:s text:c="3"/>0.00 <text:s text:c="3"/>0.10 <text:s text:c="11"/>MEAS <text:s text:c="3"/>1 <text:s text:c="6"/>Channel 1 <text:s text:c="6"/>UNSP <text:s text:c="3"/>QSCMM <text:s text:c="10"/>0.24 <text:s text:c="3"/>2.00 <text:s text:c="3"/>0.40 <text:s text:c="3"/>0.60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8H <text:s text:c="5"/>1942-09-15 <text:s text:c="13"/>Yes <text:s text:c="4"/>LNJ <text:s text:c="4"/>USGS <text:s text:c="3"/>1.86 <text:s text:c="3"/>1.51 <text:s text:c="27"/>FAIR <text:s text:c="3"/>0.00 <text:s text:c="3"/>0.20 <text:s text:c="11"/>MEAS <text:s text:c="3"/>1 <text:s text:c="6"/>Channel 1 <text:s text:c="6"/>UNSP <text:s text:c="3"/>QSCMM <text:s text:c="10"/>1.51 <text:s text:c="3"/>5.00 <text:s text:c="3"/>2.17 <text:s text:c="3"/>0.70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9H <text:s text:c="5"/>1942-10-22 <text:s text:c="13"/>Yes <text:s text:c="4"/>LNJ <text:s text:c="4"/>USGS <text:s text:c="3"/>2.19 <text:s text:c="3"/>4.18 <text:s text:c="27"/>FAIR <text:s text:c="3"/>0.00 <text:s text:c="3"/>0.30 <text:s text:c="11"/>MEAS <text:s text:c="3"/>1 <text:s text:c="6"/>Channel 1 <text:s text:c="6"/>UNSP <text:s text:c="3"/>QSCMM <text:s text:c="10"/>4.18 <text:s text:c="3"/>5.60 <text:s text:c="3"/>4.15 <text:s text:c="3"/>1.00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0H <text:s text:c="4"/>1942-11-16 <text:s text:c="13"/>Yes <text:s text:c="4"/>LNJ <text:s text:c="4"/>USGS <text:s text:c="3"/>1.95 <text:s text:c="3"/>2.38 <text:s text:c="27"/>FAIR <text:s text:c="3"/>0.00 <text:s text:c="3"/>0.20 <text:s text:c="11"/>MEAS <text:s text:c="3"/>1 <text:s text:c="6"/>Channel 1 <text:s text:c="6"/>UNSP <text:s text:c="3"/>QSCMM <text:s text:c="10"/>2.38 <text:s text:c="3"/>5.70 <text:s text:c="3"/>3.72 <text:s text:c="3"/>0.64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1H <text:s text:c="4"/>1943-01-27 <text:s text:c="13"/>Yes <text:s text:c="4"/>ILB <text:s text:c="4"/>USGS <text:s text:c="3"/>1.94 <text:s text:c="3"/>2.37 <text:s text:c="27"/>GOOD <text:s text:c="3"/>0.00 <text:s text:c="3"/>0.30 <text:s text:c="11"/>MEAS <text:s text:c="3"/>1 <text:s text:c="6"/>Channel 1 <text:s text:c="6"/>UNSP <text:s text:c="3"/>QSCMM <text:s text:c="10"/>2.37 <text:s text:c="3"/>5.50 <text:s text:c="3"/>2.50 <text:s text:c="3"/>0.95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2H <text:s text:c="4"/>1943-03-18 <text:s text:c="13"/>Yes <text:s text:c="4"/>ILB <text:s text:c="4"/>USGS <text:s text:c="3"/>1.94 <text:s text:c="3"/>2.39 <text:s text:c="27"/>GOOD <text:s text:c="3"/>0.00 <text:s text:c="3"/>0.20 <text:s text:c="11"/>MEAS <text:s text:c="3"/>1 <text:s text:c="6"/>Channel 1 <text:s text:c="6"/>UNSP <text:s text:c="3"/>QSCMM <text:s text:c="10"/>2.39 <text:s text:c="3"/>5.00 <text:s text:c="3"/>2.35 <text:s text:c="3"/>1.02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3H <text:s text:c="4"/>1943-06-18 <text:s text:c="13"/>Yes <text:s text:c="4"/>ERW <text:s text:c="4"/>USGS <text:s text:c="3"/>1.26 <text:s text:c="3"/>0.070 <text:s text:c="26"/>POOR <text:s text:c="3"/>0.00 <text:s text:c="3"/>0.10 <text:s text:c="11"/>MEAS <text:s text:c="3"/>1 <text:s text:c="6"/>Channel 1 <text:s text:c="6"/>UNSP <text:s text:c="3"/>QSCMM <text:s text:c="10"/>0.070 <text:s text:c="2"/>1.00 <text:s text:c="3"/>0.50 <text:s text:c="3"/>0.14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4H <text:s text:c="4"/>1943-08-04 <text:s text:c="13"/>Yes <text:s text:c="4"/>ERW <text:s text:c="4"/>USGS <text:s text:c="3"/>1.25 <text:s text:c="3"/>0.090 <text:s text:c="26"/>POOR <text:s text:c="3"/>0.00 <text:s text:c="3"/>0.10 <text:s text:c="11"/>MEAS <text:s text:c="3"/>1 <text:s text:c="6"/>Channel 1 <text:s text:c="6"/>UNSP <text:s text:c="3"/>QSCMM <text:s text:c="10"/>0.090 <text:s text:c="2"/>2.00 <text:s text:c="3"/>0.66 <text:s text:c="3"/>0.14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5H <text:s text:c="4"/>1943-08-24 <text:s text:c="13"/>Yes <text:s text:c="4"/>ERW <text:s text:c="4"/>USGS <text:s text:c="3"/>-1.50 <text:s text:c="2"/>0.000 <text:s text:c="26"/>EXCL <text:s text:c="27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6H <text:s text:c="4"/>1943-09-01 <text:s text:c="13"/>Yes <text:s text:c="4"/>ERW <text:s text:c="4"/>USGS <text:s text:c="11"/>0.000 <text:s text:c="26"/>EXCL <text:s text:c="27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7H <text:s text:c="4"/>1943-09-17 <text:s text:c="13"/>Yes <text:s text:c="4"/>ERW <text:s text:c="4"/>USGS <text:s text:c="11"/>0.000 <text:s text:c="26"/>EXCL <text:s text:c="27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8H <text:s text:c="4"/>1943-11-11 <text:s text:c="13"/>Yes <text:s text:c="4"/>ERW <text:s text:c="4"/>USGS <text:s text:c="11"/>0.000 <text:s text:c="26"/>EXCL <text:s text:c="27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19H <text:s text:c="4"/>1944-01-13 <text:s text:c="13"/>Yes <text:s text:c="4"/>ERW <text:s text:c="4"/>USGS <text:s text:c="3"/>1.82 <text:s text:c="3"/>1.52 <text:s text:c="27"/>GOOD <text:s text:c="3"/>0.00 <text:s text:c="3"/>0.20 <text:s text:c="11"/>MEAS <text:s text:c="3"/>1 <text:s text:c="6"/>Channel 1 <text:s text:c="6"/>WADE <text:s text:c="3"/>QSCMM <text:s text:c="10"/>1.52 <text:s text:c="3"/>4.10 <text:s text:c="3"/>1.51 <text:s text:c="3"/>1.01 <text:s text:c="3"/>UNSP <text:s text:c="3"/>UNSP <text:s text:c="3"/>UNSP <text:s text:c="3"/>UNSP <text:s text:c="3"/>UNSP <text:s text:c="3"/>UNSP <text:s text:c="3"/>DNST <text:s text:c="3"/>100.00</text:p>
          </table:table-cell>
        </table:table-row>
        <table:table-row table:style-name="ro7">
          <table:table-cell office:value-type="string" calcext:value-type="string">
            <text:p>USGS <text:s text:c="3"/>07295500 <text:s text:c="7"/>20H <text:s text:c="4"/>1944-02-26 <text:s text:c="13"/>Yes <text:s text:c="4"/>ERW <text:s text:c="4"/>USGS <text:s text:c="3"/>1.78 <text:s text:c="3"/>1.34 <text:s text:c="27"/>FAIR <text:s text:c="3"/>0.00 <text:s text:c="3"/>0.20 <text:s text:c="11"/>MEAS <text:s text:c="3"/>1 <text:s text:c="6"/>Channel 1 <text:s text:c="6"/>WADE <text:s text:c="3"/>QSCMM <text:s text:c="10"/>1.34 <text:s text:c="3"/>3.00 <text:s text:c="3"/>1.38 <text:s text:c="3"/>0.97 <text:s text:c="3"/>UNSP <text:s text:c="3"/>UNSP <text:s text:c="3"/>UNSP <text:s text:c="3"/>UNSP <text:s text:c="3"/>UNSP <text:s text:c="3"/>UNSP <text:s text:c="3"/>DNST <text:s text:c="3"/>120.00</text:p>
          </table:table-cell>
        </table:table-row>
        <table:table-row table:style-name="ro7">
          <table:table-cell office:value-type="string" calcext:value-type="string">
            <text:p>USGS <text:s text:c="3"/>07295500 <text:s text:c="7"/>21H <text:s text:c="4"/>1944-04-13 <text:s text:c="13"/>Yes <text:s text:c="4"/>TW/ERW <text:s/>USGS <text:s text:c="3"/>1.72 <text:s text:c="3"/>0.99 <text:s text:c="27"/>FAIR <text:s text:c="3"/>0.00 <text:s text:c="3"/>0.10 <text:s text:c="11"/>MEAS <text:s text:c="3"/>1 <text:s text:c="6"/>Channel 1 <text:s text:c="6"/>WADE <text:s text:c="3"/>QSCMM <text:s text:c="10"/>0.99 <text:s text:c="3"/>4.00 <text:s text:c="3"/>1.42 <text:s text:c="3"/>0.70 <text:s text:c="3"/>UNSP <text:s text:c="3"/>UNSP <text:s text:c="3"/>UNSP <text:s text:c="3"/>UNSP <text:s text:c="3"/>UNSP <text:s text:c="3"/>UNSP <text:s text:c="3"/>DNST <text:s text:c="3"/>120.00</text:p>
          </table:table-cell>
        </table:table-row>
        <table:table-row table:style-name="ro7">
          <table:table-cell office:value-type="string" calcext:value-type="string">
            <text:p>USGS <text:s text:c="3"/>07295500 <text:s text:c="7"/>22H <text:s text:c="4"/>1944-05-09 <text:s text:c="13"/>Yes <text:s text:c="4"/>TW <text:s text:c="5"/>USGS <text:s text:c="3"/>1.64 <text:s text:c="3"/>0.66 <text:s text:c="27"/>POOR <text:s text:c="3"/>0.00 <text:s text:c="3"/>0.10 <text:s text:c="11"/>MEAS <text:s text:c="3"/>1 <text:s text:c="6"/>Channel 1 <text:s text:c="6"/>WADE <text:s text:c="3"/>QSCMM <text:s text:c="10"/>0.66 <text:s text:c="3"/>2.50 <text:s text:c="3"/>0.70 <text:s text:c="3"/>0.94 <text:s text:c="3"/>UNSP <text:s text:c="3"/>UNSP <text:s text:c="3"/>UNSP <text:s text:c="3"/>UNSP <text:s text:c="3"/>UNSP <text:s text:c="3"/>UNSP <text:s text:c="3"/>DNST <text:s text:c="3"/>75.00</text:p>
          </table:table-cell>
        </table:table-row>
        <table:table-row table:style-name="ro7">
          <table:table-cell office:value-type="string" calcext:value-type="string">
            <text:p>USGS <text:s text:c="3"/>07295500 <text:s text:c="7"/>23H <text:s text:c="4"/>1944-06-12 <text:s text:c="13"/>Yes <text:s text:c="4"/>TW/TT <text:s text:c="2"/>USGS <text:s text:c="3"/>3.58 <text:s text:c="3"/>67.1 <text:s text:c="27"/>GOOD <text:s text:c="3"/>0.04 <text:s text:c="3"/>1.00 <text:s text:c="11"/>MEAS <text:s text:c="3"/>1 <text:s text:c="6"/>Channel 1 <text:s text:c="6"/>WADE <text:s text:c="3"/>QSCMM <text:s text:c="10"/>67.1 <text:s text:c="3"/>33.0 <text:s text:c="3"/>65.9 <text:s text:c="3"/>1.02 <text:s text:c="3"/>UNSP <text:s text:c="3"/>UNSP <text:s text:c="3"/>UNSP <text:s text:c="3"/>UNSP <text:s text:c="3"/>UNSP <text:s text:c="3"/>UNSP <text:s text:c="3"/>DNST <text:s text:c="3"/>300.00</text:p>
          </table:table-cell>
        </table:table-row>
        <table:table-row table:style-name="ro4">
          <table:table-cell office:value-type="string" calcext:value-type="string">
            <text:p>USGS <text:s text:c="3"/>07295500 <text:s text:c="7"/>24H <text:s text:c="4"/>1944-06-13 <text:s text:c="13"/>Yes <text:s text:c="4"/>TW/TT <text:s text:c="2"/>USGS <text:s text:c="3"/>4.15 <text:s text:c="3"/>146 <text:s text:c="28"/>GOOD <text:s text:c="3"/>-0.09 <text:s text:c="2"/>0.60 <text:s text:c="11"/>MEAS <text:s text:c="3"/>1 <text:s text:c="6"/>Channel 1 <text:s text:c="6"/>UNSP <text:s text:c="3"/>QSCMM <text:s text:c="10"/>146 <text:s text:c="4"/>57.5 <text:s text:c="3"/>132 <text:s text:c="4"/>1.10 <text:s text:c="3"/>UNSP <text:s text:c="3"/>UNSP <text:s text:c="3"/>UNSP <text:s text:c="3"/>UNSP <text:s text:c="3"/>UNSP <text:s text:c="3"/>UNSP <text:s text:c="3"/>DNST <text:s text:c="3"/>150.00</text:p>
          </table:table-cell>
        </table:table-row>
        <table:table-row table:style-name="ro7">
          <table:table-cell office:value-type="string" calcext:value-type="string">
            <text:p>USGS <text:s text:c="3"/>07295500 <text:s text:c="7"/>25H <text:s text:c="4"/>1944-06-14 <text:s text:c="13"/>Yes <text:s text:c="4"/>TW <text:s text:c="5"/>USGS <text:s text:c="3"/>3.16 <text:s text:c="3"/>28.5 <text:s text:c="27"/>GOOD <text:s text:c="3"/>-0.01 <text:s text:c="2"/>0.60 <text:s text:c="11"/>MEAS <text:s text:c="3"/>1 <text:s text:c="6"/>Channel 1 <text:s text:c="6"/>WADE <text:s text:c="3"/>QSCMM <text:s text:c="10"/>28.5 <text:s text:c="3"/>27.0 <text:s text:c="3"/>28.8 <text:s text:c="3"/>0.99 <text:s text:c="3"/>UNSP <text:s text:c="3"/>UNSP <text:s text:c="3"/>UNSP <text:s text:c="3"/>UNSP <text:s text:c="3"/>UNSP <text:s text:c="3"/>UNSP <text:s text:c="3"/>DNST <text:s text:c="3"/>200.00</text:p>
          </table:table-cell>
        </table:table-row>
        <table:table-row table:style-name="ro7">
          <table:table-cell office:value-type="string" calcext:value-type="string">
            <text:p>USGS <text:s text:c="3"/>07295500 <text:s text:c="7"/>26H <text:s text:c="4"/>1944-06-30 <text:s text:c="13"/>Yes <text:s text:c="4"/>ERW <text:s text:c="4"/>USGS <text:s text:c="3"/>1.52 <text:s text:c="3"/>0.30 <text:s text:c="27"/>POOR <text:s text:c="3"/>0.00 <text:s text:c="3"/>0.10 <text:s text:c="11"/>MEAS <text:s text:c="3"/>1 <text:s text:c="6"/>Channel 1 <text:s text:c="6"/>UNSP <text:s text:c="3"/>QSCMM <text:s text:c="10"/>0.30 <text:s text:c="3"/>1.70 <text:s text:c="3"/>0.33 <text:s text:c="3"/>0.91 <text:s text:c="3"/>UNSP <text:s text:c="3"/>UNSP <text:s text:c="3"/>UNSP <text:s text:c="3"/>UNSP <text:s text:c="3"/>UNSP <text:s text:c="3"/>UNSP <text:s text:c="3"/>DNST <text:s text:c="3"/>100.00</text:p>
          </table:table-cell>
        </table:table-row>
        <table:table-row table:style-name="ro3">
          <table:table-cell office:value-type="string" calcext:value-type="string">
            <text:p>USGS <text:s text:c="3"/>07295500 <text:s text:c="7"/>27H <text:s text:c="4"/>1944-08-07 <text:s text:c="13"/>Yes <text:s text:c="4"/>ERW <text:s text:c="4"/>USGS <text:s text:c="3"/>0.73 <text:s text:c="3"/>0.000 <text:s text:c="26"/>EXCL <text:s text:c="27"/>MEAS <text:s text:c="3"/>1 <text:s text:c="14"/>UNSP <text:s text:c="19"/>0.000 <text:s text:c="26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28H <text:s text:c="4"/>1944-09-13 <text:s text:c="13"/>Yes <text:s text:c="4"/>ERW <text:s text:c="4"/>USGS <text:s text:c="3"/>1.09 <text:s text:c="3"/>0.010 <text:s text:c="26"/>POOR <text:s text:c="27"/>MEAS <text:s text:c="3"/>1 <text:s text:c="14"/>OTHR <text:s text:c="3"/>Q-EST <text:s text:c="10"/>0.010 <text:s text:c="26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9H <text:s text:c="4"/>1944-10-05 <text:s text:c="13"/>Yes <text:s text:c="4"/>ERW <text:s text:c="4"/>USGS <text:s text:c="3"/>1.46 <text:s text:c="3"/>0.52 <text:s text:c="27"/>POOR <text:s text:c="3"/>0.00 <text:s text:c="3"/>0.10 <text:s text:c="11"/>MEAS <text:s text:c="3"/>1 <text:s text:c="6"/>Channel 1 <text:s text:c="6"/>WADE <text:s text:c="3"/>QSCMM <text:s text:c="10"/>0.52 <text:s text:c="3"/>2.00 <text:s text:c="3"/>0.60 <text:s text:c="3"/>0.87 <text:s text:c="3"/>UNSP <text:s text:c="3"/>UNSP <text:s text:c="3"/>UNSP <text:s text:c="3"/>UNSP <text:s text:c="3"/>UNSP <text:s text:c="3"/>UNSP <text:s text:c="3"/>DNST <text:s text:c="3"/>100.00</text:p>
          </table:table-cell>
        </table:table-row>
        <table:table-row table:style-name="ro7">
          <table:table-cell office:value-type="string" calcext:value-type="string">
            <text:p>USGS <text:s text:c="3"/>07295500 <text:s text:c="7"/>30H <text:s text:c="4"/>1944-11-03 <text:s text:c="13"/>Yes <text:s text:c="4"/>ERW <text:s text:c="4"/>USGS <text:s text:c="3"/>1.44 <text:s text:c="3"/>0.34 <text:s text:c="27"/>FAIR <text:s text:c="27"/>MEAS <text:s text:c="3"/>1 <text:s text:c="6"/>Channel 1 <text:s text:c="6"/>WADE <text:s text:c="3"/>QSCMM <text:s text:c="10"/>0.34 <text:s text:c="3"/>2.00 <text:s text:c="3"/>0.58 <text:s text:c="3"/>0.59 <text:s text:c="3"/>UNSP <text:s text:c="3"/>UNSP <text:s text:c="3"/>UNSP <text:s text:c="3"/>UNSP <text:s text:c="3"/>UNSP <text:s text:c="3"/>UNSP <text:s text:c="3"/>DNST <text:s text:c="3"/>150.00</text:p>
          </table:table-cell>
        </table:table-row>
        <table:table-row table:style-name="ro7">
          <table:table-cell office:value-type="string" calcext:value-type="string">
            <text:p>USGS <text:s text:c="3"/>07295500 <text:s text:c="7"/>31H <text:s text:c="4"/>1945-01-14 <text:s text:c="13"/>Yes <text:s text:c="4"/>ERW <text:s text:c="4"/>USGS <text:s text:c="3"/>1.70 <text:s text:c="3"/>1.30 <text:s text:c="27"/>FAIR <text:s text:c="3"/>0.00 <text:s text:c="3"/>0.10 <text:s text:c="11"/>MEAS <text:s text:c="3"/>1 <text:s text:c="6"/>Channel 1 <text:s text:c="6"/>WADE <text:s text:c="3"/>QSCMM <text:s text:c="10"/>1.30 <text:s text:c="3"/>2.00 <text:s text:c="3"/>1.01 <text:s text:c="3"/>1.29 <text:s text:c="3"/>UNSP <text:s text:c="3"/>UNSP <text:s text:c="3"/>UNSP <text:s text:c="3"/>UNSP <text:s text:c="3"/>UNSP <text:s text:c="3"/>UNSP <text:s text:c="3"/>DNST <text:s text:c="3"/>100.00</text:p>
          </table:table-cell>
        </table:table-row>
        <table:table-row table:style-name="ro7">
          <table:table-cell office:value-type="string" calcext:value-type="string">
            <text:p>USGS <text:s text:c="3"/>07295500 <text:s text:c="7"/>32H <text:s text:c="4"/>1945-02-22 <text:s text:c="13"/>Yes <text:s text:c="4"/>ERW <text:s text:c="4"/>USGS <text:s text:c="3"/>1.89 <text:s text:c="3"/>2.33 <text:s text:c="27"/>FAIR <text:s text:c="3"/>0.01 <text:s text:c="3"/>0.10 <text:s text:c="11"/>MEAS <text:s text:c="3"/>1 <text:s text:c="6"/>Channel 1 <text:s text:c="6"/>WADE <text:s text:c="3"/>QSCMM <text:s text:c="10"/>2.33 <text:s text:c="3"/>3.40 <text:s text:c="3"/>1.77 <text:s text:c="3"/>1.32 <text:s text:c="3"/>UNSP <text:s text:c="3"/>UNSP <text:s text:c="3"/>UNSP <text:s text:c="3"/>UNSP <text:s text:c="3"/>UNSP <text:s text:c="3"/>UNSP <text:s text:c="3"/>DNST <text:s text:c="3"/>250.00</text:p>
          </table:table-cell>
        </table:table-row>
        <table:table-row table:style-name="ro7">
          <table:table-cell office:value-type="string" calcext:value-type="string">
            <text:p>USGS <text:s text:c="3"/>07295500 <text:s text:c="7"/>33H <text:s text:c="4"/>1945-04-12 <text:s text:c="13"/>Yes <text:s text:c="4"/>ERW/PBE USGS <text:s text:c="3"/>1.61 <text:s text:c="3"/>0.75 <text:s text:c="27"/>POOR <text:s text:c="3"/>0.00 <text:s text:c="3"/>0.10 <text:s text:c="11"/>MEAS <text:s text:c="3"/>1 <text:s text:c="6"/>Channel 1 <text:s text:c="6"/>WADE <text:s text:c="3"/>QSCMM <text:s text:c="10"/>0.75 <text:s text:c="3"/>2.50 <text:s text:c="3"/>1.34 <text:s text:c="3"/>0.56 <text:s text:c="3"/>UNSP <text:s text:c="3"/>UNSP <text:s text:c="3"/>UNSP <text:s text:c="3"/>UNSP <text:s text:c="3"/>UNSP <text:s text:c="3"/>UNSP <text:s text:c="3"/>DNST <text:s text:c="3"/>100.00</text:p>
          </table:table-cell>
        </table:table-row>
        <table:table-row table:style-name="ro7">
          <table:table-cell office:value-type="string" calcext:value-type="string">
            <text:p>USGS <text:s text:c="3"/>07295500 <text:s text:c="7"/>34H <text:s text:c="4"/>1945-05-26 <text:s text:c="13"/>Yes <text:s text:c="4"/>PBE <text:s text:c="4"/>USGS <text:s text:c="3"/>1.26 <text:s text:c="3"/>0.080 <text:s text:c="26"/>POOR <text:s text:c="27"/>MEAS <text:s text:c="3"/>1 <text:s text:c="6"/>Channel 1 <text:s text:c="6"/>WADE <text:s text:c="3"/>QSCMM <text:s text:c="10"/>0.080 <text:s text:c="2"/>3.00 <text:s text:c="3"/>0.58 <text:s text:c="3"/>0.14 <text:s text:c="3"/>UNSP <text:s text:c="3"/>UNSP <text:s text:c="3"/>UNSP <text:s text:c="3"/>UNSP <text:s text:c="3"/>UNSP <text:s text:c="3"/>UNSP <text:s text:c="3"/>DNST <text:s text:c="3"/>200.00</text:p>
          </table:table-cell>
        </table:table-row>
        <table:table-row table:style-name="ro3">
          <table:table-cell office:value-type="string" calcext:value-type="string">
            <text:p>USGS <text:s text:c="3"/>07295500 <text:s text:c="7"/>35H <text:s text:c="4"/>1945-07-24 <text:s text:c="13"/>Yes <text:s text:c="4"/>PBE <text:s text:c="4"/>USGS <text:s text:c="3"/>-1.60 <text:s text:c="2"/>0.000 <text:s text:c="26"/>EXCL <text:s text:c="27"/>MEAS <text:s text:c="3"/>1 <text:s text:c="14"/>UNSP <text:s text:c="19"/>0.000 <text:s text:c="26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36H <text:s text:c="4"/>1945-11-20 <text:s text:c="13"/>Yes <text:s text:c="4"/>PBE <text:s text:c="4"/>USGS <text:s text:c="3"/>1.62 <text:s text:c="3"/>0.81 <text:s text:c="27"/>FAIR <text:s text:c="3"/>0.00 <text:s text:c="3"/>0.20 <text:s text:c="11"/>MEAS <text:s text:c="3"/>1 <text:s text:c="6"/>Channel 1 <text:s text:c="6"/>WADE <text:s text:c="3"/>QSCMM <text:s text:c="10"/>0.81 <text:s text:c="3"/>4.50 <text:s text:c="3"/>1.71 <text:s text:c="3"/>0.47 <text:s text:c="3"/>UNSP <text:s text:c="3"/>UNSP <text:s text:c="3"/>UNSP <text:s text:c="3"/>UNSP <text:s text:c="3"/>UNSP <text:s text:c="3"/>UNSP <text:s text:c="3"/>DNST <text:s text:c="3"/>50.00</text:p>
          </table:table-cell>
        </table:table-row>
        <table:table-row table:style-name="ro7">
          <table:table-cell office:value-type="string" calcext:value-type="string">
            <text:p>USGS <text:s text:c="3"/>07295500 <text:s text:c="7"/>37H <text:s text:c="4"/>1946-02-21 <text:s text:c="13"/>Yes <text:s text:c="4"/>PBE <text:s text:c="4"/>USGS <text:s text:c="3"/>1.80 <text:s text:c="3"/>1.51 <text:s text:c="27"/>FAIR <text:s text:c="3"/>0.00 <text:s text:c="3"/>0.30 <text:s text:c="11"/>MEAS <text:s text:c="3"/>1 <text:s text:c="6"/>Channel 1 <text:s text:c="6"/>WADE <text:s text:c="3"/>QSCMM <text:s text:c="10"/>1.51 <text:s text:c="3"/>4.50 <text:s text:c="3"/>1.80 <text:s text:c="3"/>0.84 <text:s text:c="3"/>UNSP <text:s text:c="3"/>UNSP <text:s text:c="3"/>UNSP <text:s text:c="3"/>UNSP <text:s text:c="3"/>UNSP <text:s text:c="3"/>UNSP <text:s text:c="3"/>DNST <text:s text:c="3"/>60.00</text:p>
          </table:table-cell>
        </table:table-row>
        <table:table-row table:style-name="ro7">
          <table:table-cell office:value-type="string" calcext:value-type="string">
            <text:p>USGS <text:s text:c="3"/>07295500 <text:s text:c="7"/>38H <text:s text:c="4"/>1946-04-18 <text:s text:c="13"/>Yes <text:s text:c="4"/>LNJ <text:s text:c="4"/>USGS <text:s text:c="3"/>1.64 <text:s text:c="3"/>0.85 <text:s text:c="27"/>FAIR <text:s text:c="3"/>0.00 <text:s text:c="3"/>0.20 <text:s text:c="11"/>MEAS <text:s text:c="3"/>1 <text:s text:c="6"/>Channel 1 <text:s text:c="6"/>WADE <text:s text:c="3"/>QSCMM <text:s text:c="10"/>0.85 <text:s text:c="3"/>4.90 <text:s text:c="3"/>1.97 <text:s text:c="3"/>0.42 <text:s text:c="3"/>UNSP <text:s text:c="3"/>UNSP <text:s text:c="3"/>UNSP <text:s text:c="3"/>UNSP <text:s text:c="3"/>UNSP <text:s text:c="3"/>UNSP <text:s text:c="3"/>DNST <text:s text:c="3"/>30.00</text:p>
          </table:table-cell>
        </table:table-row>
        <table:table-row table:style-name="ro7">
          <table:table-cell office:value-type="string" calcext:value-type="string">
            <text:p>USGS <text:s text:c="3"/>07295500 <text:s text:c="7"/>39H <text:s text:c="4"/>1946-05-24 <text:s text:c="13"/>Yes <text:s text:c="4"/>LNJ <text:s text:c="4"/>USGS <text:s text:c="3"/>1.38 <text:s text:c="3"/>0.25 <text:s text:c="27"/>FAIR <text:s text:c="3"/>0.00 <text:s text:c="3"/>0.20 <text:s text:c="11"/>MEAS <text:s text:c="3"/>1 <text:s text:c="6"/>Channel 1 <text:s text:c="6"/>WADE <text:s text:c="3"/>QSCMM <text:s text:c="10"/>0.25 <text:s text:c="3"/>2.25 <text:s text:c="3"/>0.99 <text:s text:c="3"/>0.25 <text:s text:c="3"/>UNSP <text:s text:c="3"/>UNSP <text:s text:c="3"/>UNSP <text:s text:c="3"/>UNSP <text:s text:c="3"/>UNSP <text:s text:c="3"/>UNSP <text:s text:c="3"/>DNST <text:s text:c="3"/>100.00</text:p>
          </table:table-cell>
        </table:table-row>
        <table:table-row table:style-name="ro3">
          <table:table-cell office:value-type="string" calcext:value-type="string">
            <text:p>USGS <text:s text:c="3"/>07295500 <text:s text:c="7"/>40H <text:s text:c="4"/>1946-06-27 <text:s text:c="13"/>Yes <text:s text:c="4"/>LNJ <text:s text:c="4"/>USGS <text:s text:c="3"/>-0.15 <text:s text:c="2"/>0.000 <text:s text:c="26"/>EXCL <text:s text:c="27"/>MEAS <text:s text:c="3"/>1 <text:s text:c="14"/>UNSP <text:s text:c="19"/>0.000 <text:s text:c="26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41H <text:s text:c="4"/>1946-08-05 <text:s text:c="13"/>Yes <text:s text:c="4"/>LNJ <text:s text:c="4"/>USGS <text:s text:c="11"/>0.000 <text:s text:c="26"/>EXCL <text:s text:c="27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42H <text:s text:c="4"/>1946-09-09 <text:s text:c="13"/>Yes <text:s text:c="4"/>LNJ <text:s text:c="4"/>USGS <text:s text:c="11"/>0.000 <text:s text:c="26"/>EXCL <text:s text:c="19"/>UNSP <text:s text:c="3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43H <text:s text:c="4"/>1946-10-12 <text:s text:c="13"/>Yes <text:s text:c="4"/>LNJ <text:s text:c="4"/>USGS <text:s text:c="3"/>2.88 <text:s text:c="3"/>15.9 <text:s text:c="27"/>GOOD <text:s text:c="3"/>0.00 <text:s text:c="3"/>0.30 <text:s text:c="11"/>MEAS <text:s text:c="3"/>1 <text:s text:c="6"/>Channel 1 <text:s text:c="6"/>WADE <text:s text:c="3"/>QSCMM <text:s text:c="10"/>15.9 <text:s text:c="3"/>14.5 <text:s text:c="3"/>13.7 <text:s text:c="3"/>1.16 <text:s text:c="3"/>UNSP <text:s text:c="3"/>UNSP <text:s text:c="3"/>UNSP <text:s text:c="3"/>UNSP <text:s text:c="3"/>UNSP <text:s text:c="3"/>UNSP <text:s text:c="3"/>DNST <text:s text:c="3"/>100.00</text:p>
          </table:table-cell>
        </table:table-row>
        <table:table-row table:style-name="ro7">
          <table:table-cell office:value-type="string" calcext:value-type="string">
            <text:p>USGS <text:s text:c="3"/>07295500 <text:s text:c="7"/>44H <text:s text:c="4"/>1946-11-07 <text:s text:c="13"/>Yes <text:s text:c="4"/>LNJ <text:s text:c="4"/>USGS <text:s text:c="3"/>2.10 <text:s text:c="3"/>3.04 <text:s text:c="27"/>FAIR <text:s text:c="3"/>0.00 <text:s text:c="3"/>0.20 <text:s text:c="11"/>MEAS <text:s text:c="3"/>1 <text:s text:c="6"/>Channel 1 <text:s text:c="6"/>WADE <text:s text:c="3"/>QSCMM <text:s text:c="10"/>3.04 <text:s text:c="3"/>6.00 <text:s text:c="3"/>4.44 <text:s text:c="3"/>0.68 <text:s text:c="3"/>UNSP <text:s text:c="3"/>UNSP <text:s text:c="3"/>UNSP <text:s text:c="3"/>UNSP <text:s text:c="3"/>UNSP <text:s text:c="3"/>UNSP <text:s text:c="3"/>DNST <text:s text:c="3"/>100.00</text:p>
          </table:table-cell>
        </table:table-row>
        <table:table-row table:style-name="ro7">
          <table:table-cell office:value-type="string" calcext:value-type="string">
            <text:p>USGS <text:s text:c="3"/>07295500 <text:s text:c="7"/>45H <text:s text:c="4"/>1947-01-17 <text:s text:c="13"/>Yes <text:s text:c="4"/>LNJ <text:s text:c="4"/>USGS <text:s text:c="3"/>1.92 <text:s text:c="3"/>2.27 <text:s text:c="27"/>POOR <text:s text:c="3"/>0.00 <text:s text:c="3"/>0.20 <text:s text:c="11"/>MEAS <text:s text:c="3"/>1 <text:s text:c="6"/>Channel 1 <text:s text:c="6"/>WADE <text:s text:c="3"/>QSCMM <text:s text:c="10"/>2.27 <text:s text:c="3"/>5.90 <text:s text:c="3"/>2.61 <text:s text:c="3"/>0.87 <text:s text:c="3"/>UNSP <text:s text:c="3"/>UNSP <text:s text:c="3"/>UNSP <text:s text:c="3"/>UNSP <text:s text:c="3"/>UNSP <text:s text:c="3"/>UNSP <text:s text:c="3"/>DNST <text:s text:c="3"/>100.00</text:p>
          </table:table-cell>
        </table:table-row>
        <table:table-row table:style-name="ro7">
          <table:table-cell office:value-type="string" calcext:value-type="string">
            <text:p>USGS <text:s text:c="3"/>07295500 <text:s text:c="7"/>46H <text:s text:c="4"/>1947-04-05 <text:s text:c="13"/>Yes <text:s text:c="4"/>LNJ/GP <text:s/>USGS <text:s text:c="3"/>1.77 <text:s text:c="3"/>1.44 <text:s text:c="27"/>GOOD <text:s text:c="3"/>0.00 <text:s text:c="3"/>0.20 <text:s text:c="11"/>MEAS <text:s text:c="3"/>1 <text:s text:c="6"/>Channel 1 <text:s text:c="6"/>WADE <text:s text:c="3"/>QSCMM <text:s text:c="10"/>1.44 <text:s text:c="3"/>5.60 <text:s text:c="3"/>2.78 <text:s text:c="3"/>0.52 <text:s text:c="3"/>UNSP <text:s text:c="3"/>UNSP <text:s text:c="3"/>UNSP <text:s text:c="3"/>UNSP <text:s text:c="3"/>UNSP <text:s text:c="3"/>UNSP <text:s text:c="3"/>DNST <text:s text:c="3"/>100.00</text:p>
          </table:table-cell>
        </table:table-row>
        <table:table-row table:style-name="ro7">
          <table:table-cell office:value-type="string" calcext:value-type="string">
            <text:p>USGS <text:s text:c="3"/>07295500 <text:s text:c="7"/>47H <text:s text:c="4"/>1947-05-19 <text:s text:c="13"/>Yes <text:s text:c="4"/>GP <text:s text:c="5"/>USGS <text:s text:c="3"/>2.82 <text:s text:c="3"/>13.5 <text:s text:c="27"/>GOOD <text:s text:c="3"/>0.00 <text:s text:c="3"/>0.20 <text:s text:c="11"/>MEAS <text:s text:c="3"/>1 <text:s text:c="6"/>Channel 1 <text:s text:c="6"/>WADE <text:s text:c="3"/>QSCMM <text:s text:c="10"/>13.5 <text:s text:c="3"/>9.50 <text:s text:c="3"/>8.80 <text:s text:c="3"/>1.53 <text:s text:c="3"/>UNSP <text:s text:c="3"/>UNSP <text:s text:c="3"/>UNSP <text:s text:c="3"/>UNSP <text:s text:c="3"/>UNSP <text:s text:c="3"/>UNSP <text:s text:c="3"/>UPST <text:s text:c="3"/>150.00</text:p>
          </table:table-cell>
        </table:table-row>
        <table:table-row table:style-name="ro7">
          <table:table-cell office:value-type="string" calcext:value-type="string">
            <text:p>USGS <text:s text:c="3"/>07295500 <text:s text:c="7"/>48H <text:s text:c="4"/>1947-06-17 <text:s text:c="13"/>Yes <text:s text:c="4"/>GP <text:s text:c="5"/>USGS <text:s text:c="3"/>1.67 <text:s text:c="3"/>1.01 <text:s text:c="27"/>FAIR <text:s text:c="3"/>0.00 <text:s text:c="3"/>0.10 <text:s text:c="11"/>MEAS <text:s text:c="3"/>1 <text:s text:c="6"/>Channel 1 <text:s text:c="6"/>WADE <text:s text:c="3"/>QSCMM <text:s text:c="10"/>1.01 <text:s text:c="3"/>5.00 <text:s text:c="3"/>2.30 <text:s text:c="3"/>0.44 <text:s text:c="3"/>UNSP <text:s text:c="3"/>UNSP <text:s text:c="3"/>UNSP <text:s text:c="3"/>UNSP <text:s text:c="3"/>UNSP <text:s text:c="3"/>UNSP <text:s text:c="3"/>DNST <text:s text:c="3"/>200.00</text:p>
          </table:table-cell>
        </table:table-row>
        <table:table-row table:style-name="ro3">
          <table:table-cell office:value-type="string" calcext:value-type="string">
            <text:p>USGS <text:s text:c="3"/>07295500 <text:s text:c="7"/>49H <text:s text:c="4"/>1947-07-17 <text:s text:c="13"/>Yes <text:s text:c="4"/>GP <text:s text:c="5"/>USGS <text:s text:c="3"/>1.14 <text:s text:c="3"/>0.010 <text:s text:c="26"/>POOR <text:s text:c="27"/>MEAS <text:s text:c="3"/>1 <text:s text:c="14"/>OTHR <text:s text:c="3"/>Q-EST <text:s text:c="10"/>0.010 <text:s text:c="26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50H <text:s text:c="4"/>1947-08-13 <text:s text:c="13"/>Yes <text:s text:c="4"/>GP <text:s text:c="5"/>USGS <text:s text:c="3"/>0.01 <text:s text:c="3"/>0.000 <text:s text:c="26"/>EXCL <text:s text:c="27"/>MEAS <text:s text:c="3"/>1 <text:s text:c="14"/>UNSP <text:s text:c="19"/>0.000 <text:s text:c="26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51H <text:s text:c="4"/>1947-09-02 <text:s text:c="13"/>Yes <text:s text:c="4"/>GP <text:s text:c="5"/>USGS <text:s text:c="3"/>0.51 <text:s text:c="3"/>0.000 <text:s text:c="26"/>EXCL <text:s text:c="27"/>MEAS <text:s text:c="3"/>1 <text:s text:c="14"/>UNSP <text:s text:c="19"/>0.000 <text:s text:c="26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52H <text:s text:c="4"/>1947-09-19 <text:s text:c="13"/>Yes <text:s text:c="4"/>GP <text:s text:c="5"/>USGS <text:s text:c="11"/>0.000 <text:s text:c="26"/>EXCL <text:s text:c="27"/>MEAS <text:s text:c="3"/>1 <text:s text:c="14"/>UNSP <text:s text:c="19"/>0.000 <text:s text:c="26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53H <text:s text:c="4"/>1947-10-15 <text:s text:c="13"/>Yes <text:s text:c="4"/>GP <text:s text:c="5"/>USGS <text:s text:c="3"/>-1.90 <text:s text:c="2"/>0.000 <text:s text:c="26"/>EXCL <text:s text:c="27"/>MEAS <text:s text:c="3"/>1 <text:s text:c="14"/>UNSP <text:s text:c="19"/>0.000 <text:s text:c="26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8">
          <table:table-cell office:value-type="string" calcext:value-type="string">
            <text:p>USGS <text:s text:c="3"/>07295500 <text:s text:c="7"/>54H <text:s text:c="4"/>1947-12-04 <text:s text:c="13"/>No <text:s text:c="229"/></text:p>
          </table:table-cell>
        </table:table-row>
        <table:table-row table:style-name="ro3">
          <table:table-cell office:value-type="string" calcext:value-type="string">
            <text:p>USGS <text:s text:c="3"/>07295500 <text:s text:c="7"/>55H <text:s text:c="4"/>1948-01-22 <text:s text:c="13"/>Yes <text:s text:c="4"/>GP <text:s text:c="5"/>USGS <text:s text:c="3"/>1.63 <text:s text:c="3"/>0.70 <text:s text:c="27"/>POOR <text:s text:c="27"/>MEAS <text:s text:c="3"/>1 <text:s text:c="14"/>OTHR <text:s text:c="3"/>Q-EST <text:s text:c="10"/>0.70 <text:s text:c="27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56H <text:s text:c="4"/>1948-02-27 <text:s text:c="13"/>Yes <text:s text:c="4"/>GP/WAH <text:s/>USGS <text:s text:c="3"/>2.14 <text:s text:c="3"/>3.85 <text:s text:c="27"/>FAIR <text:s text:c="3"/>0.05 <text:s text:c="3"/>0.30 <text:s text:c="11"/>MEAS <text:s text:c="3"/>1 <text:s text:c="6"/>Channel 1 <text:s text:c="6"/>WADE <text:s text:c="3"/>QSCMM <text:s text:c="10"/>3.85 <text:s text:c="3"/>6.00 <text:s text:c="3"/>2.90 <text:s text:c="3"/>1.33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57H <text:s text:c="4"/>1948-04-07 <text:s text:c="13"/>Yes <text:s text:c="4"/>GP <text:s text:c="5"/>USGS <text:s text:c="3"/>1.57 <text:s text:c="3"/>0.60 <text:s text:c="27"/>POOR <text:s text:c="27"/>MEAS <text:s text:c="3"/>1 <text:s text:c="14"/>OTHR <text:s text:c="3"/>Q-EST <text:s text:c="10"/>0.60 <text:s text:c="27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58H <text:s text:c="4"/>1948-05-13 <text:s text:c="13"/>Yes <text:s text:c="4"/>GP/JOJ <text:s/>USGS <text:s text:c="3"/>1.06 <text:s text:c="3"/>0.003 <text:s text:c="26"/>POOR <text:s text:c="19"/>UNSP <text:s text:c="3"/>MEAS <text:s text:c="3"/>1 <text:s text:c="14"/>OTHR <text:s text:c="3"/>Q-EST <text:s text:c="10"/>0.003 <text:s text:c="26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59H <text:s text:c="4"/>1948-06-14 <text:s text:c="13"/>Yes <text:s text:c="4"/>GP <text:s text:c="5"/>USGS <text:s text:c="3"/>1.14 <text:s text:c="3"/>0.005 <text:s text:c="26"/>POOR <text:s text:c="27"/>MEAS <text:s text:c="3"/>1 <text:s text:c="14"/>OTHR <text:s text:c="3"/>Q-EST <text:s text:c="10"/>0.005 <text:s text:c="26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60H <text:s text:c="4"/>1948-07-19 <text:s text:c="13"/>Yes <text:s text:c="4"/>GP <text:s text:c="5"/>USGS <text:s text:c="3"/>-1.19 <text:s text:c="2"/>0.000 <text:s text:c="26"/>EXCL <text:s text:c="27"/>MEAS <text:s text:c="3"/>1 <text:s text:c="14"/>UNSP <text:s text:c="19"/>0.000 <text:s text:c="26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61H <text:s text:c="4"/>1948-08-09 <text:s text:c="13"/>Yes <text:s text:c="4"/>GP <text:s text:c="5"/>USGS <text:s text:c="3"/>1.57 <text:s text:c="3"/>0.60 <text:s text:c="27"/>POOR <text:s text:c="27"/>MEAS <text:s text:c="3"/>1 <text:s text:c="14"/>OTHR <text:s text:c="3"/>Q-EST <text:s text:c="10"/>0.60 <text:s text:c="27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62H <text:s text:c="4"/>1948-09-13 <text:s text:c="13"/>Yes <text:s text:c="4"/>GP <text:s text:c="5"/>USGS <text:s text:c="3"/>0.16 <text:s text:c="3"/>0.000 <text:s text:c="26"/>EXCL <text:s text:c="27"/>MEAS <text:s text:c="3"/>1 <text:s text:c="14"/>UNSP <text:s text:c="19"/>0.000 <text:s text:c="26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63H <text:s text:c="4"/>1948-10-18 <text:s text:c="13"/>Yes <text:s text:c="4"/>GP <text:s text:c="5"/>USGS <text:s text:c="3"/>-0.97 <text:s text:c="2"/>0.000 <text:s text:c="26"/>EXCL <text:s text:c="27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64H <text:s text:c="4"/>1948-12-01 <text:s text:c="13"/>Yes <text:s text:c="4"/>GP <text:s text:c="5"/>USGS <text:s text:c="3"/>1.34 <text:s text:c="3"/>0.15 <text:s text:c="27"/>POOR <text:s text:c="27"/>MEAS <text:s text:c="3"/>1 <text:s text:c="14"/>OTHR <text:s text:c="3"/>Q-EST <text:s text:c="10"/>0.15 <text:s text:c="27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8">
          <table:table-cell office:value-type="string" calcext:value-type="string">
            <text:p>USGS <text:s text:c="3"/>07295500 <text:s text:c="7"/>65H <text:s text:c="4"/>1949-01-06 <text:s text:c="13"/>No <text:s text:c="229"/></text:p>
          </table:table-cell>
        </table:table-row>
        <table:table-row table:style-name="ro4">
          <table:table-cell office:value-type="string" calcext:value-type="string">
            <text:p>USGS <text:s text:c="3"/>07295500 <text:s text:c="7"/>66H <text:s text:c="4"/>1949-02-10 <text:s text:c="13"/>Yes <text:s text:c="4"/>WAH/JOJ USGS <text:s text:c="3"/>1.73 <text:s text:c="3"/>1.27 <text:s text:c="27"/>FAIR <text:s text:c="3"/>0.00 <text:s text:c="3"/>0.30 <text:s text:c="11"/>MEAS <text:s text:c="3"/>1 <text:s text:c="6"/>Channel 1 <text:s text:c="6"/>WADE <text:s text:c="3"/>QSCMM <text:s text:c="10"/>1.27 <text:s text:c="3"/>12.0 <text:s text:c="3"/>4.75 <text:s text:c="3"/>0.27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67H <text:s text:c="4"/>1949-03-22 <text:s text:c="13"/>Yes <text:s text:c="4"/>WAH <text:s text:c="4"/>USGS <text:s text:c="3"/>1.61 <text:s text:c="3"/>0.81 <text:s text:c="27"/>FAIR <text:s text:c="3"/>0.00 <text:s text:c="3"/>0.10 <text:s text:c="11"/>MEAS <text:s text:c="3"/>1 <text:s text:c="14"/>WADE <text:s text:c="3"/>QSCMM <text:s text:c="10"/>0.81 <text:s text:c="3"/>5.00 <text:s text:c="3"/>2.22 <text:s text:c="3"/>0.36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68H <text:s text:c="4"/>1949-04-20 <text:s text:c="13"/>Yes <text:s text:c="4"/>CRG/JOJ USGS <text:s text:c="3"/>2.28 <text:s text:c="3"/>4.61 <text:s text:c="27"/>FAIR <text:s text:c="3"/>0.00 <text:s text:c="3"/>0.10 <text:s text:c="11"/>MEAS <text:s text:c="3"/>1 <text:s text:c="14"/>WADE <text:s text:c="3"/>QSCMM <text:s text:c="10"/>4.61 <text:s text:c="3"/>13.0 <text:s text:c="3"/>8.60 <text:s text:c="3"/>0.54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69H <text:s text:c="4"/>1949-05-06 <text:s text:c="13"/>Yes <text:s text:c="4"/>CRG/JOJ USGS <text:s text:c="3"/>3.85 <text:s text:c="3"/>94.3 <text:s text:c="27"/>POOR <text:s text:c="3"/>-0.06 <text:s text:c="2"/>1.00 <text:s text:c="11"/>STOR <text:s text:c="3"/>1 <text:s text:c="6"/>Channel 1 <text:s text:c="6"/>WADE <text:s text:c="3"/>QSCMM <text:s text:c="10"/>82.7 <text:s text:c="3"/>44.0 <text:s text:c="3"/>80.3 <text:s text:c="3"/>1.03 <text:s text:c="3"/>UNSP <text:s text:c="3"/>UNSP <text:s text:c="3"/>UNSP <text:s text:c="3"/>UNSP <text:s text:c="3"/>UNSP <text:s text:c="3"/>UNSP <text:s text:c="3"/>UPST <text:s text:c="3"/>18480.0</text:p>
          </table:table-cell>
        </table:table-row>
        <table:table-row table:style-name="ro4">
          <table:table-cell office:value-type="string" calcext:value-type="string">
            <text:p>USGS <text:s text:c="3"/>07295500 <text:s text:c="7"/>70H <text:s text:c="4"/>1949-05-11 <text:s text:c="13"/>Yes <text:s text:c="4"/>GRG <text:s text:c="4"/>USGS <text:s text:c="3"/>2.93 <text:s text:c="3"/>22.2 <text:s text:c="27"/>FAIR <text:s text:c="3"/>0.00 <text:s text:c="19"/>MEAS <text:s text:c="3"/>1 <text:s text:c="6"/>Channel 1 <text:s text:c="6"/>WADE <text:s text:c="3"/>QSCMM <text:s text:c="10"/>22.2 <text:s text:c="3"/>12.0 <text:s text:c="3"/>13.2 <text:s text:c="3"/>1.7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71H <text:s text:c="4"/>1949-05-22 <text:s text:c="13"/>Yes <text:s text:c="4"/>CRG <text:s text:c="4"/>USGS <text:s text:c="3"/>2.84 <text:s text:c="3"/>16.4 <text:s text:c="27"/>GOOD <text:s text:c="3"/>0.00 <text:s text:c="19"/>MEAS <text:s text:c="3"/>1 <text:s text:c="14"/>WADE <text:s text:c="3"/>QSCMM <text:s text:c="10"/>16.4 <text:s text:c="3"/>10.5 <text:s text:c="3"/>11.2 <text:s text:c="3"/>1.46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72H <text:s text:c="4"/>1949-06-03 <text:s text:c="13"/>Yes <text:s text:c="4"/>CRG <text:s text:c="4"/>USGS <text:s text:c="3"/>2.13 <text:s text:c="3"/>3.41 <text:s text:c="27"/>FAIR <text:s text:c="3"/>0.00 <text:s text:c="19"/>MEAS <text:s text:c="3"/>1 <text:s text:c="14"/>WADE <text:s text:c="3"/>QSCMM <text:s text:c="10"/>3.41 <text:s text:c="3"/>8.50 <text:s text:c="3"/>5.52 <text:s text:c="3"/>0.62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73H <text:s text:c="4"/>1949-06-16 <text:s text:c="13"/>Yes <text:s text:c="4"/>CRG <text:s text:c="4"/>USGS <text:s text:c="3"/>2.68 <text:s text:c="3"/>9.48 <text:s text:c="27"/>FAIR <text:s text:c="3"/>0.00 <text:s text:c="19"/>MEAS <text:s text:c="3"/>1 <text:s text:c="14"/>WADE <text:s text:c="3"/>QSCMM <text:s text:c="10"/>9.48 <text:s text:c="3"/>9.50 <text:s text:c="3"/>8.55 <text:s text:c="3"/>1.11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74H <text:s text:c="4"/>1949-07-26 <text:s text:c="13"/>Yes <text:s text:c="4"/>CRG <text:s text:c="4"/>USGS <text:s text:c="3"/>1.71 <text:s text:c="3"/>1.11 <text:s text:c="27"/>FAIR <text:s text:c="3"/>0.00 <text:s text:c="19"/>MEAS <text:s text:c="3"/>1 <text:s text:c="14"/>WADE <text:s text:c="3"/>QSCMM <text:s text:c="10"/>1.11 <text:s text:c="3"/>5.50 <text:s text:c="3"/>3.03 <text:s text:c="3"/>0.37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75H <text:s text:c="4"/>1949-08-16 <text:s text:c="13"/>Yes <text:s text:c="4"/>CRG <text:s text:c="4"/>USGS <text:s text:c="3"/>1.75 <text:s text:c="3"/>1.34 <text:s text:c="27"/>FAIR <text:s text:c="3"/>0.00 <text:s text:c="19"/>MEAS <text:s text:c="3"/>1 <text:s text:c="14"/>WADE <text:s text:c="3"/>QSCMM <text:s text:c="10"/>1.34 <text:s text:c="3"/>7.00 <text:s text:c="3"/>3.98 <text:s text:c="3"/>0.34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76H <text:s text:c="4"/>1949-09-13 <text:s text:c="13"/>Yes <text:s text:c="4"/>CRG <text:s text:c="4"/>USGS <text:s text:c="3"/>1.55 <text:s text:c="3"/>0.50 <text:s text:c="27"/>GOOD <text:s text:c="3"/>0.00 <text:s text:c="19"/>MEAS <text:s text:c="3"/>1 <text:s text:c="14"/>WADE <text:s text:c="3"/>QSCMM <text:s text:c="10"/>0.50 <text:s text:c="3"/>3.00 <text:s text:c="3"/>1.17 <text:s text:c="3"/>0.43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77H <text:s text:c="4"/>1949-10-13 <text:s text:c="13"/>Yes <text:s text:c="4"/>CRG <text:s text:c="4"/>USGS <text:s text:c="3"/>1.49 <text:s text:c="3"/>0.35 <text:s text:c="27"/>POOR <text:s text:c="27"/>MEAS <text:s text:c="3"/>1 <text:s text:c="14"/>OTHR <text:s text:c="3"/>Q-EST <text:s text:c="10"/>0.35 <text:s text:c="27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78H <text:s text:c="4"/>1949-11-17 <text:s text:c="13"/>Yes <text:s text:c="4"/>CWW/JOJ USGS <text:s text:c="3"/>1.71 <text:s text:c="3"/>1.18 <text:s text:c="27"/>FAIR <text:s text:c="3"/>0.00 <text:s text:c="19"/>MEAS <text:s text:c="3"/>1 <text:s text:c="14"/>WADE <text:s text:c="3"/>QSCMM <text:s text:c="10"/>1.18 <text:s text:c="3"/>6.00 <text:s text:c="3"/>2.19 <text:s text:c="3"/>0.54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79H <text:s text:c="4"/>1949-12-15 <text:s text:c="13"/>Yes <text:s text:c="4"/>CWW <text:s text:c="4"/>USGS <text:s text:c="3"/>1.84 <text:s text:c="3"/>1.58 <text:s text:c="27"/>FAIR <text:s text:c="3"/>0.05 <text:s text:c="3"/>1.00 <text:s text:c="11"/>MEAS <text:s text:c="3"/>1 <text:s text:c="14"/>UNSP <text:s text:c="3"/>QSCMM <text:s text:c="10"/>1.58 <text:s text:c="3"/>5.00 <text:s text:c="3"/>1.72 <text:s text:c="3"/>0.92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80H <text:s text:c="4"/>1950-01-18 <text:s text:c="13"/>Yes <text:s text:c="4"/>CWW <text:s text:c="4"/>USGS <text:s text:c="3"/>1.80 <text:s text:c="3"/>1.33 <text:s text:c="27"/>FAIR <text:s text:c="3"/>0.00 <text:s text:c="19"/>MEAS <text:s text:c="3"/>1 <text:s text:c="14"/>WADE <text:s text:c="3"/>QSCMM <text:s text:c="10"/>1.33 <text:s text:c="3"/>7.00 <text:s text:c="3"/>2.08 <text:s text:c="3"/>0.64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81H <text:s text:c="4"/>1950-03-22 <text:s text:c="13"/>Yes <text:s text:c="4"/>CWW <text:s text:c="4"/>USGS <text:s text:c="3"/>1.76 <text:s text:c="3"/>1.28 <text:s text:c="27"/>FAIR <text:s text:c="3"/>0.00 <text:s text:c="3"/>1.00 <text:s text:c="11"/>MEAS <text:s text:c="3"/>1 <text:s text:c="14"/>WADE <text:s text:c="3"/>QSCMM <text:s text:c="10"/>1.28 <text:s text:c="3"/>5.50 <text:s text:c="3"/>2.02 <text:s text:c="3"/>0.63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82H <text:s text:c="4"/>1950-04-25 <text:s text:c="13"/>Yes <text:s text:c="4"/>CWW <text:s text:c="4"/>USGS <text:s text:c="3"/>1.63 <text:s text:c="3"/>0.94 <text:s text:c="27"/>FAIR <text:s text:c="3"/>0.00 <text:s text:c="3"/>1.00 <text:s text:c="11"/>MEAS <text:s text:c="3"/>1 <text:s text:c="14"/>WADE <text:s text:c="3"/>QSCMM <text:s text:c="10"/>0.94 <text:s text:c="3"/>4.50 <text:s text:c="3"/>1.13 <text:s text:c="3"/>0.83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8">
          <table:table-cell office:value-type="string" calcext:value-type="string">
            <text:p>USGS <text:s text:c="3"/>07295500 <text:s text:c="7"/>83H <text:s text:c="4"/>1950-05-22 <text:s text:c="13"/>No <text:s text:c="229"/></text:p>
          </table:table-cell>
        </table:table-row>
        <table:table-row table:style-name="ro8">
          <table:table-cell office:value-type="string" calcext:value-type="string">
            <text:p>USGS <text:s text:c="3"/>07295500 <text:s text:c="7"/>84H <text:s text:c="4"/>1950-06-27 <text:s text:c="13"/>No <text:s text:c="229"/></text:p>
          </table:table-cell>
        </table:table-row>
        <table:table-row table:style-name="ro8">
          <table:table-cell office:value-type="string" calcext:value-type="string">
            <text:p>USGS <text:s text:c="3"/>07295500 <text:s text:c="7"/>85H <text:s text:c="4"/>1950-07-05 <text:s text:c="13"/>No <text:s text:c="229"/></text:p>
          </table:table-cell>
        </table:table-row>
        <table:table-row table:style-name="ro4">
          <table:table-cell office:value-type="string" calcext:value-type="string">
            <text:p>USGS <text:s text:c="3"/>07295500 <text:s text:c="7"/>86H <text:s text:c="4"/>1950-08-14 <text:s text:c="13"/>Yes <text:s text:c="4"/>JKL/Cose <text:s text:c="7"/>USGS <text:s text:c="3"/>2.51 <text:s text:c="3"/>6.87 <text:s text:c="27"/>FAIR <text:s text:c="3"/>0.00 <text:s text:c="3"/>1.00 <text:s text:c="11"/>MEAS <text:s text:c="3"/>1 <text:s text:c="14"/>WADE <text:s text:c="3"/>QSCMM <text:s text:c="10"/>6.87 <text:s text:c="3"/>12.0 <text:s text:c="3"/>10.1 <text:s text:c="3"/>0.6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87H <text:s text:c="4"/>1950-09-15 <text:s text:c="13"/>Yes <text:s text:c="4"/>JKL <text:s text:c="4"/>USGS <text:s text:c="3"/>2.93 <text:s text:c="3"/>18.5 <text:s text:c="27"/>GOOD <text:s text:c="3"/>0.00 <text:s text:c="3"/>1.00 <text:s text:c="11"/>MEAS <text:s text:c="3"/>1 <text:s text:c="6"/>Channel 1 <text:s text:c="6"/>UNSP <text:s text:c="3"/>QSCMM <text:s text:c="10"/>18.5 <text:s text:c="3"/>15.0 <text:s text:c="3"/>17.2 <text:s text:c="3"/>1.0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88H <text:s text:c="4"/>1950-10-12 <text:s text:c="13"/>Yes <text:s text:c="4"/>JKL <text:s text:c="4"/>USGS <text:s text:c="3"/>2.05 <text:s text:c="3"/>2.88 <text:s text:c="27"/>GOOD <text:s text:c="3"/>0.00 <text:s text:c="3"/>1.00 <text:s text:c="11"/>MEAS <text:s text:c="3"/>1 <text:s text:c="14"/>WADE <text:s text:c="3"/>QSCMM <text:s text:c="10"/>2.88 <text:s text:c="3"/>8.00 <text:s text:c="3"/>6.25 <text:s text:c="3"/>0.46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89H <text:s text:c="4"/>1950-11-29 <text:s text:c="13"/>Yes <text:s text:c="4"/>OBC/WAH USGS <text:s text:c="3"/>1.95 <text:s text:c="3"/>2.47 <text:s text:c="27"/>GOOD <text:s text:c="3"/>0.00 <text:s text:c="3"/>1.00 <text:s text:c="11"/>MEAS <text:s text:c="3"/>1 <text:s text:c="14"/>WADE <text:s text:c="3"/>QSCMM <text:s text:c="10"/>2.47 <text:s text:c="3"/>6.50 <text:s text:c="3"/>3.40 <text:s text:c="3"/>0.73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90H <text:s text:c="4"/>1951-01-17 <text:s text:c="13"/>Yes <text:s text:c="4"/>JOJ/JNS USGS <text:s text:c="3"/>1.98 <text:s text:c="3"/>2.52 <text:s text:c="27"/>GOOD <text:s text:c="3"/>-0.01 <text:s text:c="2"/>1.00 <text:s text:c="11"/>MEAS <text:s text:c="3"/>1 <text:s text:c="14"/>WADE <text:s text:c="3"/>QSCMM <text:s text:c="10"/>2.52 <text:s text:c="3"/>5.50 <text:s text:c="3"/>2.47 <text:s text:c="3"/>1.02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91H <text:s text:c="4"/>1951-01-18 <text:s text:c="13"/>Yes <text:s text:c="4"/>JNS/JOJ USGS <text:s text:c="3"/>1.97 <text:s text:c="3"/>2.15 <text:s text:c="27"/>GOOD <text:s text:c="3"/>0.00 <text:s text:c="3"/>1.00 <text:s text:c="11"/>MEAS <text:s text:c="3"/>1 <text:s text:c="14"/>WADE <text:s text:c="3"/>QSCMM <text:s text:c="10"/>2.15 <text:s text:c="3"/>5.50 <text:s text:c="3"/>2.44 <text:s text:c="3"/>0.8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92H <text:s text:c="4"/>1951-03-01 <text:s text:c="13"/>Yes <text:s text:c="4"/>OBC <text:s text:c="4"/>USGS <text:s text:c="3"/>2.02 <text:s text:c="3"/>2.73 <text:s text:c="27"/>GOOD <text:s text:c="3"/>0.00 <text:s text:c="3"/>1.00 <text:s text:c="11"/>MEAS <text:s text:c="3"/>1 <text:s text:c="14"/>WADE <text:s text:c="3"/>QSCMM <text:s text:c="10"/>2.73 <text:s text:c="3"/>6.50 <text:s text:c="3"/>2.80 <text:s text:c="3"/>0.9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93H <text:s text:c="4"/>1951-03-16 <text:s text:c="13"/>Yes <text:s text:c="4"/>JNS <text:s text:c="4"/>USGS <text:s text:c="3"/>1.97 <text:s text:c="3"/>2.20 <text:s text:c="27"/>GOOD <text:s text:c="3"/>0.00 <text:s text:c="3"/>1.00 <text:s text:c="11"/>MEAS <text:s text:c="3"/>1 <text:s text:c="14"/>WADE <text:s text:c="3"/>QSCMM <text:s text:c="10"/>2.20 <text:s text:c="3"/>6.50 <text:s text:c="3"/>2.51 <text:s text:c="3"/>0.8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94H <text:s text:c="4"/>1951-04-11 <text:s text:c="13"/>Yes <text:s text:c="4"/>OBC <text:s text:c="4"/>USGS <text:s text:c="3"/>1.84 <text:s text:c="3"/>1.70 <text:s text:c="27"/>GOOD <text:s text:c="3"/>0.00 <text:s text:c="3"/>1.00 <text:s text:c="11"/>MEAS <text:s text:c="3"/>1 <text:s text:c="14"/>WADE <text:s text:c="3"/>QSCMM <text:s text:c="10"/>1.70 <text:s text:c="3"/>6.50 <text:s text:c="3"/>2.15 <text:s text:c="3"/>0.79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94A <text:s text:c="4"/>1951-05-17 <text:s text:c="13"/>Yes <text:s text:c="4"/>Montgome <text:s text:c="7"/>USGS <text:s text:c="3"/>8.50 <text:s text:c="3"/>9760 <text:s text:c="27"/>POOR <text:s text:c="27"/>MEAS <text:s text:c="3"/>1 <text:s text:c="6"/>Channel 1 <text:s text:c="6"/>OTHR <text:s text:c="3"/>QIDIR <text:s text:c="10"/>9760 <text:s text:c="27"/>UNSP <text:s text:c="3"/>UNSP <text:s text:c="3"/>UNSP <text:s text:c="3"/>UNSP <text:s text:c="3"/>UNSP <text:s text:c="3"/>UNSP <text:s text:c="3"/>UPST <text:s text:c="3"/>5280.00</text:p>
          </table:table-cell>
        </table:table-row>
        <table:table-row table:style-name="ro4">
          <table:table-cell office:value-type="string" calcext:value-type="string">
            <text:p>USGS <text:s text:c="3"/>07295500 <text:s text:c="7"/>95H <text:s text:c="4"/>1951-05-20 <text:s text:c="13"/>Yes <text:s text:c="4"/>OBC <text:s text:c="4"/>USGS <text:s text:c="3"/>3.56 <text:s text:c="3"/>65.2 <text:s text:c="27"/>GOOD <text:s text:c="3"/>-0.03 <text:s text:c="2"/>1.00 <text:s text:c="11"/>MEAS <text:s text:c="3"/>1 <text:s text:c="6"/>Channel 1 <text:s text:c="6"/>WADE <text:s text:c="3"/>QSCMM <text:s text:c="10"/>65.2 <text:s text:c="3"/>20.0 <text:s text:c="3"/>41.4 <text:s text:c="3"/>1.57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96H <text:s text:c="4"/>1951-05-21 <text:s text:c="13"/>Yes <text:s text:c="4"/>OBC <text:s text:c="4"/>USGS <text:s text:c="3"/>3.09 <text:s text:c="3"/>30.0 <text:s text:c="27"/>POOR <text:s text:c="3"/>0.00 <text:s text:c="3"/>1.00 <text:s text:c="11"/>MEAS <text:s text:c="3"/>1 <text:s text:c="6"/>Channel 1 <text:s text:c="6"/>WADE <text:s text:c="3"/>QSCMM <text:s text:c="10"/>30.0 <text:s text:c="3"/>14.0 <text:s text:c="3"/>17.2 <text:s text:c="3"/>1.74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97H <text:s text:c="4"/>1951-05-23 <text:s text:c="13"/>Yes <text:s text:c="4"/>OBC <text:s text:c="4"/>USGS <text:s text:c="3"/>3.08 <text:s text:c="3"/>27.7 <text:s text:c="27"/>GOOD <text:s text:c="3"/>-0.02 <text:s text:c="2"/>1.00 <text:s text:c="11"/>MEAS <text:s text:c="3"/>1 <text:s text:c="6"/>Channel 1 <text:s text:c="6"/>WADE <text:s text:c="3"/>QSCMM <text:s text:c="10"/>27.7 <text:s text:c="3"/>13.5 <text:s text:c="3"/>17.3 <text:s text:c="3"/>1.60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98H <text:s text:c="4"/>1951-06-05 <text:s text:c="13"/>Yes <text:s text:c="4"/>OBC <text:s text:c="4"/>USGS <text:s text:c="3"/>2.45 <text:s text:c="3"/>7.27 <text:s text:c="27"/>GOOD <text:s text:c="3"/>0.00 <text:s text:c="3"/>1.00 <text:s text:c="11"/>MEAS <text:s text:c="3"/>1 <text:s text:c="6"/>Channel 1 <text:s text:c="6"/>WADE <text:s text:c="3"/>QSCMM <text:s text:c="10"/>7.27 <text:s text:c="3"/>8.50 <text:s text:c="3"/>6.20 <text:s text:c="3"/>1.17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99H <text:s text:c="4"/>1951-06-12 <text:s text:c="13"/>Yes <text:s text:c="4"/>OBC <text:s text:c="4"/>USGS <text:s text:c="3"/>2.20 <text:s text:c="3"/>4.22 <text:s text:c="27"/>GOOD <text:s text:c="3"/>0.00 <text:s text:c="3"/>1.00 <text:s text:c="11"/>MEAS <text:s text:c="3"/>1 <text:s text:c="6"/>Channel 1 <text:s text:c="6"/>WADE <text:s text:c="3"/>QSCMM <text:s text:c="10"/>4.22 <text:s text:c="3"/>8.00 <text:s text:c="3"/>4.90 <text:s text:c="3"/>0.86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00H <text:s text:c="3"/>1951-06-25 <text:s text:c="13"/>Yes <text:s text:c="4"/>OBC <text:s text:c="4"/>USGS <text:s text:c="3"/>2.84 <text:s text:c="3"/>15.7 <text:s text:c="27"/>GOOD <text:s text:c="3"/>0.00 <text:s text:c="3"/>1.00 <text:s text:c="11"/>MEAS <text:s text:c="3"/>1 <text:s text:c="6"/>Channel 1 <text:s text:c="6"/>WADE <text:s text:c="3"/>QSCMM <text:s text:c="10"/>15.7 <text:s text:c="3"/>12.0 <text:s text:c="3"/>11.9 <text:s text:c="3"/>1.32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01H <text:s text:c="3"/>1951-07-02 <text:s text:c="13"/>Yes <text:s text:c="4"/>OBC <text:s text:c="4"/>USGS <text:s text:c="3"/>2.95 <text:s text:c="3"/>20.7 <text:s text:c="27"/>GOOD <text:s text:c="3"/>0.00 <text:s text:c="3"/>1.00 <text:s text:c="11"/>MEAS <text:s text:c="3"/>1 <text:s text:c="14"/>WADE <text:s text:c="3"/>QSCMM <text:s text:c="10"/>20.7 <text:s text:c="3"/>12.5 <text:s text:c="3"/>15.3 <text:s text:c="3"/>1.35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02H <text:s text:c="3"/>1951-07-26 <text:s text:c="13"/>Yes <text:s text:c="4"/>OBC <text:s text:c="4"/>USGS <text:s text:c="3"/>1.82 <text:s text:c="3"/>1.73 <text:s text:c="27"/>GOOD <text:s text:c="3"/>0.00 <text:s text:c="3"/>1.00 <text:s text:c="11"/>MEAS <text:s text:c="3"/>1 <text:s text:c="14"/>WADE <text:s text:c="3"/>QSCMM <text:s text:c="10"/>1.73 <text:s text:c="3"/>7.00 <text:s text:c="3"/>3.20 <text:s text:c="3"/>0.54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03H <text:s text:c="3"/>1951-08-06 <text:s text:c="13"/>Yes <text:s text:c="4"/>OBC <text:s text:c="4"/>USGS <text:s text:c="3"/>1.50 <text:s text:c="3"/>0.50 <text:s text:c="27"/>FAIR <text:s text:c="3"/>0.00 <text:s text:c="3"/>1.00 <text:s text:c="11"/>MEAS <text:s text:c="3"/>1 <text:s text:c="14"/>WADE <text:s text:c="3"/>QSCMM <text:s text:c="10"/>0.50 <text:s text:c="3"/>4.50 <text:s text:c="3"/>1.45 <text:s text:c="3"/>0.34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04H <text:s text:c="3"/>1951-08-13 <text:s text:c="13"/>Yes <text:s text:c="4"/>OBC <text:s text:c="4"/>USGS <text:s text:c="3"/>1.42 <text:s text:c="3"/>0.39 <text:s text:c="27"/>FAIR <text:s text:c="3"/>0.00 <text:s text:c="3"/>1.00 <text:s text:c="11"/>MEAS <text:s text:c="3"/>1 <text:s text:c="14"/>WADE <text:s text:c="3"/>QSCMM <text:s text:c="10"/>0.39 <text:s text:c="3"/>4.00 <text:s text:c="3"/>1.25 <text:s text:c="3"/>0.31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05H <text:s text:c="3"/>1951-08-27 <text:s text:c="13"/>Yes <text:s text:c="4"/>OBC <text:s text:c="4"/>USGS <text:s text:c="3"/>1.48 <text:s text:c="3"/>0.51 <text:s text:c="27"/>FAIR <text:s text:c="3"/>0.00 <text:s text:c="3"/>1.00 <text:s text:c="11"/>MEAS <text:s text:c="3"/>1 <text:s text:c="14"/>WADE <text:s text:c="3"/>QSCMM <text:s text:c="10"/>0.51 <text:s text:c="3"/>4.00 <text:s text:c="3"/>1.25 <text:s text:c="3"/>0.41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06H <text:s text:c="3"/>1951-09-11 <text:s text:c="13"/>Yes <text:s text:c="4"/>OBC <text:s text:c="4"/>USGS <text:s text:c="3"/>1.50 <text:s text:c="3"/>0.40 <text:s text:c="27"/>FAIR <text:s text:c="3"/>0.00 <text:s text:c="3"/>1.00 <text:s text:c="11"/>MEAS <text:s text:c="3"/>1 <text:s text:c="14"/>WADE <text:s text:c="3"/>QSCMM <text:s text:c="10"/>0.40 <text:s text:c="3"/>4.00 <text:s text:c="3"/>1.05 <text:s text:c="3"/>0.3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07H <text:s text:c="3"/>1951-10-01 <text:s text:c="13"/>Yes <text:s text:c="4"/>OBC <text:s text:c="4"/>USGS <text:s text:c="3"/>1.32 <text:s text:c="3"/>0.16 <text:s text:c="27"/>GOOD <text:s text:c="3"/>0.00 <text:s text:c="3"/>1.00 <text:s text:c="11"/>MEAS <text:s text:c="3"/>1 <text:s text:c="14"/>WADE <text:s text:c="3"/>QSCMM <text:s text:c="10"/>0.16 <text:s text:c="3"/>2.00 <text:s text:c="3"/>0.45 <text:s text:c="3"/>0.36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08H <text:s text:c="3"/>1951-11-20 <text:s text:c="13"/>Yes <text:s text:c="4"/>WAH <text:s text:c="4"/>USGS <text:s text:c="3"/>1.67 <text:s text:c="3"/>0.92 <text:s text:c="27"/>GOOD <text:s text:c="3"/>0.00 <text:s text:c="3"/>1.00 <text:s text:c="3"/>CLER <text:s text:c="3"/>MEAS <text:s text:c="3"/>1 <text:s text:c="14"/>WADE <text:s text:c="3"/>QSCMM <text:s text:c="10"/>0.92 <text:s text:c="3"/>4.60 <text:s text:c="3"/>1.39 <text:s text:c="3"/>0.67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8">
          <table:table-cell office:value-type="string" calcext:value-type="string">
            <text:p>USGS <text:s text:c="3"/>07295500 <text:s text:c="7"/>109H <text:s text:c="3"/>1951-12-18 <text:s text:c="13"/>No <text:s text:c="229"/></text:p>
          </table:table-cell>
        </table:table-row>
        <table:table-row table:style-name="ro5">
          <table:table-cell office:value-type="string" calcext:value-type="string">
            <text:p>USGS <text:s text:c="3"/>07295500 <text:s text:c="7"/>110H <text:s text:c="3"/>1952-01-23 <text:s text:c="13"/>Yes <text:s text:c="4"/>OBC <text:s text:c="4"/>USGS <text:s text:c="3"/>1.77 <text:s text:c="3"/>1.44 <text:s text:c="27"/>UNSP <text:s text:c="3"/>0.00 <text:s text:c="3"/>1.00 <text:s text:c="11"/>MEAS <text:s text:c="3"/>1 <text:s text:c="14"/>WADE <text:s text:c="3"/>QSCMM <text:s text:c="10"/>1.44 <text:s text:c="3"/>5.00 <text:s text:c="3"/>1.93 <text:s text:c="3"/>0.75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11H <text:s text:c="3"/>1952-02-20 <text:s text:c="13"/>Yes <text:s text:c="4"/>WAH <text:s text:c="4"/>USGS <text:s text:c="3"/>1.78 <text:s text:c="3"/>1.65 <text:s text:c="27"/>GOOD <text:s text:c="3"/>0.00 <text:s text:c="3"/>0.00 <text:s text:c="3"/>UNSP <text:s text:c="3"/>MEAS <text:s text:c="3"/>1 <text:s text:c="14"/>UNSP <text:s text:c="3"/>QSCMM <text:s text:c="10"/>1.65 <text:s text:c="3"/>5.30 <text:s text:c="3"/>1.66 <text:s text:c="3"/>0.99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12H <text:s text:c="3"/>1952-03-20 <text:s text:c="13"/>Yes <text:s text:c="4"/>WAH <text:s text:c="4"/>USGS <text:s text:c="3"/>1.70 <text:s text:c="3"/>0.99 <text:s text:c="27"/>GOOD <text:s text:c="3"/>0.00 <text:s text:c="3"/>0.00 <text:s text:c="3"/>UNSP <text:s text:c="3"/>MEAS <text:s text:c="3"/>1 <text:s text:c="14"/>UNSP <text:s text:c="3"/>QSCMM <text:s text:c="10"/>0.99 <text:s text:c="3"/>3.60 <text:s text:c="3"/>1.10 <text:s text:c="3"/>0.90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13H <text:s text:c="3"/>1952-04-20 <text:s text:c="13"/>Yes <text:s text:c="4"/>OBC <text:s text:c="4"/>USGS <text:s text:c="3"/>2.06 <text:s text:c="3"/>3.24 <text:s text:c="27"/>GOOD <text:s text:c="3"/>0.00 <text:s text:c="3"/>0.00 <text:s text:c="3"/>UNSP <text:s text:c="3"/>MEAS <text:s text:c="3"/>1 <text:s text:c="14"/>UNSP <text:s text:c="3"/>QSCMM <text:s text:c="10"/>3.24 <text:s text:c="3"/>6.50 <text:s text:c="3"/>2.90 <text:s text:c="3"/>1.12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14H <text:s text:c="3"/>1952-05-10 <text:s text:c="13"/>Yes <text:s text:c="4"/>OBC <text:s text:c="4"/>USGS <text:s text:c="3"/>2.34 <text:s text:c="3"/>5.69 <text:s text:c="27"/>GOOD <text:s text:c="3"/>0.03 <text:s text:c="3"/>0.00 <text:s text:c="3"/>UNSP <text:s text:c="3"/>MEAS <text:s text:c="3"/>1 <text:s text:c="14"/>UNSP <text:s text:c="3"/>QSCMM <text:s text:c="10"/>5.69 <text:s text:c="3"/>10.0 <text:s text:c="3"/>6.40 <text:s text:c="3"/>0.89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15H <text:s text:c="3"/>1952-06-02 <text:s text:c="13"/>Yes <text:s text:c="4"/>OBC <text:s text:c="4"/>USGS <text:s text:c="3"/>2.49 <text:s text:c="3"/>7.43 <text:s text:c="27"/>GOOD <text:s text:c="3"/>0.04 <text:s text:c="3"/>0.00 <text:s text:c="3"/>UNSP <text:s text:c="3"/>MEAS <text:s text:c="3"/>1 <text:s text:c="14"/>UNSP <text:s text:c="3"/>QSCMM <text:s text:c="10"/>7.43 <text:s text:c="3"/>11.0 <text:s text:c="3"/>10.2 <text:s text:c="3"/>0.72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16H <text:s text:c="3"/>1952-06-02 <text:s text:c="13"/>Yes <text:s text:c="4"/>OBC <text:s text:c="4"/>USGS <text:s text:c="3"/>2.80 <text:s text:c="3"/>14.0 <text:s text:c="27"/>GOOD <text:s text:c="3"/>0.01 <text:s text:c="11"/>UNSP <text:s text:c="3"/>MEAS <text:s text:c="3"/>1 <text:s text:c="6"/>Channel 1 <text:s text:c="6"/>UNSP <text:s text:c="3"/>QSCMM <text:s text:c="2"/>VPAA <text:s text:c="3"/>14.0 <text:s text:c="3"/>13.0 <text:s text:c="3"/>16.0 <text:s text:c="3"/>0.8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17H <text:s text:c="3"/>1952-06-26 <text:s text:c="13"/>Yes <text:s text:c="4"/>OBC <text:s text:c="4"/>USGS <text:s text:c="11"/>0.010 <text:s text:c="26"/>POOR <text:s text:c="11"/>0.00 <text:s text:c="3"/>UNSP <text:s text:c="3"/>MEAS <text:s text:c="3"/>1 <text:s text:c="14"/>OTHR <text:s text:c="3"/>Q-EST <text:s text:c="10"/>0.01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18H <text:s text:c="3"/>1952-07-14 <text:s text:c="13"/>Yes <text:s text:c="4"/>OBC <text:s text:c="4"/>USGS <text:s text:c="3"/>2.57 <text:s text:c="3"/>7.61 <text:s text:c="27"/>GOOD <text:s text:c="3"/>0.00 <text:s text:c="3"/>0.00 <text:s text:c="3"/>UNSP <text:s text:c="3"/>MEAS <text:s text:c="3"/>1 <text:s text:c="14"/>UNSP <text:s text:c="3"/>QSCMM <text:s text:c="10"/>7.61 <text:s text:c="3"/>13.0 <text:s text:c="3"/>12.7 <text:s text:c="3"/>0.60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19H <text:s text:c="3"/>1952-08-14 <text:s text:c="13"/>Yes <text:s text:c="4"/>GHM/OBC USGS <text:s text:c="11"/>0.000 <text:s text:c="26"/>EXCL <text:s text:c="11"/>0.00 <text:s text:c="11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20H <text:s text:c="3"/>1952-09-09 <text:s text:c="13"/>Yes <text:s text:c="4"/>GHM <text:s text:c="4"/>USGS <text:s text:c="11"/>0.000 <text:s text:c="26"/>EXCL <text:s text:c="11"/>0.00 <text:s text:c="11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21H <text:s text:c="3"/>1952-10-06 <text:s text:c="13"/>Yes <text:s text:c="4"/>GHM <text:s text:c="4"/>USGS <text:s text:c="11"/>0.000 <text:s text:c="26"/>EXCL <text:s text:c="11"/>0.00 <text:s text:c="11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22H <text:s text:c="3"/>1952-11-12 <text:s text:c="13"/>Yes <text:s text:c="4"/>GHM/JOJ USGS <text:s text:c="11"/>0.000 <text:s text:c="26"/>EXCL <text:s text:c="11"/>0.00 <text:s text:c="11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23H <text:s text:c="3"/>1953-01-14 <text:s text:c="13"/>Yes <text:s text:c="4"/>GHM/JOJ USGS <text:s text:c="3"/>1.77 <text:s text:c="3"/>1.40 <text:s text:c="27"/>FAIR <text:s text:c="3"/>0.00 <text:s text:c="3"/>0.00 <text:s text:c="3"/>UNSP <text:s text:c="3"/>MEAS <text:s text:c="3"/>1 <text:s text:c="14"/>UNSP <text:s text:c="3"/>QSCMM <text:s text:c="10"/>1.40 <text:s text:c="3"/>6.00 <text:s text:c="3"/>1.92 <text:s text:c="3"/>0.73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24H <text:s text:c="3"/>1953-03-04 <text:s text:c="13"/>Yes <text:s text:c="4"/>WAH <text:s text:c="4"/>USGS <text:s text:c="3"/>1.69 <text:s text:c="3"/>1.02 <text:s text:c="27"/>FAIR <text:s text:c="3"/>0.00 <text:s text:c="3"/>0.00 <text:s text:c="3"/>UNSP <text:s text:c="3"/>MEAS <text:s text:c="3"/>1 <text:s text:c="14"/>UNSP <text:s text:c="3"/>QSCMM <text:s text:c="10"/>1.02 <text:s text:c="3"/>4.70 <text:s text:c="3"/>1.28 <text:s text:c="3"/>0.80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25H <text:s text:c="3"/>1953-04-08 <text:s text:c="13"/>Yes <text:s text:c="4"/>GHM <text:s text:c="4"/>USGS <text:s text:c="3"/>2.58 <text:s text:c="3"/>8.52 <text:s text:c="27"/>FAIR <text:s text:c="3"/>-0.04 <text:s text:c="2"/>0.00 <text:s text:c="3"/>UNSP <text:s text:c="3"/>MEAS <text:s text:c="3"/>1 <text:s text:c="14"/>UNSP <text:s text:c="3"/>QSCMM <text:s text:c="10"/>8.52 <text:s text:c="3"/>11.5 <text:s text:c="3"/>8.80 <text:s text:c="3"/>0.97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26H <text:s text:c="3"/>1953-05-25 <text:s text:c="13"/>Yes <text:s text:c="4"/>GHM <text:s text:c="4"/>USGS <text:s text:c="3"/>1.36 <text:s text:c="3"/>0.21 <text:s text:c="27"/>FAIR <text:s text:c="3"/>0.00 <text:s text:c="3"/>0.00 <text:s text:c="3"/>UNSP <text:s text:c="3"/>MEAS <text:s text:c="3"/>1 <text:s text:c="14"/>UNSP <text:s text:c="3"/>QSCMM <text:s text:c="10"/>0.21 <text:s text:c="3"/>2.00 <text:s text:c="3"/>0.45 <text:s text:c="3"/>0.47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27H <text:s text:c="3"/>1953-06-29 <text:s text:c="13"/>Yes <text:s text:c="4"/>GHM <text:s text:c="4"/>USGS <text:s text:c="11"/>0.000 <text:s text:c="26"/>EXCL <text:s text:c="11"/>0.00 <text:s text:c="11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28H <text:s text:c="3"/>1953-08-03 <text:s text:c="13"/>Yes <text:s text:c="4"/>GHM <text:s text:c="4"/>USGS <text:s text:c="11"/>0.000 <text:s text:c="26"/>EXCL <text:s text:c="11"/>0.00 <text:s text:c="11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29H <text:s text:c="3"/>1953-08-14 <text:s text:c="13"/>Yes <text:s text:c="4"/>GHM <text:s text:c="4"/>USGS <text:s text:c="11"/>0.000 <text:s text:c="26"/>EXCL <text:s text:c="11"/>0.00 <text:s text:c="11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130H <text:s text:c="3"/>1953-08-17 <text:s text:c="13"/>Yes <text:s text:c="4"/>GHM <text:s text:c="4"/>USGS <text:s text:c="3"/>3.86 <text:s text:c="3"/>117.0 <text:s text:c="10"/>0.00 <text:s text:c="11"/>FAIR <text:s text:c="3"/>-0.09 <text:s text:c="18"/>MEAS <text:s text:c="3"/>1 <text:s text:c="6"/>Unspecified <text:s text:c="4"/>UNSP <text:s text:c="3"/>QSCMM <text:s text:c="10"/>117.0 <text:s text:c="2"/>58.0 <text:s text:c="3"/>146 <text:s text:c="4"/>0.80 <text:s text:c="3"/>UNSP <text:s text:c="3"/>UNSP <text:s text:c="3"/>UNSP <text:s text:c="3"/>UNSP <text:s text:c="3"/>UNSP <text:s text:c="3"/>UNSP <text:s text:c="3"/>DNST <text:s text:c="3"/>100.00</text:p>
          </table:table-cell>
        </table:table-row>
        <table:table-row table:style-name="ro5">
          <table:table-cell office:value-type="string" calcext:value-type="string">
            <text:p>USGS <text:s text:c="3"/>07295500 <text:s text:c="7"/>131H <text:s text:c="3"/>1953-08-19 <text:s text:c="13"/>Yes <text:s text:c="4"/>GHM <text:s text:c="4"/>USGS <text:s text:c="3"/>2.54 <text:s text:c="3"/>7.40 <text:s text:c="27"/>FAIR <text:s text:c="3"/>-0.04 <text:s text:c="2"/>0.00 <text:s text:c="3"/>UNSP <text:s text:c="3"/>MEAS <text:s text:c="3"/>1 <text:s text:c="14"/>UNSP <text:s text:c="3"/>QSCMM <text:s text:c="10"/>7.40 <text:s text:c="3"/>9.00 <text:s text:c="3"/>9.45 <text:s text:c="3"/>0.7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32H <text:s text:c="3"/>1953-08-31 <text:s text:c="13"/>Yes <text:s text:c="4"/>GHM <text:s text:c="4"/>USGS <text:s text:c="11"/>0.000 <text:s text:c="26"/>EXCL <text:s text:c="11"/>0.00 <text:s text:c="11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33H <text:s text:c="3"/>1953-10-08 <text:s text:c="13"/>Yes <text:s text:c="4"/>GHM <text:s text:c="4"/>USGS <text:s text:c="11"/>0.000 <text:s text:c="26"/>EXCL <text:s text:c="27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34H <text:s text:c="3"/>1953-10-29 <text:s text:c="13"/>Yes <text:s text:c="4"/>GHM <text:s text:c="4"/>USGS <text:s text:c="3"/>2.66 <text:s text:c="3"/>9.21 <text:s text:c="27"/>GOOD <text:s text:c="3"/>0.00 <text:s text:c="11"/>UNSP <text:s text:c="3"/>MEAS <text:s text:c="3"/>1 <text:s text:c="14"/>WADE <text:s text:c="3"/>QSCMM <text:s text:c="10"/>9.21 <text:s text:c="3"/>13.0 <text:s text:c="3"/>10.8 <text:s text:c="3"/>0.85 <text:s text:c="3"/>UNSP <text:s text:c="3"/>UNSP <text:s text:c="3"/>UNSP <text:s text:c="3"/>UNSP <text:s text:c="3"/>UNSP <text:s text:c="3"/>UNSP <text:s text:c="3"/>DNST <text:s text:c="3"/>200.00</text:p>
          </table:table-cell>
        </table:table-row>
        <table:table-row table:style-name="ro4">
          <table:table-cell office:value-type="string" calcext:value-type="string">
            <text:p>USGS <text:s text:c="3"/>07295500 <text:s text:c="7"/>135H <text:s text:c="3"/>1953-11-23 <text:s text:c="13"/>Yes <text:s text:c="4"/>GHM <text:s text:c="4"/>USGS <text:s text:c="3"/>1.75 <text:s text:c="3"/>1.13 <text:s text:c="27"/>FAIR <text:s text:c="3"/>0.00 <text:s text:c="3"/>0.00 <text:s text:c="3"/>UNSP <text:s text:c="3"/>MEAS <text:s text:c="3"/>1 <text:s text:c="14"/>WADE <text:s text:c="3"/>QSCMM <text:s text:c="10"/>1.13 <text:s text:c="3"/>5.00 <text:s text:c="3"/>1.98 <text:s text:c="3"/>0.57 <text:s text:c="3"/>UNSP <text:s text:c="3"/>UNSP <text:s text:c="3"/>UNSP <text:s text:c="3"/>UNSP <text:s text:c="3"/>UNSP <text:s text:c="3"/>UNSP <text:s text:c="3"/>DNST <text:s text:c="3"/>150.00</text:p>
          </table:table-cell>
        </table:table-row>
        <table:table-row table:style-name="ro4">
          <table:table-cell office:value-type="string" calcext:value-type="string">
            <text:p>USGS <text:s text:c="3"/>07295500 <text:s text:c="7"/>136H <text:s text:c="3"/>1954-01-11 <text:s text:c="13"/>Yes <text:s text:c="4"/>GHM <text:s text:c="4"/>USGS <text:s text:c="3"/>1.70 <text:s text:c="3"/>0.93 <text:s text:c="27"/>POOR <text:s text:c="3"/>0.00 <text:s text:c="3"/>0.00 <text:s text:c="3"/>UNSP <text:s text:c="3"/>MEAS <text:s text:c="3"/>1 <text:s text:c="14"/>WADE <text:s text:c="3"/>QSCMM <text:s text:c="10"/>0.93 <text:s text:c="3"/>3.00 <text:s text:c="3"/>0.90 <text:s text:c="3"/>1.00 <text:s text:c="3"/>UNSP <text:s text:c="3"/>UNSP <text:s text:c="3"/>UNSP <text:s text:c="3"/>UNSP <text:s text:c="3"/>UNSP <text:s text:c="3"/>UNSP <text:s text:c="3"/>DNST <text:s text:c="3"/>200.00</text:p>
          </table:table-cell>
        </table:table-row>
        <table:table-row table:style-name="ro6">
          <table:table-cell office:value-type="string" calcext:value-type="string">
            <text:p>USGS <text:s text:c="3"/>07295500 <text:s text:c="7"/>137H <text:s text:c="3"/>1954-02-23 <text:s text:c="13"/>Yes <text:s text:c="4"/>GHM <text:s text:c="4"/>USGS <text:s text:c="3"/>1.63 <text:s text:c="3"/>0.91 <text:s text:c="27"/>FAIR <text:s text:c="11"/>0.00 <text:s text:c="3"/>UNSP <text:s text:c="3"/>MEAS <text:s text:c="3"/>1 <text:s text:c="14"/>UNSP <text:s text:c="3"/>QSCMM <text:s text:c="10"/>0.91 <text:s text:c="3"/>3.50 <text:s text:c="3"/>1.10 <text:s text:c="3"/>0.83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38H <text:s text:c="3"/>1954-03-24 <text:s text:c="13"/>Yes <text:s text:c="4"/>GHM/JOJ USGS <text:s text:c="3"/>1.68 <text:s text:c="3"/>1.07 <text:s text:c="27"/>FAIR <text:s text:c="3"/>0.00 <text:s text:c="3"/>0.00 <text:s text:c="3"/>UNSP <text:s text:c="3"/>MEAS <text:s text:c="3"/>1 <text:s text:c="14"/>UNSP <text:s text:c="3"/>QSCMM <text:s text:c="10"/>1.07 <text:s text:c="3"/>4.50 <text:s text:c="3"/>1.52 <text:s text:c="3"/>0.70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39H <text:s text:c="3"/>1954-04-13 <text:s text:c="13"/>Yes <text:s text:c="4"/>JOJ <text:s text:c="4"/>USGS <text:s text:c="3"/>1.66 <text:s text:c="3"/>1.02 <text:s text:c="27"/>FAIR <text:s text:c="3"/>0.00 <text:s text:c="3"/>0.00 <text:s text:c="3"/>UNSP <text:s text:c="3"/>MEAS <text:s text:c="3"/>1 <text:s text:c="14"/>UNSP <text:s text:c="3"/>QSCMM <text:s text:c="10"/>1.02 <text:s text:c="3"/>9.00 <text:s text:c="3"/>2.54 <text:s text:c="3"/>0.40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40H <text:s text:c="3"/>1954-04-30 <text:s text:c="13"/>Yes <text:s text:c="4"/>GHM <text:s text:c="4"/>USGS <text:s text:c="3"/>1.53 <text:s text:c="3"/>0.57 <text:s text:c="27"/>FAIR <text:s text:c="3"/>0.00 <text:s text:c="3"/>0.00 <text:s text:c="3"/>UNSP <text:s text:c="3"/>MEAS <text:s text:c="3"/>1 <text:s text:c="14"/>UNSP <text:s text:c="3"/>QSCMM <text:s text:c="10"/>0.57 <text:s text:c="3"/>5.00 <text:s text:c="3"/>1.95 <text:s text:c="3"/>0.29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44H <text:s text:c="3"/>1954-05-12 <text:s text:c="13"/>Yes <text:s text:c="4"/>JOJ/GHM USGS <text:s text:c="3"/>4.14 <text:s text:c="3"/>162 <text:s text:c="28"/>FAIR <text:s text:c="3"/>-0.08 <text:s text:c="10"/>UNSP <text:s text:c="3"/>MEAS <text:s text:c="3"/>1 <text:s text:c="6"/>Channel 1 <text:s text:c="6"/>UNSP <text:s text:c="3"/>QSCMM <text:s text:c="10"/>162 <text:s text:c="4"/>36.0 <text:s text:c="3"/>148 <text:s text:c="4"/>1.09 <text:s text:c="3"/>UNSP <text:s text:c="3"/>UNSP <text:s text:c="3"/>UNSP <text:s text:c="3"/>UNSP <text:s text:c="3"/>UNSP <text:s text:c="3"/>UNSP <text:s text:c="3"/>DNST <text:s text:c="3"/>300.00</text:p>
          </table:table-cell>
        </table:table-row>
        <table:table-row table:style-name="ro4">
          <table:table-cell office:value-type="string" calcext:value-type="string">
            <text:p>USGS <text:s text:c="3"/>07295500 <text:s text:c="7"/>142H <text:s text:c="3"/>1954-05-12 <text:s text:c="13"/>Yes <text:s text:c="4"/>JOJ/GHM USGS <text:s text:c="3"/>4.71 <text:s text:c="3"/>298 <text:s text:c="28"/>FAIR <text:s text:c="3"/>-0.20 <text:s text:c="10"/>UNSP <text:s text:c="3"/>MEAS <text:s text:c="3"/>1 <text:s text:c="6"/>Channel 1 <text:s text:c="6"/>UNSP <text:s text:c="3"/>QSCMM <text:s text:c="10"/>298 <text:s text:c="4"/>62.0 <text:s text:c="3"/>231 <text:s text:c="4"/>1.29 <text:s text:c="3"/>UNSP <text:s text:c="3"/>UNSP <text:s text:c="3"/>UNSP <text:s text:c="3"/>UNSP <text:s text:c="3"/>UNSP <text:s text:c="3"/>UNSP <text:s text:c="3"/>DNST <text:s text:c="3"/>300.00</text:p>
          </table:table-cell>
        </table:table-row>
        <table:table-row table:style-name="ro4">
          <table:table-cell office:value-type="string" calcext:value-type="string">
            <text:p>USGS <text:s text:c="3"/>07295500 <text:s text:c="7"/>143H <text:s text:c="3"/>1954-05-12 <text:s text:c="13"/>Yes <text:s text:c="4"/>JOJ/GHM USGS <text:s text:c="3"/>4.28 <text:s text:c="3"/>188 <text:s text:c="28"/>FAIR <text:s text:c="3"/>-0.09 <text:s text:c="10"/>UNSP <text:s text:c="3"/>MEAS <text:s text:c="3"/>1 <text:s text:c="6"/>Channel 1 <text:s text:c="6"/>UNSP <text:s text:c="3"/>QSCMM <text:s text:c="10"/>188 <text:s text:c="4"/>39.0 <text:s text:c="3"/>162 <text:s text:c="4"/>1.16 <text:s text:c="3"/>UNSP <text:s text:c="3"/>UNSP <text:s text:c="3"/>UNSP <text:s text:c="3"/>UNSP <text:s text:c="3"/>UNSP <text:s text:c="3"/>UNSP <text:s text:c="3"/>DNST <text:s text:c="3"/>300.00</text:p>
          </table:table-cell>
        </table:table-row>
        <table:table-row table:style-name="ro4">
          <table:table-cell office:value-type="string" calcext:value-type="string">
            <text:p>USGS <text:s text:c="3"/>07295500 <text:s text:c="7"/>141H <text:s text:c="3"/>1954-05-12 <text:s text:c="13"/>Yes <text:s text:c="4"/>JOJ/GHM USGS <text:s text:c="3"/>5.07 <text:s text:c="3"/>373 <text:s text:c="28"/>FAIR <text:s text:c="3"/>-0.27 <text:s text:c="2"/>0.00 <text:s text:c="3"/>UNSP <text:s text:c="3"/>MEAS <text:s text:c="3"/>1 <text:s text:c="14"/>UNSP <text:s text:c="3"/>QSCMM <text:s text:c="10"/>373 <text:s text:c="4"/>68.0 <text:s text:c="3"/>272 <text:s text:c="4"/>1.37 <text:s text:c="3"/>UNSP <text:s text:c="3"/>UNSP <text:s text:c="3"/>UNSP <text:s text:c="3"/>UNSP <text:s text:c="3"/>UNSP <text:s text:c="3"/>UNSP <text:s text:c="3"/>DNST <text:s text:c="3"/>300.00</text:p>
          </table:table-cell>
        </table:table-row>
        <table:table-row table:style-name="ro6">
          <table:table-cell office:value-type="string" calcext:value-type="string">
            <text:p>USGS <text:s text:c="3"/>07295500 <text:s text:c="7"/>145H <text:s text:c="3"/>1954-05-28 <text:s text:c="13"/>Yes <text:s text:c="4"/>GHM <text:s text:c="4"/>USGS <text:s text:c="3"/>2.09 <text:s text:c="3"/>3.02 <text:s text:c="27"/>GOOD <text:s text:c="11"/>0.00 <text:s text:c="3"/>UNSP <text:s text:c="3"/>MEAS <text:s text:c="3"/>1 <text:s text:c="14"/>WADE <text:s text:c="3"/>QSCMM <text:s text:c="10"/>3.02 <text:s text:c="3"/>10.0 <text:s text:c="3"/>4.63 <text:s text:c="3"/>0.65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6">
          <table:table-cell office:value-type="string" calcext:value-type="string">
            <text:p>USGS <text:s text:c="3"/>07295500 <text:s text:c="7"/>146H <text:s text:c="3"/>1954-06-17 <text:s text:c="13"/>Yes <text:s text:c="4"/>GHM <text:s text:c="4"/>USGS <text:s text:c="3"/>2.53 <text:s text:c="3"/>6.99 <text:s text:c="27"/>FAIR <text:s text:c="11"/>0.00 <text:s text:c="11"/>MEAS <text:s text:c="3"/>1 <text:s text:c="14"/>UNSP <text:s text:c="3"/>QSCMM <text:s text:c="10"/>6.99 <text:s text:c="3"/>9.50 <text:s text:c="3"/>7.68 <text:s text:c="3"/>0.91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6">
          <table:table-cell office:value-type="string" calcext:value-type="string">
            <text:p>USGS <text:s text:c="3"/>07295500 <text:s text:c="7"/>147H <text:s text:c="3"/>1954-07-19 <text:s text:c="13"/>Yes <text:s text:c="4"/>GHM <text:s text:c="4"/>USGS <text:s text:c="3"/>1.39 <text:s text:c="3"/>0.20 <text:s text:c="27"/>FAIR <text:s text:c="11"/>0.00 <text:s text:c="3"/>UNSP <text:s text:c="3"/>MEAS <text:s text:c="3"/>1 <text:s text:c="14"/>UNSP <text:s text:c="3"/>QSCMM <text:s text:c="10"/>0.20 <text:s text:c="3"/>1.50 <text:s text:c="3"/>0.20 <text:s text:c="3"/>1.00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48H <text:s text:c="3"/>1954-08-02 <text:s text:c="13"/>Yes <text:s text:c="4"/>GHM <text:s text:c="4"/>USGS <text:s text:c="3"/>1.79 <text:s text:c="3"/>1.49 <text:s text:c="27"/>FAIR <text:s text:c="11"/>0.00 <text:s text:c="3"/>UNSP <text:s text:c="3"/>MEAS <text:s text:c="3"/>1 <text:s text:c="6"/>Channel 1 <text:s text:c="6"/>UNSP <text:s text:c="3"/>QSCMM <text:s text:c="10"/>1.49 <text:s text:c="3"/>4.50 <text:s text:c="3"/>1.30 <text:s text:c="3"/>1.15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49H <text:s text:c="3"/>1954-09-13 <text:s text:c="13"/>Yes <text:s text:c="4"/>GHM <text:s text:c="4"/>USGS <text:s text:c="11"/>0.000 <text:s text:c="26"/>EXCL <text:s text:c="11"/>0.00 <text:s text:c="11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50H <text:s text:c="3"/>1954-10-26 <text:s text:c="13"/>Yes <text:s text:c="4"/>GHM <text:s text:c="4"/>USGS <text:s text:c="11"/>0.000 <text:s text:c="26"/>EXCL <text:s text:c="11"/>0.00 <text:s text:c="11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51H <text:s text:c="3"/>1967-04-28 <text:s text:c="13"/>Yes <text:s text:c="4"/>JOJ <text:s text:c="4"/>USGS <text:s text:c="3"/>1.86 <text:s text:c="3"/>1.89 <text:s text:c="27"/>GOOD <text:s text:c="3"/>0.00 <text:s text:c="3"/>0.00 <text:s text:c="3"/>UNSP <text:s text:c="3"/>MEAS <text:s text:c="3"/>1 <text:s text:c="14"/>UNSP <text:s text:c="3"/>QSCMM <text:s text:c="10"/>1.89 <text:s text:c="3"/>7.00 <text:s text:c="3"/>2.92 <text:s text:c="3"/>0.65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52H <text:s text:c="3"/>1967-06-01 <text:s text:c="13"/>Yes <text:s text:c="4"/>Martin <text:s/>USGS <text:s text:c="3"/>1.34 <text:s text:c="3"/>0.17 <text:s text:c="27"/>FAIR <text:s text:c="3"/>0.00 <text:s text:c="3"/>0.00 <text:s text:c="3"/>UNSP <text:s text:c="3"/>MEAS <text:s text:c="3"/>1 <text:s text:c="14"/>UNSP <text:s text:c="3"/>QSCMM <text:s text:c="10"/>0.17 <text:s text:c="3"/>1.50 <text:s text:c="3"/>0.21 <text:s text:c="3"/>0.81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53H <text:s text:c="3"/>1967-07-01 <text:s text:c="13"/>Yes <text:s text:c="4"/>Hastings <text:s text:c="7"/>USGS <text:s text:c="3"/>1.97 <text:s text:c="3"/>2.15 <text:s text:c="27"/>FAIR <text:s text:c="3"/>0.00 <text:s text:c="3"/>0.00 <text:s text:c="3"/>UNSP <text:s text:c="3"/>MEAS <text:s text:c="3"/>1 <text:s text:c="14"/>UNSP <text:s text:c="3"/>QSCMM <text:s text:c="10"/>2.15 <text:s text:c="3"/>6.30 <text:s text:c="3"/>1.71 <text:s text:c="3"/>1.26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54H <text:s text:c="3"/>1967-07-06 <text:s text:c="13"/>Yes <text:s text:c="4"/>Hastings <text:s text:c="7"/>USGS <text:s text:c="3"/>2.90 <text:s text:c="3"/>17.6 <text:s text:c="27"/>FAIR <text:s text:c="3"/>0.00 <text:s text:c="3"/>0.00 <text:s text:c="3"/>UNSP <text:s text:c="3"/>MEAS <text:s text:c="3"/>1 <text:s text:c="14"/>UNSP <text:s text:c="3"/>QSCMM <text:s text:c="10"/>17.6 <text:s text:c="3"/>16.0 <text:s text:c="3"/>18.2 <text:s text:c="3"/>0.97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55H <text:s text:c="3"/>1967-08-02 <text:s text:c="13"/>Yes <text:s text:c="4"/>Martin <text:s/>USGS <text:s text:c="3"/>2.64 <text:s text:c="3"/>6.40 <text:s text:c="27"/>FAIR <text:s text:c="3"/>-0.01 <text:s text:c="2"/>0.00 <text:s text:c="3"/>LGDB <text:s text:c="3"/>MEAS <text:s text:c="3"/>1 <text:s text:c="14"/>UNSP <text:s text:c="3"/>QSCMM <text:s text:c="10"/>6.40 <text:s text:c="3"/>11.0 <text:s text:c="3"/>6.00 <text:s text:c="3"/>1.07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56H <text:s text:c="3"/>1967-09-01 <text:s text:c="13"/>Yes <text:s text:c="4"/>Lee <text:s text:c="4"/>USGS <text:s text:c="3"/>1.74 <text:s text:c="3"/>1.02 <text:s text:c="27"/>FAIR <text:s text:c="3"/>0.00 <text:s text:c="3"/>0.00 <text:s text:c="3"/>UNSP <text:s text:c="3"/>MEAS <text:s text:c="3"/>1 <text:s text:c="14"/>UNSP <text:s text:c="3"/>QSCMM <text:s text:c="10"/>1.02 <text:s text:c="3"/>6.30 <text:s text:c="3"/>1.09 <text:s text:c="3"/>0.93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57H <text:s text:c="3"/>1967-10-03 <text:s text:c="13"/>Yes <text:s text:c="4"/>Martin <text:s/>USGS <text:s text:c="3"/>1.39 <text:s text:c="3"/>0.22 <text:s text:c="27"/>FAIR <text:s text:c="3"/>0.00 <text:s text:c="3"/>0.00 <text:s text:c="3"/>UNSP <text:s text:c="3"/>MEAS <text:s text:c="3"/>1 <text:s text:c="14"/>UNSP <text:s text:c="3"/>QSCMM <text:s text:c="10"/>0.22 <text:s text:c="3"/>1.20 <text:s text:c="3"/>0.18 <text:s text:c="3"/>1.22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58H <text:s text:c="3"/>1967-11-02 <text:s text:c="13"/>Yes <text:s text:c="4"/>Martin <text:s/>USGS <text:s text:c="3"/>1.37 <text:s text:c="3"/>0.13 <text:s text:c="27"/>FAIR <text:s text:c="3"/>0.00 <text:s text:c="3"/>0.00 <text:s text:c="3"/>UNSP <text:s text:c="3"/>MEAS <text:s text:c="3"/>1 <text:s text:c="14"/>UNSP <text:s text:c="3"/>QSCMM <text:s text:c="10"/>0.13 <text:s text:c="3"/>1.00 <text:s text:c="3"/>0.10 <text:s text:c="3"/>1.30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59H <text:s text:c="3"/>1967-12-08 <text:s text:c="13"/>Yes <text:s text:c="4"/>Madrid/B <text:s text:c="7"/>USGS <text:s text:c="3"/>1.69 <text:s text:c="3"/>0.71 <text:s text:c="27"/>FAIR <text:s text:c="3"/>0.00 <text:s text:c="3"/>0.00 <text:s text:c="3"/>UNSP <text:s text:c="3"/>MEAS <text:s text:c="3"/>1 <text:s text:c="14"/>UNSP <text:s text:c="3"/>QSCMM <text:s text:c="10"/>0.71 <text:s text:c="3"/>4.00 <text:s text:c="3"/>0.76 <text:s text:c="3"/>0.93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60H <text:s text:c="3"/>1968-01-11 <text:s text:c="13"/>Yes <text:s text:c="4"/>Martin <text:s/>USGS <text:s text:c="3"/>1.68 <text:s text:c="3"/>0.61 <text:s text:c="27"/>FAIR <text:s text:c="3"/>0.00 <text:s text:c="3"/>0.00 <text:s text:c="3"/>UNSP <text:s text:c="3"/>MEAS <text:s text:c="3"/>1 <text:s text:c="14"/>UNSP <text:s text:c="3"/>QSCMM <text:s text:c="10"/>0.61 <text:s text:c="3"/>2.60 <text:s text:c="3"/>0.46 <text:s text:c="3"/>1.33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61H <text:s text:c="3"/>1968-02-13 <text:s text:c="13"/>Yes <text:s text:c="4"/>Martin <text:s/>USGS <text:s text:c="3"/>1.65 <text:s text:c="3"/>0.64 <text:s text:c="27"/>POOR <text:s text:c="3"/>0.00 <text:s text:c="3"/>0.00 <text:s text:c="3"/>UNSP <text:s text:c="3"/>MEAS <text:s text:c="3"/>1 <text:s text:c="14"/>UNSP <text:s text:c="3"/>QSCMM <text:s text:c="10"/>0.64 <text:s text:c="3"/>4.00 <text:s text:c="3"/>0.70 <text:s text:c="3"/>0.91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62H <text:s text:c="3"/>1968-03-21 <text:s text:c="13"/>Yes <text:s text:c="4"/>Madrid <text:s/>USGS <text:s text:c="3"/>1.65 <text:s text:c="3"/>0.83 <text:s text:c="27"/>FAIR <text:s text:c="3"/>0.00 <text:s text:c="3"/>0.00 <text:s text:c="3"/>UNSP <text:s text:c="3"/>MEAS <text:s text:c="3"/>1 <text:s text:c="14"/>UNSP <text:s text:c="3"/>QSCMM <text:s text:c="10"/>0.83 <text:s text:c="3"/>4.50 <text:s text:c="3"/>0.80 <text:s text:c="3"/>0.96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63H <text:s text:c="3"/>1968-05-14 <text:s text:c="13"/>Yes <text:s text:c="4"/>Madrid <text:s/>USGS <text:s text:c="3"/>1.55 <text:s text:c="3"/>0.63 <text:s text:c="27"/>GOOD <text:s text:c="3"/>0.00 <text:s text:c="3"/>0.00 <text:s text:c="3"/>UNSP <text:s text:c="3"/>MEAS <text:s text:c="3"/>1 <text:s text:c="14"/>UNSP <text:s text:c="3"/>QSCMM <text:s text:c="10"/>0.63 <text:s text:c="3"/>4.50 <text:s text:c="3"/>0.75 <text:s text:c="3"/>0.81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64H <text:s text:c="3"/>1968-06-13 <text:s text:c="13"/>Yes <text:s text:c="4"/>Madrid <text:s/>USGS <text:s text:c="3"/>2.00 <text:s text:c="3"/>0.65 <text:s text:c="27"/>FAIR <text:s text:c="3"/>0.00 <text:s text:c="3"/>0.00 <text:s text:c="3"/>UNSP <text:s text:c="3"/>MEAS <text:s text:c="3"/>1 <text:s text:c="14"/>UNSP <text:s text:c="3"/>QSCMM <text:s text:c="10"/>0.65 <text:s text:c="3"/>5.50 <text:s text:c="3"/>0.75 <text:s text:c="3"/>0.8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65H <text:s text:c="3"/>1968-07-17 <text:s text:c="13"/>Yes <text:s text:c="4"/>Madrid <text:s/>USGS <text:s text:c="3"/>1.76 <text:s text:c="3"/>1.52 <text:s text:c="27"/>GOOD <text:s text:c="3"/>0.00 <text:s text:c="3"/>0.00 <text:s text:c="3"/>UNSP <text:s text:c="3"/>MEAS <text:s text:c="3"/>1 <text:s text:c="14"/>UNSP <text:s text:c="3"/>QSCMM <text:s text:c="10"/>1.52 <text:s text:c="3"/>7.00 <text:s text:c="3"/>1.55 <text:s text:c="3"/>0.9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66H <text:s text:c="3"/>1968-09-04 <text:s text:c="13"/>Yes <text:s text:c="4"/>Madrid <text:s/>USGS <text:s text:c="3"/>1.43 <text:s text:c="3"/>0.39 <text:s text:c="27"/>FAIR <text:s text:c="3"/>0.00 <text:s text:c="11"/>UNSP <text:s text:c="3"/>MEAS <text:s text:c="3"/>1 <text:s text:c="14"/>UNSP <text:s text:c="3"/>QSCMM <text:s text:c="10"/>0.39 <text:s text:c="3"/>2.70 <text:s text:c="3"/>0.45 <text:s text:c="3"/>0.86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67H <text:s text:c="3"/>1968-12-03 <text:s text:c="13"/>Yes <text:s text:c="4"/>Madrid <text:s/>USGS <text:s text:c="3"/>1.66 <text:s text:c="3"/>0.96 <text:s text:c="27"/>FAIR <text:s text:c="3"/>0.00 <text:s text:c="11"/>UNSP <text:s text:c="3"/>MEAS <text:s text:c="3"/>1 <text:s text:c="14"/>UNSP <text:s text:c="3"/>QSCMM <text:s text:c="10"/>0.96 <text:s text:c="3"/>5.50 <text:s text:c="3"/>1.20 <text:s text:c="3"/>0.80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6">
          <table:table-cell office:value-type="string" calcext:value-type="string">
            <text:p>USGS <text:s text:c="3"/>07295500 <text:s text:c="7"/>168H <text:s text:c="3"/>1969-01-08 <text:s text:c="13"/>Yes <text:s text:c="4"/>Madrid <text:s/>USGS <text:s text:c="3"/>1.55 <text:s text:c="3"/>0.62 <text:s text:c="27"/>FAIR <text:s text:c="19"/>UNSP <text:s text:c="3"/>MEAS <text:s text:c="3"/>1 <text:s text:c="14"/>UNSP <text:s text:c="3"/>QSCMM <text:s text:c="10"/>0.62 <text:s text:c="3"/>5.10 <text:s text:c="3"/>1.02 <text:s text:c="3"/>0.61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69H <text:s text:c="3"/>1969-02-11 <text:s text:c="13"/>Yes <text:s text:c="4"/>Madrid <text:s/>USGS <text:s text:c="3"/>1.10 <text:s text:c="3"/>0.010 <text:s text:c="26"/>POOR <text:s text:c="11"/>0.00 <text:s text:c="3"/>UNSP <text:s text:c="3"/>MEAS <text:s text:c="3"/>1 <text:s text:c="14"/>OTHR <text:s text:c="3"/>Q-EST <text:s text:c="10"/>0.01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70H <text:s text:c="3"/>1969-03-25 <text:s text:c="13"/>Yes <text:s text:c="4"/>Madrid <text:s/>USGS <text:s text:c="3"/>1.29 <text:s text:c="3"/>0.090 <text:s text:c="26"/>FAIR <text:s text:c="3"/>0.00 <text:s text:c="3"/>0.00 <text:s text:c="3"/>UNSP <text:s text:c="3"/>MEAS <text:s text:c="3"/>1 <text:s text:c="14"/>UNSP <text:s text:c="3"/>QSCMM <text:s text:c="10"/>0.090 <text:s text:c="2"/>2.10 <text:s text:c="3"/>0.36 <text:s text:c="3"/>0.25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71H <text:s text:c="3"/>1969-06-04 <text:s text:c="13"/>Yes <text:s text:c="4"/>Madrid <text:s/>USGS <text:s text:c="3"/>1.83 <text:s text:c="3"/>1.92 <text:s text:c="27"/>FAIR <text:s text:c="3"/>0.00 <text:s text:c="3"/>0.00 <text:s text:c="3"/>UNSP <text:s text:c="3"/>MEAS <text:s text:c="3"/>1 <text:s text:c="14"/>UNSP <text:s text:c="3"/>QSCMM <text:s text:c="10"/>1.92 <text:s text:c="3"/>6.00 <text:s text:c="3"/>1.64 <text:s text:c="3"/>1.17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72H <text:s text:c="3"/>1969-07-02 <text:s text:c="13"/>Yes <text:s text:c="4"/>Madrid <text:s/>USGS <text:s text:c="3"/>1.57 <text:s text:c="3"/>0.45 <text:s text:c="27"/>FAIR <text:s text:c="3"/>0.00 <text:s text:c="3"/>0.00 <text:s text:c="3"/>UNSP <text:s text:c="3"/>MEAS <text:s text:c="3"/>1 <text:s text:c="14"/>UNSP <text:s text:c="3"/>QSCMM <text:s text:c="10"/>0.45 <text:s text:c="3"/>2.70 <text:s text:c="3"/>0.42 <text:s text:c="3"/>1.06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6">
          <table:table-cell office:value-type="string" calcext:value-type="string">
            <text:p>USGS <text:s text:c="3"/>07295500 <text:s text:c="7"/>173H <text:s text:c="3"/>1969-08-05 <text:s text:c="13"/>Yes <text:s text:c="4"/>Madrid <text:s/>USGS <text:s text:c="3"/>1.12 <text:s text:c="3"/>0.006 <text:s text:c="26"/>POOR <text:s text:c="11"/>0.00 <text:s text:c="3"/>UNSP <text:s text:c="3"/>MEAS <text:s text:c="3"/>1 <text:s text:c="14"/>OTHR <text:s text:c="3"/>QSCMM <text:s text:c="10"/>0.006 <text:s text:c="2"/>0.40 <text:s text:c="3"/>0.02 <text:s text:c="3"/>0.30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74H <text:s text:c="3"/>1969-10-02 <text:s text:c="13"/>Yes <text:s text:c="4"/>Madrid <text:s/>USGS <text:s text:c="3"/>1.40 <text:s text:c="3"/>0.23 <text:s text:c="27"/>FAIR <text:s text:c="3"/>0.00 <text:s text:c="3"/>0.00 <text:s text:c="11"/>MEAS <text:s text:c="3"/>1 <text:s text:c="14"/>UNSP <text:s text:c="3"/>QSCMM <text:s text:c="10"/>0.23 <text:s text:c="3"/>2.50 <text:s text:c="3"/>0.34 <text:s text:c="3"/>0.6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75H <text:s text:c="3"/>1969-11-06 <text:s text:c="13"/>Yes <text:s text:c="4"/>GWM <text:s text:c="4"/>USGS <text:s text:c="3"/>1.93 <text:s text:c="3"/>1.72 <text:s text:c="27"/>GOOD <text:s text:c="3"/>0.00 <text:s text:c="3"/>0.00 <text:s text:c="3"/>UNSP <text:s text:c="3"/>MEAS <text:s text:c="3"/>1 <text:s text:c="14"/>UNSP <text:s text:c="3"/>QSCMM <text:s text:c="10"/>1.72 <text:s text:c="3"/>4.00 <text:s text:c="3"/>1.34 <text:s text:c="3"/>1.2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76H <text:s text:c="3"/>1969-12-03 <text:s text:c="13"/>Yes <text:s text:c="4"/>Kidwell USGS <text:s text:c="3"/>1.42 <text:s text:c="3"/>0.19 <text:s text:c="27"/>FAIR <text:s text:c="3"/>0.00 <text:s text:c="3"/>0.00 <text:s text:c="3"/>UNSP <text:s text:c="3"/>MEAS <text:s text:c="3"/>1 <text:s text:c="14"/>UNSP <text:s text:c="3"/>QSCMM <text:s text:c="10"/>0.19 <text:s text:c="3"/>2.40 <text:s text:c="3"/>0.39 <text:s text:c="3"/>0.4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77H <text:s text:c="3"/>1970-01-08 <text:s text:c="13"/>Yes <text:s text:c="4"/>GWM <text:s text:c="4"/>USGS <text:s text:c="3"/>1.66 <text:s text:c="3"/>0.66 <text:s text:c="27"/>FAIR <text:s text:c="3"/>0.00 <text:s text:c="11"/>UNSP <text:s text:c="3"/>MEAS <text:s text:c="3"/>1 <text:s text:c="14"/>UNSP <text:s text:c="3"/>QSCMM <text:s text:c="10"/>0.66 <text:s text:c="3"/>3.00 <text:s text:c="3"/>0.75 <text:s text:c="3"/>0.8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78H <text:s text:c="3"/>1970-02-04 <text:s text:c="13"/>Yes <text:s text:c="4"/>GWM <text:s text:c="4"/>USGS <text:s text:c="3"/>1.58 <text:s text:c="3"/>0.080 <text:s text:c="26"/>POOR <text:s text:c="11"/>0.00 <text:s text:c="3"/>UNSP <text:s text:c="3"/>MEAS <text:s text:c="3"/>1 <text:s text:c="14"/>OTHR <text:s text:c="3"/>Q-EST <text:s text:c="10"/>0.08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79H <text:s text:c="3"/>1970-03-04 <text:s text:c="13"/>Yes <text:s text:c="4"/>GWM/Ntwn <text:s text:c="7"/>USGS <text:s text:c="3"/>1.52 <text:s text:c="3"/>0.34 <text:s text:c="27"/>FAIR <text:s text:c="3"/>0.00 <text:s text:c="3"/>0.00 <text:s text:c="11"/>MEAS <text:s text:c="3"/>1 <text:s text:c="14"/>UNSP <text:s text:c="3"/>QSCMM <text:s text:c="10"/>0.34 <text:s text:c="3"/>2.00 <text:s text:c="3"/>0.32 <text:s text:c="3"/>1.05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80H <text:s text:c="3"/>1970-04-01 <text:s text:c="13"/>Yes <text:s text:c="4"/>Nwtn/GWM <text:s text:c="7"/>USGS <text:s text:c="3"/>1.60 <text:s text:c="3"/>0.56 <text:s text:c="27"/>FAIR <text:s text:c="3"/>0.00 <text:s text:c="3"/>0.00 <text:s text:c="3"/>UNSP <text:s text:c="3"/>MEAS <text:s text:c="3"/>1 <text:s text:c="14"/>UNSP <text:s text:c="3"/>QSCMM <text:s text:c="10"/>0.56 <text:s text:c="3"/>2.40 <text:s text:c="3"/>0.59 <text:s text:c="3"/>0.95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81H <text:s text:c="3"/>1970-05-01 <text:s text:c="13"/>Yes <text:s text:c="4"/>GHM <text:s text:c="4"/>USGS <text:s text:c="3"/>1.19 <text:s text:c="3"/>0.050 <text:s text:c="26"/>POOR <text:s text:c="11"/>0.00 <text:s text:c="3"/>UNSP <text:s text:c="3"/>MEAS <text:s text:c="3"/>1 <text:s text:c="14"/>OTHR <text:s text:c="3"/>Q-EST <text:s text:c="10"/>0.05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82H <text:s text:c="3"/>1970-07-06 <text:s text:c="13"/>Yes <text:s text:c="4"/>GHM <text:s text:c="4"/>USGS <text:s text:c="3"/>1.83 <text:s text:c="3"/>1.69 <text:s text:c="27"/>FAIR <text:s text:c="3"/>0.00 <text:s text:c="3"/>0.00 <text:s text:c="11"/>MEAS <text:s text:c="3"/>1 <text:s text:c="14"/>UNSP <text:s text:c="3"/>QSCMM <text:s text:c="10"/>1.69 <text:s text:c="3"/>11.0 <text:s text:c="3"/>6.13 <text:s text:c="3"/>0.2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83H <text:s text:c="3"/>1971-06-03 <text:s text:c="13"/>Yes <text:s text:c="4"/>Newton <text:s/>USGS <text:s text:c="3"/>1.63 <text:s text:c="3"/>0.020 <text:s text:c="26"/>POOR <text:s text:c="11"/>0.00 <text:s text:c="11"/>MEAS <text:s text:c="3"/>1 <text:s text:c="14"/>OTHR <text:s text:c="3"/>Q-EST <text:s text:c="10"/>0.02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84H <text:s text:c="3"/>1971-09-02 <text:s text:c="13"/>Yes <text:s text:c="4"/>Martin <text:s/>USGS <text:s text:c="3"/>1.52 <text:s text:c="3"/>0.45 <text:s text:c="27"/>FAIR <text:s text:c="3"/>0.00 <text:s text:c="3"/>0.00 <text:s text:c="11"/>MEAS <text:s text:c="3"/>1 <text:s text:c="14"/>UNSP <text:s text:c="3"/>QSCMM <text:s text:c="10"/>0.45 <text:s text:c="3"/>2.50 <text:s text:c="3"/>0.53 <text:s text:c="3"/>0.85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85H <text:s text:c="3"/>1971-10-05 <text:s text:c="13"/>Yes <text:s text:c="4"/>Newton <text:s/>USGS <text:s text:c="3"/>2.10 <text:s text:c="3"/>3.06 <text:s text:c="27"/>FAIR <text:s text:c="3"/>-0.02 <text:s text:c="2"/>0.00 <text:s text:c="11"/>MEAS <text:s text:c="3"/>1 <text:s text:c="14"/>UNSP <text:s text:c="3"/>QSCMM <text:s text:c="10"/>3.06 <text:s text:c="3"/>5.00 <text:s text:c="3"/>2.41 <text:s text:c="3"/>1.27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6">
          <table:table-cell office:value-type="string" calcext:value-type="string">
            <text:p>USGS <text:s text:c="3"/>07295500 <text:s text:c="7"/>186H <text:s text:c="3"/>1971-11-05 <text:s text:c="13"/>Yes <text:s text:c="4"/>Schoultz <text:s text:c="7"/>USGS <text:s text:c="3"/>1.73 <text:s text:c="3"/>0.90 <text:s text:c="27"/>POOR <text:s text:c="11"/>0.00 <text:s text:c="11"/>MEAS <text:s text:c="3"/>1 <text:s text:c="14"/>OTHR <text:s text:c="3"/>Q-EST <text:s text:c="10"/>0.90 <text:s text:c="27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87H <text:s text:c="3"/>1971-12-15 <text:s text:c="13"/>Yes <text:s text:c="4"/>Schoultz <text:s text:c="7"/>USGS <text:s text:c="3"/>1.88 <text:s text:c="3"/>1.58 <text:s text:c="27"/>FAIR <text:s text:c="3"/>0.00 <text:s text:c="3"/>0.00 <text:s text:c="11"/>MEAS <text:s text:c="3"/>1 <text:s text:c="14"/>UNSP <text:s text:c="3"/>QSCMM <text:s text:c="10"/>1.58 <text:s text:c="3"/>5.50 <text:s text:c="3"/>1.57 <text:s text:c="3"/>1.00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88H <text:s text:c="3"/>1972-01-02 <text:s text:c="13"/>Yes <text:s text:c="4"/>Schoultz <text:s text:c="7"/>USGS <text:s text:c="3"/>1.86 <text:s text:c="3"/>1.07 <text:s text:c="27"/>FAIR <text:s text:c="3"/>0.00 <text:s text:c="3"/>0.00 <text:s text:c="11"/>MEAS <text:s text:c="3"/>1 <text:s text:c="14"/>UNSP <text:s text:c="3"/>QSCMM <text:s text:c="10"/>1.07 <text:s text:c="3"/>5.00 <text:s text:c="3"/>1.92 <text:s text:c="3"/>0.56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89H <text:s text:c="3"/>1972-02-15 <text:s text:c="13"/>Yes <text:s text:c="4"/>Schoultz <text:s text:c="7"/>USGS <text:s text:c="3"/>1.78 <text:s text:c="3"/>0.77 <text:s text:c="27"/>FAIR <text:s text:c="3"/>0.00 <text:s text:c="3"/>0.00 <text:s text:c="11"/>MEAS <text:s text:c="3"/>1 <text:s text:c="14"/>UNSP <text:s text:c="3"/>QSCMM <text:s text:c="10"/>0.77 <text:s text:c="3"/>4.20 <text:s text:c="3"/>1.22 <text:s text:c="3"/>0.63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90H <text:s text:c="3"/>1972-03-21 <text:s text:c="13"/>Yes <text:s text:c="4"/>SHZ/GDM USGS <text:s text:c="3"/>1.29 <text:s text:c="3"/>0.10 <text:s text:c="27"/>POOR <text:s text:c="11"/>0.00 <text:s text:c="11"/>MEAS <text:s text:c="3"/>1 <text:s text:c="14"/>OTHR <text:s text:c="3"/>QSCMM <text:s text:c="10"/>0.10 <text:s text:c="27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6">
          <table:table-cell office:value-type="string" calcext:value-type="string">
            <text:p>USGS <text:s text:c="3"/>07295500 <text:s text:c="7"/>191H <text:s text:c="3"/>1972-05-31 <text:s text:c="13"/>Yes <text:s text:c="4"/>McAdoo <text:s/>USGS <text:s text:c="3"/>1.06 <text:s text:c="3"/>0.010 <text:s text:c="26"/>POOR <text:s text:c="3"/>0.02 <text:s text:c="3"/>0.00 <text:s text:c="11"/>MEAS <text:s text:c="3"/>1 <text:s text:c="14"/>OTHR <text:s text:c="3"/>Q-EST <text:s text:c="10"/>0.01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192H <text:s text:c="3"/>1972-07-06 <text:s text:c="13"/>Yes <text:s text:c="4"/>McAdoo <text:s/>USGS <text:s text:c="3"/>1.42 <text:s text:c="3"/>0.32 <text:s text:c="27"/>FAIR <text:s text:c="3"/>0.00 <text:s text:c="3"/>0.00 <text:s text:c="11"/>MEAS <text:s text:c="3"/>1 <text:s text:c="14"/>UNSP <text:s text:c="3"/>QSCMM <text:s text:c="10"/>0.32 <text:s text:c="3"/>4.80 <text:s text:c="3"/>1.14 <text:s text:c="3"/>0.28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93H <text:s text:c="3"/>1972-08-08 <text:s text:c="13"/>Yes <text:s text:c="4"/>Schoultz <text:s text:c="7"/>USGS <text:s text:c="3"/>2.76 <text:s text:c="3"/>11.7 <text:s text:c="27"/>FAIR <text:s text:c="3"/>-0.01 <text:s text:c="18"/>MEAS <text:s text:c="3"/>1 <text:s text:c="14"/>UNSP <text:s text:c="3"/>QSCMM <text:s text:c="10"/>11.7 <text:s text:c="3"/>13.5 <text:s text:c="3"/>12.6 <text:s text:c="3"/>0.94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94H <text:s text:c="3"/>1972-09-17 <text:s text:c="13"/>Yes <text:s text:c="4"/>Schoultz <text:s text:c="7"/>USGS <text:s text:c="3"/>1.45 <text:s text:c="3"/>0.60 <text:s text:c="27"/>FAIR <text:s text:c="3"/>0.00 <text:s text:c="3"/>0.00 <text:s text:c="11"/>MEAS <text:s text:c="3"/>1 <text:s text:c="14"/>UNSP <text:s text:c="3"/>QSCMM <text:s text:c="10"/>0.60 <text:s text:c="3"/>3.50 <text:s text:c="3"/>0.81 <text:s text:c="3"/>0.74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95H <text:s text:c="3"/>1972-12-14 <text:s text:c="13"/>Yes <text:s text:c="4"/>G McAdoo <text:s text:c="7"/>USGS <text:s text:c="3"/>1.42 <text:s text:c="3"/>0.26 <text:s text:c="27"/>FAIR <text:s text:c="3"/>0.00 <text:s text:c="3"/>0.00 <text:s text:c="3"/>UNSP <text:s text:c="3"/>MEAS <text:s text:c="3"/>1 <text:s text:c="14"/>UNSP <text:s text:c="3"/>QSCMM <text:s text:c="10"/>0.26 <text:s text:c="3"/>3.30 <text:s text:c="3"/>0.59 <text:s text:c="3"/>0.44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96H <text:s text:c="3"/>1973-01-17 <text:s text:c="13"/>Yes <text:s text:c="4"/>Schoultz <text:s text:c="7"/>USGS <text:s text:c="3"/>1.54 <text:s text:c="3"/>0.47 <text:s text:c="27"/>FAIR <text:s text:c="3"/>-0.01 <text:s text:c="2"/>0.00 <text:s text:c="11"/>MEAS <text:s text:c="3"/>1 <text:s text:c="14"/>UNSP <text:s text:c="3"/>QSCMM <text:s text:c="10"/>0.47 <text:s text:c="3"/>3.00 <text:s text:c="3"/>0.83 <text:s text:c="3"/>0.57 <text:s text:c="3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97H <text:s text:c="3"/>1973-04-10 <text:s text:c="13"/>Yes <text:s text:c="4"/>JOJ/GDM USGS <text:s text:c="3"/>1.40 <text:s text:c="3"/>0.22 <text:s text:c="27"/>POOR <text:s text:c="11"/>0.00 <text:s text:c="11"/>MEAS <text:s text:c="3"/>1 <text:s text:c="14"/>OTHR <text:s text:c="3"/>Q-EST <text:s text:c="10"/>0.22 <text:s text:c="27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3">
          <table:table-cell office:value-type="string" calcext:value-type="string">
            <text:p>USGS <text:s text:c="3"/>07295500 <text:s text:c="7"/>198H <text:s text:c="3"/>1973-05-01 <text:s text:c="13"/>Yes <text:s text:c="4"/>GDM <text:s text:c="4"/>USGS <text:s text:c="3"/>1.08 <text:s text:c="3"/>0.006 <text:s text:c="26"/>POOR <text:s text:c="11"/>0.00 <text:s text:c="11"/>MEAS <text:s text:c="3"/>1 <text:s text:c="14"/>OTHR <text:s text:c="3"/>Q-EST <text:s text:c="10"/>0.006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183 <text:s text:c="4"/>2002-08-27 19:14:00 <text:s text:c="4"/>CDT <text:s text:c="4"/>Yes <text:s text:c="4"/>JDK/DMH USGS <text:s text:c="11"/>0.000 <text:s text:c="10"/>0.00 <text:s text:c="11"/>UNSP <text:s text:c="19"/>CLER <text:s text:c="3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184 <text:s text:c="4"/>2002-10-16 09:38:00 <text:s text:c="4"/>CDT <text:s text:c="4"/>Yes <text:s text:c="4"/>JDK <text:s text:c="4"/>USGS <text:s text:c="11"/>0.000 <text:s text:c="10"/>0.00 <text:s text:c="11"/>UNSP <text:s text:c="19"/>CLER <text:s text:c="3"/>UNSP <text:s text:c="3"/>1 <text:s text:c="6"/>Channel 1 <text:s text:c="6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185 <text:s text:c="4"/>2003-01-15 09:38:00 <text:s text:c="4"/>CST <text:s text:c="4"/>Yes <text:s text:c="4"/>JDK <text:s text:c="4"/>USGS <text:s text:c="11"/>0.000 <text:s text:c="10"/>0.00 <text:s text:c="11"/>UNSP <text:s text:c="19"/>CLER <text:s text:c="3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186 <text:s text:c="4"/>2003-03-27 08:45:00 <text:s text:c="4"/>CST <text:s text:c="4"/>Yes <text:s text:c="4"/>JDK <text:s text:c="4"/>USGS <text:s text:c="11"/>0.000 <text:s text:c="10"/>0.00 <text:s text:c="11"/>UNSP <text:s text:c="19"/>CLER <text:s text:c="3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187 <text:s text:c="4"/>2003-05-14 10:17:00 <text:s text:c="4"/>CDT <text:s text:c="4"/>Yes <text:s text:c="4"/>JDK <text:s text:c="4"/>USGS <text:s text:c="11"/>0.000 <text:s text:c="10"/>0.00 <text:s text:c="11"/>UNSP <text:s text:c="19"/>CLER <text:s text:c="3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188 <text:s text:c="4"/>2003-06-26 11:10:00 <text:s text:c="4"/>CDT <text:s text:c="4"/>Yes <text:s text:c="4"/>JDK <text:s text:c="4"/>USGS <text:s text:c="11"/>0.000 <text:s text:c="10"/>0.00 <text:s text:c="11"/>UNSP <text:s text:c="19"/>CLER <text:s text:c="3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189 <text:s text:c="4"/>2003-07-30 08:25:00 <text:s text:c="4"/>CDT <text:s text:c="4"/>Yes <text:s text:c="4"/>JDK <text:s text:c="4"/>USGS <text:s text:c="11"/>0.000 <text:s text:c="10"/>0.00 <text:s text:c="11"/>UNSP <text:s text:c="19"/>CLER <text:s text:c="3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190 <text:s text:c="4"/>2003-10-17 14:25:00 <text:s text:c="4"/>CDT <text:s text:c="4"/>Yes <text:s text:c="4"/>JDK <text:s text:c="4"/>USGS <text:s text:c="11"/>0.000 <text:s text:c="10"/>0.00 <text:s text:c="11"/>UNSP <text:s text:c="19"/>CLER <text:s text:c="3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191 <text:s text:c="4"/>2003-12-17 09:30:00 <text:s text:c="4"/>CST <text:s text:c="4"/>Yes <text:s text:c="4"/>JDK <text:s text:c="4"/>USGS <text:s text:c="11"/>0.000 <text:s text:c="10"/>0.00 <text:s text:c="11"/>UNSP <text:s text:c="19"/>CLER <text:s text:c="3"/>UNSP <text:s text:c="3"/>1 <text:s text:c="6"/>Channel 1 <text:s text:c="6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192 <text:s text:c="4"/>2004-02-19 10:40:00 <text:s text:c="4"/>CST <text:s text:c="4"/>Yes <text:s text:c="4"/>JDK <text:s text:c="4"/>USGS <text:s text:c="3"/>0.07 <text:s text:c="3"/>0.000 <text:s text:c="10"/>0.00 <text:s text:c="11"/>UNSP <text:s text:c="27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193 <text:s text:c="4"/>2004-04-08 14:00:00 <text:s text:c="4"/>CDT <text:s text:c="4"/>Yes <text:s text:c="4"/>JDK <text:s text:c="4"/>USGS <text:s text:c="11"/>0.000 <text:s text:c="10"/>0.00 <text:s text:c="11"/>UNSP <text:s text:c="27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194 <text:s text:c="4"/>2004-07-14 14:45:00 <text:s text:c="4"/>CDT <text:s text:c="4"/>Yes <text:s text:c="4"/>JDK <text:s text:c="4"/>USGS <text:s text:c="11"/>0.000 <text:s text:c="10"/>0.00 <text:s text:c="11"/>UNSP <text:s text:c="19"/>MDDB <text:s text:c="3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195 <text:s text:c="4"/>2004-09-02 09:03:00 <text:s text:c="4"/>CDT <text:s text:c="4"/>Yes <text:s text:c="4"/>JDK <text:s text:c="4"/>USGS <text:s text:c="3"/>0.07 <text:s text:c="3"/>0.000 <text:s text:c="10"/>0.00 <text:s text:c="11"/>UNSP <text:s text:c="27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9">
          <table:table-cell office:value-type="string" calcext:value-type="string">
            <text:p>USGS <text:s text:c="3"/>07295500 <text:s text:c="7"/>196 <text:s text:c="4"/>2004-09-28 12:59:00 <text:s text:c="4"/>CDT <text:s text:c="4"/>Yes <text:s text:c="4"/>DMH/SWK USGS <text:s text:c="3"/>4.96 <text:s text:c="3"/>367.0 <text:s text:c="3"/>4.0 <text:s text:c="3"/>0.390 <text:s text:c="2"/>0.00 <text:s text:c="3"/>POOR <text:s text:c="3"/>0.00 <text:s text:c="3"/>0.10 <text:s text:c="3"/>CLER <text:s text:c="3"/>MEAS <text:s text:c="3"/>1 <text:s text:c="6"/>Unspecified <text:s text:c="4"/>OTHR <text:s text:c="3"/>QIDIR <text:s text:c="10"/>367.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9">
          <table:table-cell office:value-type="string" calcext:value-type="string">
            <text:p>USGS <text:s text:c="3"/>07295500 <text:s text:c="7"/>197 <text:s text:c="4"/>2004-09-28 13:40:00 <text:s text:c="4"/>CDT <text:s text:c="4"/>Yes <text:s text:c="4"/>DMH/SWK USGS <text:s text:c="3"/>4.89 <text:s text:c="3"/>244.0 <text:s text:c="3"/>4.0 <text:s text:c="3"/>0.070 <text:s text:c="2"/>-0.400 <text:s/>POOR <text:s text:c="3"/>-0.04 <text:s text:c="2"/>1.00 <text:s text:c="3"/>CLER <text:s text:c="3"/>MEAS <text:s text:c="3"/>1 <text:s text:c="6"/>Unspecified <text:s text:c="4"/>OTHR <text:s text:c="3"/>QIDIR <text:s text:c="10"/>244.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198 <text:s text:c="4"/>2004-09-29 08:23:00 <text:s text:c="4"/>CDT <text:s text:c="4"/>Yes <text:s text:c="4"/>DMH/SWK USGS <text:s text:c="3"/>4.06 <text:s text:c="3"/>83.5 <text:s text:c="4"/>4.0 <text:s text:c="3"/>0.070 <text:s text:c="2"/>4.50 <text:s text:c="3"/>FAIR <text:s text:c="3"/>-0.03 <text:s text:c="2"/>0.90 <text:s text:c="3"/>CLER <text:s text:c="3"/>MEAS <text:s text:c="3"/>1 <text:s text:c="6"/>Unspecified <text:s text:c="4"/>WADE <text:s text:c="3"/>QUNSP <text:s text:c="10"/>83.5 <text:s text:c="3"/>65.5 <text:s text:c="3"/>171 <text:s text:c="4"/>0.489 <text:s text:c="2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199 <text:s text:c="4"/>2004-09-29 10:45:00 <text:s text:c="4"/>CDT <text:s text:c="4"/>Yes <text:s text:c="4"/>DMH <text:s text:c="4"/>USGS <text:s text:c="3"/>3.97 <text:s text:c="3"/>65.8 <text:s text:c="4"/>4.0 <text:s text:c="3"/>0.070 <text:s text:c="2"/>-3.90 <text:s text:c="2"/>FAIR <text:s text:c="3"/>-0.03 <text:s text:c="2"/>0.60 <text:s text:c="3"/>CLER <text:s text:c="3"/>MEAS <text:s text:c="3"/>1 <text:s text:c="6"/>Unspecified <text:s text:c="4"/>WADE <text:s text:c="3"/>QUNSP <text:s text:c="10"/>65.8 <text:s text:c="3"/>65.0 <text:s text:c="3"/>172 <text:s text:c="4"/>0.380 <text:s text:c="2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200 <text:s text:c="4"/>2004-09-29 12:17:00 <text:s text:c="4"/>CDT <text:s text:c="4"/>Yes <text:s text:c="4"/>DMH <text:s text:c="4"/>USGS <text:s text:c="3"/>3.91 <text:s text:c="3"/>49.1 <text:s text:c="4"/>4.0 <text:s text:c="3"/>-0.030 <text:s/>-3.30 <text:s text:c="2"/>FAIR <text:s text:c="3"/>-0.03 <text:s text:c="2"/>0.60 <text:s text:c="3"/>CLER <text:s text:c="3"/>MEAS <text:s text:c="3"/>1 <text:s text:c="6"/>Unspecified <text:s text:c="4"/>WADE <text:s text:c="3"/>QUNSP <text:s text:c="10"/>49.1 <text:s text:c="3"/>65.0 <text:s text:c="3"/>170 <text:s text:c="4"/>0.290 <text:s text:c="2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201 <text:s text:c="4"/>2004-09-29 14:00:00 <text:s text:c="4"/>CDT <text:s text:c="4"/>Yes <text:s text:c="4"/>DMH <text:s text:c="4"/>USGS <text:s text:c="3"/>3.85 <text:s text:c="3"/>44.9 <text:s text:c="4"/>4.0 <text:s text:c="3"/>-0.030 <text:s/>-0.900 <text:s/>GOOD <text:s text:c="3"/>-0.01 <text:s text:c="2"/>0.50 <text:s text:c="3"/>CLER <text:s text:c="3"/>MEAS <text:s text:c="3"/>1 <text:s text:c="6"/>Unspecified <text:s text:c="4"/>WADE <text:s text:c="3"/>QUNSP <text:s text:c="10"/>44.9 <text:s text:c="3"/>64.5 <text:s text:c="3"/>166 <text:s text:c="4"/>0.270 <text:s text:c="2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202 <text:s text:c="4"/>2004-09-29 17:22:00 <text:s text:c="4"/>CDT <text:s text:c="4"/>Yes <text:s text:c="4"/>DMH/LPH USGS <text:s text:c="3"/>3.74 <text:s text:c="3"/>41.0 <text:s text:c="4"/>4.0 <text:s text:c="3"/>0.00 <text:s text:c="3"/>5.70 <text:s text:c="3"/>POOR <text:s text:c="3"/>-0.02 <text:s text:c="2"/>0.75 <text:s text:c="3"/>CLER <text:s text:c="3"/>MEAS <text:s text:c="3"/>1 <text:s text:c="6"/>Unspecified <text:s text:c="4"/>WADE <text:s text:c="3"/>QUNSP <text:s text:c="10"/>41.0 <text:s text:c="3"/>64.5 <text:s text:c="3"/>160 <text:s text:c="4"/>0.260 <text:s text:c="2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203 <text:s text:c="4"/>2004-09-29 18:34:00 <text:s text:c="4"/>CDT <text:s text:c="4"/>Yes <text:s text:c="4"/>DMH/LPH USGS <text:s text:c="3"/>3.70 <text:s text:c="3"/>34.7 <text:s text:c="4"/>4.0 <text:s text:c="3"/>0.00 <text:s text:c="3"/>-3.30 <text:s text:c="2"/>FAIR <text:s text:c="3"/>0.00 <text:s text:c="3"/>0.50 <text:s text:c="3"/>CLER <text:s text:c="3"/>MEAS <text:s text:c="3"/>1 <text:s text:c="6"/>Unspecified <text:s text:c="4"/>WADE <text:s text:c="3"/>QUNSP <text:s text:c="10"/>34.7 <text:s text:c="3"/>64.5 <text:s text:c="3"/>157 <text:s text:c="4"/>0.220 <text:s text:c="2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204 <text:s text:c="4"/>2004-09-30 08:34:00 <text:s text:c="4"/>CDT <text:s text:c="4"/>Yes <text:s text:c="4"/>DMH/LPH USGS <text:s text:c="3"/>3.39 <text:s text:c="3"/>21.3 <text:s text:c="4"/>4.0 <text:s text:c="3"/>0.030 <text:s text:c="2"/>3.40 <text:s text:c="3"/>GOOD <text:s text:c="3"/>-0.02 <text:s text:c="2"/>1.00 <text:s text:c="3"/>LGDB <text:s text:c="3"/>MEAS <text:s text:c="3"/>1 <text:s text:c="6"/>Unspecified <text:s text:c="4"/>WADE <text:s text:c="3"/>QUNSP <text:s text:c="10"/>21.3 <text:s text:c="3"/>22.0 <text:s text:c="3"/>46.1 <text:s text:c="3"/>0.460 <text:s text:c="2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205 <text:s text:c="4"/>2004-09-30 15:05:00 <text:s text:c="4"/>CDT <text:s text:c="4"/>Yes <text:s text:c="4"/>DMH/LPH USGS <text:s text:c="3"/>3.28 <text:s text:c="3"/>16.1 <text:s text:c="4"/>4.0 <text:s text:c="3"/>0.030 <text:s text:c="2"/>-3.00 <text:s text:c="2"/>GOOD <text:s text:c="3"/>-0.01 <text:s text:c="2"/>0.50 <text:s text:c="3"/>LGDB <text:s text:c="3"/>MEAS <text:s text:c="3"/>1 <text:s text:c="6"/>Unspecified <text:s text:c="4"/>WADE <text:s text:c="3"/>QUNSP <text:s text:c="10"/>16.1 <text:s text:c="3"/>21.5 <text:s text:c="3"/>39.8 <text:s text:c="3"/>0.400 <text:s text:c="2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206 <text:s text:c="4"/>2004-10-01 08:08:00 <text:s text:c="4"/>CDT <text:s text:c="4"/>Yes <text:s text:c="4"/>DMH/LPH USGS <text:s text:c="3"/>3.06 <text:s text:c="3"/>8.09 <text:s text:c="4"/>4.0 <text:s text:c="3"/>-0.100 <text:s/>-1.00 <text:s text:c="2"/>GOOD <text:s text:c="3"/>-0.01 <text:s text:c="2"/>0.50 <text:s text:c="3"/>CLER <text:s text:c="3"/>MEAS <text:s text:c="3"/>1 <text:s text:c="6"/>Unspecified <text:s text:c="4"/>WADE <text:s text:c="3"/>QUNSP <text:s text:c="10"/>8.09 <text:s text:c="3"/>19.5 <text:s text:c="3"/>32.4 <text:s text:c="3"/>0.250 <text:s text:c="2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207 <text:s text:c="4"/>2004-10-04 15:00:00 <text:s text:c="4"/>CDT <text:s text:c="4"/>Yes <text:s text:c="4"/>JDK <text:s text:c="4"/>USGS <text:s text:c="3"/>2.00 <text:s text:c="3"/>0.540 <text:s text:c="3"/>4.0 <text:s text:c="3"/>-0.070 <text:s/>2.00 <text:s text:c="3"/>FAIR <text:s text:c="3"/>0.00 <text:s text:c="3"/>0.50 <text:s text:c="3"/>CLER <text:s text:c="3"/>MEAS <text:s text:c="3"/>1 <text:s text:c="6"/>Unspecified <text:s text:c="4"/>WADE <text:s text:c="3"/>QUNSP <text:s text:c="10"/>0.540 <text:s text:c="2"/>4.30 <text:s text:c="3"/>1.25 <text:s text:c="3"/>0.430 <text:s text:c="2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9">
          <table:table-cell office:value-type="string" calcext:value-type="string">
            <text:p>USGS <text:s text:c="3"/>07295500 <text:s text:c="7"/>208 <text:s text:c="4"/>2004-10-06 16:24:00 <text:s text:c="4"/>CDT <text:s text:c="4"/>Yes <text:s text:c="4"/>DMH <text:s text:c="4"/>USGS <text:s text:c="3"/>6.12 <text:s text:c="3"/>702.0 <text:s text:c="3"/>4.0 <text:s text:c="3"/>0.00 <text:s text:c="3"/>0.00 <text:s text:c="3"/>POOR <text:s text:c="3"/>-0.04 <text:s text:c="2"/>0.40 <text:s text:c="3"/>CLER <text:s text:c="3"/>MEAS <text:s text:c="3"/>1 <text:s text:c="6"/>Unspecified <text:s text:c="4"/>OTHR <text:s text:c="3"/>QIDIR <text:s text:c="10"/>702.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209 <text:s text:c="4"/>2004-12-15 13:12:00 <text:s text:c="4"/>CST <text:s text:c="4"/>Yes <text:s text:c="4"/>JDK <text:s text:c="4"/>USGS <text:s text:c="3"/>1.85 <text:s text:c="3"/>0.280 <text:s text:c="3"/>4.0 <text:s text:c="3"/>-0.040 <text:s/>-0.700 <text:s/>FAIR <text:s text:c="3"/>0.00 <text:s text:c="3"/>0.50 <text:s text:c="3"/>MDDB <text:s text:c="3"/>MEAS <text:s text:c="3"/>1 <text:s text:c="6"/>Unspecified <text:s text:c="4"/>WADE <text:s text:c="3"/>QUNSP <text:s text:c="10"/>0.280 <text:s text:c="2"/>2.90 <text:s text:c="3"/>0.540 <text:s text:c="2"/>0.520 <text:s text:c="2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210 <text:s text:c="4"/>2005-02-04 09:35:00 <text:s text:c="4"/>CST <text:s text:c="4"/>Yes <text:s text:c="4"/>JDK <text:s text:c="4"/>USGS <text:s text:c="3"/>1.96 <text:s text:c="3"/>0.540 <text:s text:c="3"/>4.0 <text:s text:c="3"/>-0.030 <text:s/>-2.30 <text:s text:c="2"/>POOR <text:s text:c="3"/>0.00 <text:s text:c="3"/>0.50 <text:s text:c="3"/>MDDB <text:s text:c="3"/>MEAS <text:s text:c="3"/>1 <text:s text:c="6"/>Unspecified <text:s text:c="4"/>WADE <text:s text:c="3"/>QUNSP <text:s text:c="10"/>0.540 <text:s text:c="2"/>2.30 <text:s text:c="3"/>0.580 <text:s text:c="2"/>0.930 <text:s text:c="2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211 <text:s text:c="4"/>2005-03-30 15:30:00 <text:s text:c="4"/>CST <text:s text:c="4"/>Yes <text:s text:c="4"/>JDK <text:s text:c="4"/>USGS <text:s text:c="3"/>1.90 <text:s text:c="3"/>0.310 <text:s text:c="3"/>4.0 <text:s text:c="3"/>-0.070 <text:s/>-1.90 <text:s text:c="2"/>POOR <text:s text:c="3"/>0.00 <text:s text:c="3"/>0.50 <text:s text:c="3"/>MDDB <text:s text:c="3"/>MEAS <text:s text:c="3"/>1 <text:s text:c="6"/>Unspecified <text:s text:c="4"/>WADE <text:s text:c="3"/>QUNSP <text:s text:c="10"/>0.310 <text:s text:c="2"/>2.40 <text:s text:c="3"/>0.470 <text:s text:c="2"/>0.660 <text:s text:c="2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1">
          <table:table-cell office:value-type="string" calcext:value-type="string">
            <text:p>USGS <text:s text:c="3"/>07295500 <text:s text:c="7"/>212 <text:s text:c="4"/>2005-05-24 16:50:00 <text:s text:c="4"/>CDT <text:s text:c="4"/>Yes <text:s text:c="4"/>JDK <text:s text:c="4"/>USGS <text:s text:c="3"/>0.94 <text:s text:c="3"/>0.000 <text:s text:c="3"/>4.0 <text:s text:c="3"/>0.00 <text:s text:c="11"/>UNSP <text:s text:c="19"/>MDDB <text:s text:c="3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1">
          <table:table-cell office:value-type="string" calcext:value-type="string">
            <text:p>USGS <text:s text:c="3"/>07295500 <text:s text:c="7"/>213 <text:s text:c="4"/>2005-07-21 09:10:00 <text:s text:c="4"/>CDT <text:s text:c="4"/>Yes <text:s text:c="4"/>JDK/LPH USGS <text:s text:c="3"/>0.07 <text:s text:c="3"/>0.000 <text:s text:c="3"/>4.0 <text:s text:c="3"/>0.00 <text:s text:c="11"/>UNSP <text:s text:c="19"/>LGDB <text:s text:c="3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14 <text:s text:c="4"/>2005-10-14 11:10:00 <text:s text:c="4"/>CDT <text:s text:c="4"/>Yes <text:s text:c="4"/>JDK <text:s text:c="4"/>USGS <text:s text:c="3"/>0.06 <text:s text:c="3"/>0.000 <text:s text:c="3"/>4.0 <text:s text:c="19"/>UNSP <text:s text:c="27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15 <text:s text:c="4"/>2005-11-22 15:50:00 <text:s text:c="4"/>CST <text:s text:c="4"/>Yes <text:s text:c="4"/>LPH <text:s text:c="4"/>USGS <text:s text:c="3"/>0.01 <text:s text:c="3"/>0.000 <text:s text:c="26"/>EXCL <text:s text:c="19"/>LGDB <text:s text:c="3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1">
          <table:table-cell office:value-type="string" calcext:value-type="string">
            <text:p>USGS <text:s text:c="3"/>07295500 <text:s text:c="7"/>216 <text:s text:c="4"/>2006-01-24 08:52:00 <text:s text:c="4"/>CST <text:s text:c="4"/>Yes <text:s text:c="4"/>LPH <text:s text:c="4"/>USGS <text:s text:c="3"/>-0.07 <text:s text:c="2"/>0.000 <text:s text:c="26"/>EXCL <text:s text:c="3"/>0.00 <text:s text:c="3"/>0.10 <text:s text:c="3"/>LGDB <text:s text:c="3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1">
          <table:table-cell office:value-type="string" calcext:value-type="string">
            <text:p>USGS <text:s text:c="3"/>07295500 <text:s text:c="7"/>217 <text:s text:c="4"/>2006-03-22 09:20:00 <text:s text:c="4"/>CST <text:s text:c="4"/>Yes <text:s text:c="4"/>LPH <text:s text:c="4"/>USGS <text:s text:c="3"/>-0.09 <text:s text:c="2"/>0.000 <text:s text:c="26"/>GOOD <text:s text:c="3"/>0.00 <text:s text:c="3"/>0.10 <text:s text:c="3"/>LGDB <text:s text:c="3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1">
          <table:table-cell office:value-type="string" calcext:value-type="string">
            <text:p>USGS <text:s text:c="3"/>07295500 <text:s text:c="7"/>218 <text:s text:c="4"/>2006-05-23 13:23:00 <text:s text:c="4"/>CDT <text:s text:c="4"/>Yes <text:s text:c="4"/>LPH <text:s text:c="4"/>USGS <text:s text:c="3"/>-0.12 <text:s text:c="2"/>0.000 <text:s text:c="26"/>EXCL <text:s text:c="3"/>0.00 <text:s text:c="3"/>0.10 <text:s text:c="3"/>LGDB <text:s text:c="3"/>MEAS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19 <text:s text:c="4"/>2006-07-11 09:38:00 <text:s text:c="4"/>CDT <text:s text:c="4"/>Yes <text:s text:c="4"/>LPH <text:s text:c="4"/>USGS <text:s text:c="3"/>0.40 <text:s text:c="3"/>0.000 <text:s text:c="26"/>EXCL <text:s text:c="3"/>0.00 <text:s text:c="11"/>LGDB <text:s text:c="3"/>MEAS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20 <text:s text:c="4"/>2006-08-24 13:00:00 <text:s text:c="4"/>CDT <text:s text:c="4"/>Yes <text:s text:c="4"/>DMH <text:s text:c="4"/>USGS <text:s text:c="3"/>-0.10 <text:s text:c="2"/>0.000 <text:s text:c="26"/>UNSP <text:s text:c="27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1">
          <table:table-cell office:value-type="string" calcext:value-type="string">
            <text:p>USGS <text:s text:c="3"/>07295500 <text:s text:c="7"/>221 <text:s text:c="4"/>2006-10-12 09:00:00 <text:s text:c="4"/>CDT <text:s text:c="4"/>Yes <text:s text:c="4"/>DMH <text:s text:c="4"/>USGS <text:s text:c="3"/>-0.09 <text:s text:c="2"/>0.000 <text:s text:c="26"/>UNSP <text:s text:c="3"/>0.00 <text:s text:c="3"/>0.10 <text:s text:c="3"/>CLER <text:s text:c="3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22 <text:s text:c="4"/>2007-01-11 09:40:00 <text:s text:c="4"/>CST <text:s text:c="4"/>Yes <text:s text:c="4"/>JDK <text:s text:c="4"/>USGS <text:s text:c="3"/>-0.08 <text:s text:c="2"/>0.000 <text:s text:c="3"/>4.0 <text:s text:c="19"/>UNSP <text:s text:c="19"/>MDDB <text:s text:c="3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223 <text:s text:c="4"/>2007-03-25 13:00:00 <text:s text:c="4"/>CDT <text:s text:c="4"/>Yes <text:s text:c="4"/>DMH/DIM USGS <text:s text:c="3"/>3.41 <text:s text:c="3"/>25.1 <text:s text:c="4"/>4.0 <text:s text:c="3"/>0.110 <text:s text:c="2"/>-0.400 <text:s/>GOOD <text:s text:c="3"/>-0.04 <text:s text:c="2"/>1.00 <text:s text:c="3"/>CLER <text:s text:c="3"/>MEAS <text:s text:c="3"/>1 <text:s text:c="6"/>Unspecified <text:s text:c="4"/>WADE <text:s text:c="3"/>QSCMM <text:s text:c="2"/>VADV <text:s text:c="3"/>25.1 <text:s text:c="3"/>23.5 <text:s text:c="3"/>70.9 <text:s text:c="3"/>0.350 <text:s text:c="2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24 <text:s text:c="4"/>2007-04-10 16:55:00 <text:s text:c="4"/>CDT <text:s text:c="4"/>Yes <text:s text:c="4"/>JDK <text:s text:c="4"/>USGS <text:s text:c="3"/>0.55 <text:s text:c="3"/>0.000 <text:s text:c="3"/>4.0 <text:s text:c="19"/>EXCL <text:s text:c="27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25 <text:s text:c="4"/>2007-06-06 08:18:00 <text:s text:c="4"/>CDT <text:s text:c="4"/>Yes <text:s text:c="4"/>MAc <text:s text:c="4"/>USGS <text:s text:c="3"/>-0.13 <text:s text:c="2"/>0.000 <text:s text:c="26"/>UNSP <text:s text:c="27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26 <text:s text:c="4"/>2007-08-15 08:00:00 <text:s text:c="4"/>CDT <text:s text:c="4"/>Yes <text:s text:c="4"/>MAC <text:s text:c="4"/>USGS <text:s text:c="3"/>-0.14 <text:s text:c="2"/>0.000 <text:s text:c="26"/>EXCL <text:s text:c="27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1">
          <table:table-cell office:value-type="string" calcext:value-type="string">
            <text:p>USGS <text:s text:c="3"/>07295500 <text:s text:c="7"/>227 <text:s text:c="4"/>2007-10-04 07:17:00 <text:s text:c="4"/>CDT <text:s text:c="4"/>Yes <text:s text:c="4"/>MAC <text:s text:c="4"/>USGS <text:s text:c="3"/>-0.14 <text:s text:c="2"/>0.000 <text:s text:c="3"/>4.0 <text:s text:c="3"/>0.00 <text:s text:c="11"/>EXCL <text:s text:c="3"/>0.00 <text:s text:c="3"/>0.10 <text:s text:c="3"/>CLER <text:s text:c="3"/>MEAS <text:s text:c="3"/>1 <text:s text:c="6"/>Unspecified <text:s text:c="4"/>WADE <text:s text:c="3"/>QUNSP <text:s text:c="10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1">
          <table:table-cell office:value-type="string" calcext:value-type="string">
            <text:p>USGS <text:s text:c="3"/>07295500 <text:s text:c="7"/>228 <text:s text:c="4"/>2008-01-13 15:04:00 <text:s text:c="4"/>CST <text:s text:c="4"/>Yes <text:s text:c="4"/>MAC <text:s text:c="4"/>USGS <text:s text:c="3"/>-0.14 <text:s text:c="2"/>0.000 <text:s text:c="3"/>4.0 <text:s text:c="3"/>0.00 <text:s text:c="11"/>EXCL <text:s text:c="3"/>0.00 <text:s text:c="3"/>0.10 <text:s text:c="3"/>CLER <text:s text:c="3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29 <text:s text:c="4"/>2008-03-13 15:35:00 <text:s text:c="4"/>CDT <text:s text:c="4"/>Yes <text:s text:c="4"/>mac <text:s text:c="4"/>USGS <text:s text:c="3"/>-0.14 <text:s text:c="2"/>0.000 <text:s text:c="3"/>4.0 <text:s text:c="3"/>0.01 <text:s text:c="11"/>EXCL <text:s text:c="3"/>0.00 <text:s text:c="3"/>0.25 <text:s text:c="11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1">
          <table:table-cell office:value-type="string" calcext:value-type="string">
            <text:p>USGS <text:s text:c="3"/>07295500 <text:s text:c="7"/>230 <text:s text:c="4"/>2008-05-19 18:09:00 <text:s text:c="4"/>CDT <text:s text:c="4"/>Yes <text:s text:c="4"/>DMH <text:s text:c="4"/>USGS <text:s text:c="3"/>-0.13 <text:s text:c="2"/>0.000 <text:s text:c="3"/>4.0 <text:s text:c="3"/>0.03 <text:s text:c="11"/>EXCL <text:s text:c="3"/>0.00 <text:s text:c="3"/>0.10 <text:s text:c="3"/>CLER <text:s text:c="3"/>MEAS <text:s text:c="3"/>1 <text:s text:c="6"/>Unspecified <text:s text:c="4"/>OTHR <text:s text:c="3"/>Q-EST <text:s text:c="10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231 <text:s text:c="4"/>2008-06-30 13:30:00 <text:s text:c="4"/>CDT <text:s text:c="4"/>Yes <text:s text:c="4"/>SPP <text:s text:c="4"/>USGS <text:s text:c="3"/>3.81 <text:s text:c="3"/>56.0 <text:s text:c="4"/>4.0 <text:s text:c="3"/>0.12 <text:s text:c="3"/>0.0 <text:s text:c="4"/>GOOD <text:s text:c="3"/>-0.02 <text:s text:c="2"/>1.10 <text:s text:c="3"/>CLER <text:s text:c="3"/>MEAS <text:s text:c="3"/>1 <text:s text:c="6"/>Unspecified <text:s text:c="4"/>WADE <text:s text:c="3"/>QUNSP <text:s text:c="10"/>56.0 <text:s text:c="3"/>56.0 <text:s text:c="3"/>160 <text:s text:c="4"/>0.350 <text:s text:c="2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32 <text:s text:c="4"/>2008-07-24 09:40:00 <text:s text:c="4"/>CDT <text:s text:c="4"/>Yes <text:s text:c="4"/>GFB/NJM USGS <text:s text:c="3"/>-0.14 <text:s text:c="2"/>0.000 <text:s text:c="3"/>4.0 <text:s text:c="3"/>0.04 <text:s text:c="11"/>EXCL <text:s text:c="3"/>0.00 <text:s text:c="3"/>0.10 <text:s text:c="11"/>UNSP <text:s text:c="3"/>1 <text:s text:c="6"/>Unspecified <text:s text:c="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9">
          <table:table-cell office:value-type="string" calcext:value-type="string">
            <text:p>USGS <text:s text:c="3"/>07295500 <text:s text:c="7"/>233 <text:s text:c="4"/>2008-09-03 16:35:00 <text:s text:c="4"/>CDT <text:s text:c="4"/>Yes <text:s text:c="4"/>NJM <text:s text:c="4"/>USGS <text:s text:c="3"/>1.87 <text:s text:c="3"/>0.32 <text:s text:c="4"/>4.0 <text:s text:c="3"/>-0.04 <text:s text:c="2"/>0.6 <text:s text:c="4"/>POOR <text:s text:c="3"/>0.00 <text:s text:c="3"/>0.50 <text:s text:c="3"/>MDDB <text:s text:c="3"/>UNSP <text:s text:c="3"/>1 <text:s text:c="14"/>WADE <text:s text:c="3"/>QSCMM <text:s text:c="2"/>VADV <text:s text:c="3"/>0.32 <text:s text:c="3"/>2.70 <text:s text:c="3"/>0.29 <text:s text:c="3"/>1.08 <text:s text:c="3"/>FIRM <text:s text:c="3"/>LDGE <text:s text:c="3"/>EVEN <text:s text:c="3"/>STDY <text:s text:c="3"/>UNEV <text:s text:c="3"/>UNSP <text:s text:c="3"/>DNST <text:s text:c="3"/>50</text:p>
          </table:table-cell>
        </table:table-row>
        <table:table-row table:style-name="ro4">
          <table:table-cell office:value-type="string" calcext:value-type="string">
            <text:p>USGS <text:s text:c="3"/>07295500 <text:s text:c="7"/>234 <text:s text:c="4"/>2008-10-07 11:52:30 <text:s text:c="4"/>CDT <text:s text:c="4"/>Yes <text:s text:c="4"/>NJM <text:s text:c="4"/>USGS <text:s text:c="3"/>0.05 <text:s text:c="3"/>0.000 <text:s text:c="3"/>4.0 <text:s text:c="3"/>-0.04 <text:s text:c="10"/>EXCL <text:s text:c="3"/>0.00 <text:s text:c="3"/>0.75 <text:s text:c="11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5">
          <table:table-cell office:value-type="string" calcext:value-type="string">
            <text:p>USGS <text:s text:c="3"/>07295500 <text:s text:c="7"/>235 <text:s text:c="4"/>2008-12-02 10:00:00 <text:s text:c="4"/>CST <text:s text:c="4"/>Yes <text:s text:c="4"/>NJM <text:s text:c="4"/>USGS <text:s text:c="11"/>0.000 <text:s text:c="3"/>4.0 <text:s text:c="19"/>EXCL <text:s text:c="3"/>0.00 <text:s text:c="3"/>0.00 <text:s text:c="3"/>UNSP <text:s text:c="3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36 <text:s text:c="4"/>2009-02-05 10:07:30 <text:s text:c="4"/>CST <text:s text:c="4"/>Yes <text:s text:c="4"/>NJM/SPP USGS <text:s text:c="3"/>-0.11 <text:s text:c="2"/>0.000 <text:s text:c="3"/>4.0 <text:s text:c="3"/>-0.04 <text:s text:c="10"/>EXCL <text:s text:c="3"/>0.00 <text:s text:c="3"/>0.25 <text:s text:c="11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37 <text:s text:c="4"/>2009-04-08 15:50:00 <text:s text:c="4"/>CDT <text:s text:c="4"/>Yes <text:s text:c="4"/>NJM/SPP USGS <text:s text:c="3"/>-0.11 <text:s text:c="2"/>0.000 <text:s text:c="3"/>4.0 <text:s text:c="3"/>-0.04 <text:s text:c="10"/>EXCL <text:s text:c="3"/>0.00 <text:s text:c="3"/>0.00 <text:s text:c="3"/>NFLW <text:s text:c="3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38 <text:s text:c="4"/>2009-06-04 20:45:00 <text:s text:c="4"/>CDT <text:s text:c="4"/>Yes <text:s text:c="4"/>NJM/SPP USGS <text:s text:c="3"/>-0.11 <text:s text:c="2"/>0.000 <text:s text:c="3"/>4.0 <text:s text:c="3"/>-0.04 <text:s text:c="10"/>EXCL <text:s text:c="3"/>0.00 <text:s text:c="3"/>0.50 <text:s text:c="3"/>UNSP <text:s text:c="3"/>UNSP <text:s text:c="3"/>1 <text:s text:c="14"/>UNSP <text:s text:c="3"/>QSCMM <text:s text:c="2"/>VPAA <text:s text:c="3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39 <text:s text:c="4"/>2009-07-21 17:00:00 <text:s text:c="4"/>CDT <text:s text:c="4"/>Yes <text:s text:c="4"/>NJM/SPP USGS <text:s text:c="3"/>-0.11 <text:s text:c="2"/>0.000 <text:s text:c="3"/>4.0 <text:s text:c="3"/>-0.04 <text:s text:c="10"/>EXCL <text:s text:c="3"/>0.00 <text:s text:c="3"/>0.50 <text:s text:c="3"/>UNSP <text:s text:c="3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40 <text:s text:c="4"/>2009-09-03 08:17:30 <text:s text:c="4"/>CDT <text:s text:c="4"/>Yes <text:s text:c="4"/>NJM/SPP USGS <text:s text:c="3"/>-0.11 <text:s text:c="2"/>0.000 <text:s text:c="3"/>4.0 <text:s text:c="3"/>-0.04 <text:s text:c="10"/>EXCL <text:s text:c="3"/>0.00 <text:s text:c="3"/>0.08 <text:s text:c="3"/>UNSP <text:s text:c="3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41 <text:s text:c="4"/>2009-10-16 08:35:00 <text:s text:c="4"/>CDT <text:s text:c="4"/>Yes <text:s text:c="4"/>NJM/SPP USGS <text:s text:c="3"/>0.17 <text:s text:c="3"/>0.000 <text:s text:c="3"/>4.0 <text:s text:c="3"/>-0.04 <text:s text:c="10"/>EXCL <text:s text:c="3"/>0.00 <text:s text:c="3"/>0.17 <text:s text:c="3"/>UNSP <text:s text:c="3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42 <text:s text:c="4"/>2010-01-07 15:07:30 <text:s text:c="4"/>CST <text:s text:c="4"/>Yes <text:s text:c="4"/>NJM/SPP USGS <text:s text:c="3"/>0.17 <text:s text:c="3"/>0.000 <text:s text:c="3"/>4.0 <text:s text:c="3"/>-0.04 <text:s text:c="10"/>EXCL <text:s text:c="3"/>0.00 <text:s text:c="3"/>0.25 <text:s text:c="3"/>UNSP <text:s text:c="3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43 <text:s text:c="4"/>2010-03-03 17:17:30 <text:s text:c="4"/>CST <text:s text:c="4"/>Yes <text:s text:c="4"/>NJM <text:s text:c="4"/>USGS <text:s text:c="3"/>0.17 <text:s text:c="3"/>0.000 <text:s text:c="3"/>4.0 <text:s text:c="3"/>-0.04 <text:s text:c="10"/>EXCL <text:s text:c="3"/>0.00 <text:s text:c="3"/>0.08 <text:s text:c="3"/>UNSP <text:s text:c="3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44 <text:s text:c="4"/>2010-05-04 09:32:30 <text:s text:c="4"/>CDT <text:s text:c="4"/>Yes <text:s text:c="4"/>NJM <text:s text:c="4"/>USGS <text:s text:c="3"/>0.17 <text:s text:c="3"/>0.000 <text:s text:c="3"/>4.0 <text:s text:c="3"/>-0.04 <text:s text:c="10"/>EXCL <text:s text:c="3"/>0.00 <text:s text:c="3"/>0.08 <text:s text:c="3"/>UNSP <text:s text:c="3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45 <text:s text:c="4"/>2010-05-26 08:30:00 <text:s text:c="4"/>CDT <text:s text:c="4"/>Yes <text:s text:c="4"/>NJM <text:s text:c="4"/>USGS <text:s text:c="3"/>0.42 <text:s text:c="3"/>0.000 <text:s text:c="3"/>4.0 <text:s text:c="3"/>-0.04 <text:s text:c="10"/>EXCL <text:s text:c="3"/>0.00 <text:s text:c="3"/>0.17 <text:s text:c="3"/>UNSP <text:s text:c="3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46 <text:s text:c="4"/>2010-06-14 14:37:30 <text:s text:c="4"/>CDT <text:s text:c="4"/>Yes <text:s text:c="4"/>NJM <text:s text:c="4"/>USGS <text:s text:c="3"/>0.17 <text:s text:c="3"/>0.000 <text:s text:c="3"/>4.0 <text:s text:c="3"/>-0.04 <text:s text:c="10"/>EXCL <text:s text:c="3"/>0.00 <text:s text:c="3"/>0.08 <text:s text:c="3"/>UNSP <text:s text:c="3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247 <text:s text:c="4"/>2010-07-13 09:47:30 <text:s text:c="4"/>CDT <text:s text:c="4"/>Yes <text:s text:c="4"/>NJM <text:s text:c="4"/>USGS <text:s text:c="3"/>3.09 <text:s text:c="3"/>8.83 <text:s text:c="4"/>4.0 <text:s text:c="3"/>-0.09 <text:s text:c="2"/>0.0 <text:s text:c="4"/>POOR <text:s text:c="3"/>-0.02 <text:s text:c="2"/>1.25 <text:s text:c="3"/>SUBM <text:s text:c="3"/>UNSP <text:s text:c="3"/>1 <text:s text:c="14"/>WADE <text:s text:c="3"/>QSCMM <text:s text:c="2"/>VADV <text:s text:c="3"/>8.83 <text:s text:c="3"/>17.0 <text:s text:c="3"/>27.6 <text:s text:c="3"/>0.32 <text:s text:c="3"/>FIRM <text:s text:c="3"/>SILT <text:s text:c="3"/>EVEN <text:s text:c="3"/>STDY <text:s text:c="3"/>EVEN <text:s text:c="3"/>UNSP <text:s text:c="3"/>DNST <text:s text:c="3"/>400</text:p>
          </table:table-cell>
        </table:table-row>
        <table:table-row table:style-name="ro4">
          <table:table-cell office:value-type="string" calcext:value-type="string">
            <text:p>USGS <text:s text:c="3"/>07295500 <text:s text:c="7"/>248 <text:s text:c="4"/>2010-08-17 09:52:30 <text:s text:c="4"/>CDT <text:s text:c="4"/>Yes <text:s text:c="4"/>NJM <text:s text:c="4"/>USGS <text:s text:c="3"/>0.17 <text:s text:c="3"/>0.000 <text:s text:c="3"/>4.0 <text:s text:c="3"/>-0.09 <text:s text:c="10"/>EXCL <text:s text:c="3"/>0.00 <text:s text:c="3"/>0.08 <text:s text:c="3"/>UNSP <text:s text:c="3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49 <text:s text:c="4"/>2010-10-07 08:50:00 <text:s text:c="4"/>CDT <text:s text:c="4"/>Yes <text:s text:c="4"/>NJM <text:s text:c="4"/>USGS <text:s text:c="3"/>0.17 <text:s text:c="3"/>0.000 <text:s text:c="3"/>4.0 <text:s text:c="3"/>-0.09 <text:s text:c="10"/>EXCL <text:s text:c="11"/>0.17 <text:s text:c="11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50 <text:s text:c="4"/>2011-01-11 10:22:30 <text:s text:c="4"/>CST <text:s text:c="4"/>Yes <text:s text:c="4"/>NJM/WJM USGS <text:s text:c="3"/>0.17 <text:s text:c="3"/>0.000 <text:s text:c="3"/>4.0 <text:s text:c="3"/>-0.09 <text:s text:c="10"/>EXCL <text:s text:c="3"/>0.00 <text:s text:c="3"/>0.08 <text:s text:c="3"/>UNSP <text:s text:c="3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51 <text:s text:c="4"/>2011-03-14 11:30:00 <text:s text:c="4"/>CDT <text:s text:c="4"/>Yes <text:s text:c="4"/>NJM/WJB USGS <text:s text:c="3"/>0.17 <text:s text:c="3"/>0.000 <text:s text:c="3"/>4.0 <text:s text:c="3"/>-0.09 <text:s text:c="10"/>UNSP <text:s text:c="11"/>0.00 <text:s text:c="11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52 <text:s text:c="4"/>2011-04-15 10:35:00 <text:s text:c="4"/>CDT <text:s text:c="4"/>Yes <text:s text:c="4"/>NJM/WJM USGS <text:s text:c="3"/>0.00 <text:s text:c="3"/>0.000 <text:s text:c="3"/>4.0 <text:s text:c="3"/>-0.09 <text:s text:c="10"/>EXCL <text:s text:c="3"/>0.17 <text:s text:c="3"/>0.00 <text:s text:c="3"/>CLER <text:s text:c="3"/>UNSP <text:s text:c="3"/>1 <text:s text:c="14"/>UNSP <text:s text:c="11"/>VPAA <text:s text:c="3"/>0.000 <text:s text:c="26"/>FIRM <text:s text:c="3"/>SAND <text:s text:c="3"/>EVEN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53 <text:s text:c="4"/>2011-05-05 13:00:00 <text:s text:c="4"/>CDT <text:s text:c="4"/>Yes <text:s text:c="4"/>NJM/WJB USGS <text:s text:c="3"/>0.00 <text:s text:c="3"/>0.000 <text:s text:c="3"/>4.0 <text:s text:c="3"/>-0.09 <text:s text:c="10"/>EXCL <text:s text:c="11"/>0.00 <text:s text:c="11"/>UNSP <text:s text:c="3"/>1 <text:s text:c="14"/>UNSP <text:s text:c="19"/>0.000 <text:s text:c="26"/>FIRM <text:s text:c="3"/>SAND <text:s text:c="3"/>EVEN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54 <text:s text:c="4"/>2011-05-25 11:10:00 <text:s text:c="4"/>CDT <text:s text:c="4"/>Yes <text:s text:c="4"/>NJM/WJB USGS <text:s text:c="3"/>0.01 <text:s text:c="3"/>0.000 <text:s text:c="3"/>4.0 <text:s text:c="3"/>-0.09 <text:s text:c="10"/>EXCL <text:s text:c="11"/>0.00 <text:s text:c="3"/>CLER <text:s text:c="3"/>UNSP <text:s text:c="3"/>1 <text:s text:c="14"/>UNSP <text:s text:c="19"/>0.000 <text:s text:c="26"/>FIRM <text:s text:c="3"/>SAND <text:s text:c="3"/>EVEN <text:s text:c="3"/>UNSP <text:s text:c="3"/>UNSP <text:s text:c="3"/>UNSP <text:s text:c="3"/>ATGA <text:s text:c="3"/>0.00</text:p>
          </table:table-cell>
        </table:table-row>
        <table:table-row table:style-name="ro4">
          <table:table-cell office:value-type="string" calcext:value-type="string">
            <text:p>USGS <text:s text:c="3"/>07295500 <text:s text:c="7"/>255 <text:s text:c="4"/>2011-07-18 11:25:00 <text:s text:c="4"/>CDT <text:s text:c="4"/>Yes <text:s text:c="4"/>NJM/WJM USGS <text:s text:c="3"/>0.02 <text:s text:c="3"/>0.000 <text:s text:c="3"/>4.0 <text:s text:c="3"/>-0.09 <text:s text:c="10"/>EXCL <text:s text:c="11"/>0.00 <text:s text:c="11"/>UNSP <text:s text:c="3"/>1 <text:s text:c="14"/>UNSP <text:s text:c="19"/>0.000 <text:s text:c="26"/>FIRM <text:s text:c="3"/>SAND <text:s text:c="3"/>EVEN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56 <text:s text:c="4"/>2011-09-27 10:42:30 <text:s text:c="4"/>CDT <text:s text:c="4"/>Yes <text:s text:c="4"/>NJM <text:s text:c="4"/>USGS <text:s text:c="3"/>0.01 <text:s text:c="3"/>0.000 <text:s text:c="3"/>4.0 <text:s text:c="3"/>-0.09 <text:s text:c="10"/>EXCL <text:s text:c="3"/>0.00 <text:s text:c="3"/>0.08 <text:s text:c="11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57 <text:s text:c="4"/>2011-10-04 11:00:00 <text:s text:c="4"/>CDT <text:s text:c="4"/>Yes <text:s text:c="4"/>NJM <text:s text:c="4"/>USGS <text:s text:c="3"/>0.01 <text:s text:c="3"/>0.000 <text:s text:c="3"/>4.0 <text:s text:c="3"/>-0.09 <text:s text:c="10"/>EXCL <text:s text:c="3"/>0.00 <text:s text:c="3"/>0.00 <text:s text:c="11"/>UNSP <text:s text:c="3"/>1 <text:s text:c="14"/>UNSP <text:s text:c="19"/>0.000 <text:s text:c="26"/>FIRM <text:s text:c="3"/>SAND <text:s text:c="3"/>EVEN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58 <text:s text:c="4"/>2011-12-14 15:07:30 <text:s text:c="4"/>CST <text:s text:c="4"/>Yes <text:s text:c="4"/>NJM <text:s text:c="4"/>USGS <text:s text:c="3"/>0.01 <text:s text:c="3"/>0.000 <text:s text:c="3"/>4.0 <text:s text:c="3"/>-0.09 <text:s text:c="10"/>EXCL <text:s text:c="3"/>0.00 <text:s text:c="3"/>0.08 <text:s text:c="3"/>UNSP <text:s text:c="3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59 <text:s text:c="4"/>2012-02-09 10:17:30 <text:s text:c="4"/>CST <text:s text:c="4"/>Yes <text:s text:c="4"/>NJM/WJM USGS <text:s text:c="3"/>0.01 <text:s text:c="3"/>0.000 <text:s text:c="3"/>4.0 <text:s text:c="3"/>-0.09 <text:s text:c="10"/>EXCL <text:s text:c="3"/>0.00 <text:s text:c="3"/>0.08 <text:s text:c="3"/>UNSP <text:s text:c="3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60 <text:s text:c="4"/>2012-04-14 17:57:30 <text:s text:c="4"/>CDT <text:s text:c="4"/>Yes <text:s text:c="4"/>NJM <text:s text:c="4"/>USGS <text:s text:c="3"/>0.01 <text:s text:c="3"/>0.000 <text:s text:c="3"/>4.0 <text:s text:c="3"/>-0.09 <text:s text:c="10"/>EXCL <text:s text:c="3"/>0.00 <text:s text:c="3"/>0.08 <text:s text:c="3"/>UNSP <text:s text:c="3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61 <text:s text:c="4"/>2012-06-08 13:02:30 <text:s text:c="4"/>CDT <text:s text:c="4"/>Yes <text:s text:c="4"/>NJM/WJM USGS <text:s text:c="3"/>0.02 <text:s text:c="3"/>0.000 <text:s text:c="3"/>4.0 <text:s text:c="3"/>-0.09 <text:s text:c="10"/>EXCL <text:s text:c="3"/>0.00 <text:s text:c="3"/>0.08 <text:s text:c="3"/>UNSP <text:s text:c="3"/>UNSP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62 <text:s text:c="4"/>2012-10-04 10:45:00 <text:s text:c="4"/>CDT <text:s text:c="4"/>Yes <text:s text:c="4"/>WJM <text:s text:c="4"/>USGS <text:s text:c="3"/>0.02 <text:s text:c="3"/>0.000 <text:s text:c="3"/>4.0 <text:s text:c="3"/>-0.09 <text:s text:c="10"/>EXCL <text:s text:c="3"/>0.00 <text:s text:c="3"/>0.00 <text:s text:c="3"/>UNSP <text:s text:c="3"/>UNSP <text:s text:c="3"/>1 <text:s text:c="14"/>UNSP <text:s text:c="19"/>0.000 <text:s text:c="26"/>FIRM <text:s text:c="3"/>SAND <text:s text:c="3"/>EVEN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63 <text:s text:c="4"/>2012-12-04 10:47:30 <text:s text:c="4"/>CST <text:s text:c="4"/>Yes <text:s text:c="4"/>WJM <text:s text:c="4"/>USGS <text:s text:c="3"/>0.02 <text:s text:c="3"/>0.000 <text:s text:c="3"/>4.0 <text:s text:c="3"/>-0.09 <text:s text:c="10"/>EXCL <text:s text:c="3"/>0.00 <text:s text:c="3"/>0.08 <text:s text:c="11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64 <text:s text:c="4"/>2013-02-04 10:22:30 <text:s text:c="4"/>CST <text:s text:c="4"/>Yes <text:s text:c="4"/>WJM <text:s text:c="4"/>USGS <text:s text:c="3"/>0.02 <text:s text:c="3"/>0.000 <text:s text:c="3"/>4.0 <text:s text:c="3"/>-0.09 <text:s text:c="10"/>EXCL <text:s text:c="3"/>0.00 <text:s text:c="3"/>0.08 <text:s text:c="11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65 <text:s text:c="4"/>2013-04-03 10:17:30 <text:s text:c="4"/>CDT <text:s text:c="4"/>Yes <text:s text:c="4"/>NJM/WJM USGS <text:s text:c="3"/>0.02 <text:s text:c="3"/>0.000 <text:s text:c="3"/>4.0 <text:s text:c="3"/>-0.09 <text:s text:c="10"/>EXCL <text:s text:c="11"/>0.08 <text:s text:c="3"/>UNSP <text:s text:c="3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66 <text:s text:c="4"/>2013-05-06 10:12:30 <text:s text:c="4"/>CDT <text:s text:c="4"/>Yes <text:s text:c="4"/>NJM/WJM USGS <text:s text:c="3"/>0.02 <text:s text:c="3"/>0.000 <text:s text:c="3"/>4.0 <text:s text:c="3"/>-0.09 <text:s text:c="10"/>EXCL <text:s text:c="11"/>0.08 <text:s text:c="11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67 <text:s text:c="4"/>2013-05-30 14:52:30 <text:s text:c="4"/>CDT <text:s text:c="4"/>Yes <text:s text:c="4"/>NJM/WJM USGS <text:s text:c="3"/>0.02 <text:s text:c="3"/>0.000 <text:s text:c="3"/>4.0 <text:s text:c="3"/>-0.09 <text:s text:c="10"/>EXCL <text:s text:c="11"/>0.08 <text:s text:c="11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1">
          <table:table-cell office:value-type="string" calcext:value-type="string">
            <text:p>USGS <text:s text:c="3"/>07295500 <text:s text:c="7"/>268 <text:s text:c="4"/>2013-06-13 10:58:30 <text:s text:c="4"/>CDT <text:s text:c="4"/>Yes <text:s text:c="4"/>NJM/WJM USGS <text:s text:c="3"/>0.02 <text:s text:c="3"/>0.000 <text:s text:c="3"/>4.0 <text:s text:c="3"/>-0.09 <text:s text:c="10"/>EXCL <text:s text:c="3"/>0.00 <text:s text:c="11"/>CLER <text:s text:c="3"/>MEAS <text:s text:c="3"/>1 <text:s text:c="6"/>268 <text:s text:c="4"/>OTHR <text:s text:c="3"/>Q-EST <text:s text:c="2"/>V-EST <text:s text:c="2"/>0.000 <text:s text:c="26"/>FIRM <text:s text:c="3"/>SILT <text:s text:c="3"/>EVEN <text:s text:c="3"/>UNSP <text:s text:c="3"/>UNSP <text:s text:c="3"/>UNSP <text:s text:c="3"/>ATGA <text:s text:c="3"/>0.00</text:p>
          </table:table-cell>
        </table:table-row>
        <table:table-row table:style-name="ro7">
          <table:table-cell office:value-type="string" calcext:value-type="string">
            <text:p>USGS <text:s text:c="3"/>07295500 <text:s text:c="7"/>269 <text:s text:c="4"/>2013-08-14 13:39:00 <text:s text:c="4"/>CDT <text:s text:c="4"/>Yes <text:s text:c="4"/>NJM/WJM USGS <text:s text:c="3"/>0.02 <text:s text:c="3"/>0.000 <text:s text:c="3"/>4.0 <text:s text:c="3"/>-0.09 <text:s text:c="10"/>EXCL <text:s text:c="19"/>UNSP <text:s text:c="3"/>MEAS <text:s text:c="3"/>1 <text:s text:c="6"/>269 <text:s text:c="4"/>OTHR <text:s text:c="3"/>Q-EST <text:s text:c="2"/>V-EST <text:s text:c="2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1">
          <table:table-cell office:value-type="string" calcext:value-type="string">
            <text:p>USGS <text:s text:c="3"/>07295500 <text:s text:c="7"/>270 <text:s text:c="4"/>2013-10-22 12:32:30 <text:s text:c="4"/>CDT <text:s text:c="4"/>Yes <text:s text:c="4"/>NJM <text:s text:c="4"/>USGS <text:s text:c="3"/>0.02 <text:s text:c="3"/>0.000 <text:s text:c="3"/>4.0 <text:s text:c="3"/>-0.09 <text:s text:c="10"/>EXCL <text:s text:c="3"/>0.00 <text:s text:c="3"/>0.10 <text:s text:c="11"/>MEAS <text:s text:c="3"/>1 <text:s text:c="6"/>270 <text:s text:c="4"/>OTHR <text:s text:c="3"/>Q-EST <text:s text:c="2"/>V-EST <text:s text:c="2"/>0.000 <text:s text:c="26"/>UNSP <text:s text:c="3"/>UNSP <text:s text:c="3"/>UNSP <text:s text:c="3"/>UNSP <text:s text:c="3"/>UNSP <text:s text:c="3"/>UNSP <text:s text:c="3"/>ATGA <text:s text:c="3"/>0.00</text:p>
          </table:table-cell>
        </table:table-row>
        <table:table-row table:style-name="ro7">
          <table:table-cell office:value-type="string" calcext:value-type="string">
            <text:p>USGS <text:s text:c="3"/>07295500 <text:s text:c="7"/>271 <text:s text:c="4"/>2013-12-10 12:37:30 <text:s text:c="4"/>CST <text:s text:c="4"/>Yes <text:s text:c="4"/>NJM <text:s text:c="4"/>USGS <text:s text:c="3"/>0.02 <text:s text:c="3"/>0.000 <text:s text:c="3"/>4.0 <text:s text:c="3"/>-0.09 <text:s text:c="10"/>EXCL <text:s text:c="3"/>0.00 <text:s text:c="3"/>0.10 <text:s text:c="11"/>MEAS <text:s text:c="3"/>1 <text:s text:c="6"/>271 <text:s text:c="4"/>OTHR <text:s text:c="3"/>Q-EST <text:s text:c="2"/>V-EST <text:s text:c="2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72 <text:s text:c="4"/>2014-02-19 15:37:30 <text:s text:c="4"/>CST <text:s text:c="4"/>Yes <text:s text:c="4"/>WHA <text:s text:c="4"/>USGS <text:s text:c="3"/>0.02 <text:s text:c="3"/>0.000 <text:s text:c="3"/>4.0 <text:s text:c="3"/>-0.09 <text:s text:c="10"/>EXCL <text:s text:c="3"/>0.00 <text:s text:c="3"/>0.08 <text:s text:c="11"/>MEAS <text:s text:c="3"/>1 <text:s text:c="14"/>UNSP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73 <text:s text:c="4"/>2014-04-08 09:52:30 <text:s text:c="4"/>CDT <text:s text:c="4"/>Yes <text:s text:c="4"/>NJM <text:s text:c="4"/>USGS <text:s text:c="3"/>0.02 <text:s text:c="3"/>0.000 <text:s text:c="3"/>4.0 <text:s text:c="3"/>-0.09 <text:s text:c="10"/>EXCL <text:s text:c="3"/>0.00 <text:s text:c="3"/>0.10 <text:s text:c="11"/>MEAS <text:s text:c="3"/>1 <text:s text:c="6"/>273 <text:s text:c="4"/>OTHR <text:s text:c="3"/>Q-EST <text:s text:c="2"/>V-EST <text:s text:c="2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74 <text:s text:c="4"/>2014-06-04 10:52:30 <text:s text:c="4"/>CDT <text:s text:c="4"/>Yes <text:s text:c="4"/>NJM/BAH USGS <text:s text:c="3"/>0.02 <text:s text:c="3"/>0.000 <text:s text:c="3"/>4.0 <text:s text:c="3"/>-0.09 <text:s text:c="10"/>EXCL <text:s text:c="3"/>0.00 <text:s text:c="3"/>0.10 <text:s text:c="11"/>MEAS <text:s text:c="3"/>1 <text:s text:c="6"/>274 <text:s text:c="4"/>OTHR <text:s text:c="3"/>Q-EST <text:s text:c="2"/>V-EST <text:s text:c="2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75 <text:s text:c="4"/>2014-06-10 07:30:00 <text:s text:c="4"/>CDT <text:s text:c="4"/>Yes <text:s text:c="4"/>WHA <text:s text:c="4"/>USGS <text:s text:c="3"/>5.51 <text:s text:c="3"/>650 <text:s text:c="5"/>5.0 <text:s text:c="3"/>0.00 <text:s text:c="3"/>-0.2 <text:s text:c="3"/>FAIR <text:s text:c="11"/>1.00 <text:s text:c="3"/>UNSP <text:s text:c="3"/>MEAS <text:s text:c="3"/>1 <text:s text:c="14"/>OTHR <text:s text:c="3"/>Q-EST <text:s text:c="2"/>V-EST <text:s text:c="2"/>650 <text:s text:c="28"/>FIRM <text:s text:c="3"/>SILT <text:s text:c="3"/>UNEV <text:s text:c="3"/>STDY <text:s text:c="3"/>EVEN <text:s text:c="3"/>NSTD <text:s text:c="3"/>ATGA <text:s text:c="3"/></text:p>
          </table:table-cell>
        </table:table-row>
        <table:table-row table:style-name="ro10">
          <table:table-cell office:value-type="string" calcext:value-type="string">
            <text:p>USGS <text:s text:c="3"/>07295500 <text:s text:c="7"/>276 <text:s text:c="4"/>2014-06-12 10:29:30 <text:s text:c="4"/>CDT <text:s text:c="4"/>Yes <text:s text:c="4"/>NJM <text:s text:c="4"/>USGS <text:s text:c="3"/>3.06 <text:s text:c="3"/>11.6 <text:s text:c="4"/>5.0 <text:s text:c="3"/>0.01 <text:s text:c="3"/>-4.9 <text:s text:c="3"/>GOOD <text:s text:c="3"/>-0.01 <text:s text:c="2"/>0.50 <text:s text:c="3"/>CLER <text:s text:c="3"/>MEAS <text:s text:c="3"/>1 <text:s text:c="6"/>276 <text:s text:c="4"/>WADE <text:s text:c="3"/>QSCMM <text:s text:c="2"/>VADV <text:s text:c="3"/>11.6 <text:s text:c="3"/>15.0 <text:s text:c="3"/>10.4 <text:s text:c="3"/>1.11 <text:s text:c="3"/>SOFT <text:s text:c="3"/>SILT <text:s text:c="3"/>UNEV <text:s text:c="3"/>STDY <text:s text:c="3"/>EVEN <text:s text:c="3"/>STND <text:s text:c="3"/>DNST <text:s text:c="3"/>150.00</text:p>
          </table:table-cell>
        </table:table-row>
        <table:table-row table:style-name="ro10">
          <table:table-cell office:value-type="string" calcext:value-type="string">
            <text:p>USGS <text:s text:c="3"/>07295500 <text:s text:c="7"/>277 <text:s text:c="4"/>2014-06-12 11:48:00 <text:s text:c="4"/>CDT <text:s text:c="4"/>Yes <text:s text:c="4"/>NJM <text:s text:c="4"/>USGS <text:s text:c="3"/>3.04 <text:s text:c="3"/>11.3 <text:s text:c="4"/>5.0 <text:s text:c="3"/>0.01 <text:s text:c="3"/>-4.2 <text:s text:c="3"/>GOOD <text:s text:c="3"/>-0.01 <text:s text:c="2"/>0.50 <text:s text:c="3"/>CLER <text:s text:c="3"/>MEAS <text:s text:c="3"/>1 <text:s text:c="6"/>277 <text:s text:c="4"/>WADE <text:s text:c="3"/>QSCMM <text:s text:c="2"/>VADV <text:s text:c="3"/>11.3 <text:s text:c="3"/>14.5 <text:s text:c="3"/>9.81 <text:s text:c="3"/>1.15 <text:s text:c="3"/>SOFT <text:s text:c="3"/>SILT <text:s text:c="3"/>UNEV <text:s text:c="3"/>STDY <text:s text:c="3"/>UNEV <text:s text:c="3"/>NSTD <text:s text:c="3"/>DNST <text:s text:c="3"/>150.00</text:p>
          </table:table-cell>
        </table:table-row>
        <table:table-row table:style-name="ro10">
          <table:table-cell office:value-type="string" calcext:value-type="string">
            <text:p>USGS <text:s text:c="3"/>07295500 <text:s text:c="7"/>278 <text:s text:c="4"/>2014-06-13 10:50:30 <text:s text:c="4"/>CDT <text:s text:c="4"/>Yes <text:s text:c="4"/>NJM <text:s text:c="4"/>USGS <text:s text:c="3"/>2.40 <text:s text:c="3"/>3.74 <text:s text:c="4"/>5.0 <text:s text:c="3"/>0.01 <text:s text:c="3"/>0.3 <text:s text:c="4"/>FAIR <text:s text:c="3"/>-0.05 <text:s text:c="2"/>0.60 <text:s text:c="3"/>CLER <text:s text:c="3"/>MEAS <text:s text:c="3"/>1 <text:s text:c="6"/>278 <text:s text:c="4"/>WADE <text:s text:c="3"/>QSCMM <text:s text:c="2"/>VADV <text:s text:c="3"/>3.74 <text:s text:c="3"/>7.00 <text:s text:c="3"/>3.65 <text:s text:c="3"/>1.03 <text:s text:c="3"/>SOFT <text:s text:c="3"/>SILT <text:s text:c="3"/>UNEV <text:s text:c="3"/>STDY <text:s text:c="3"/>EVEN <text:s text:c="3"/>NSTD <text:s text:c="3"/>DNST <text:s text:c="3"/>150.00</text:p>
          </table:table-cell>
        </table:table-row>
        <table:table-row table:style-name="ro11">
          <table:table-cell office:value-type="string" calcext:value-type="string">
            <text:p>USGS <text:s text:c="3"/>07295500 <text:s text:c="7"/>279 <text:s text:c="4"/>2014-07-28 10:42:30 <text:s text:c="4"/>CDT <text:s text:c="4"/>Yes <text:s text:c="4"/>NJM <text:s text:c="4"/>USGS <text:s text:c="3"/>0.07 <text:s text:c="3"/>0.000 <text:s text:c="3"/>5.0 <text:s text:c="3"/>0.00 <text:s text:c="11"/>EXCL <text:s text:c="3"/>0.00 <text:s text:c="3"/>0.10 <text:s text:c="11"/>MEAS <text:s text:c="3"/>1 <text:s text:c="6"/>279 <text:s text:c="4"/>OTHR <text:s text:c="3"/>Q-EST <text:s text:c="2"/>V-EST <text:s text:c="2"/>0.000 <text:s text:c="26"/>UNSP <text:s text:c="3"/>UNSP <text:s text:c="3"/>UNSP <text:s text:c="3"/>UNSP <text:s text:c="3"/>UNSP <text:s text:c="3"/>UNSP <text:s text:c="3"/>ATGA <text:s text:c="3"/>0.00</text:p>
          </table:table-cell>
        </table:table-row>
        <table:table-row table:style-name="ro11">
          <table:table-cell office:value-type="string" calcext:value-type="string">
            <text:p>USGS <text:s text:c="3"/>07295500 <text:s text:c="7"/>280 <text:s text:c="4"/>2014-08-14 08:27:30 <text:s text:c="4"/>CDT <text:s text:c="4"/>Yes <text:s text:c="4"/>NJM <text:s text:c="4"/>USGS <text:s text:c="3"/>0.36 <text:s text:c="3"/>0.000 <text:s text:c="3"/>5.0 <text:s text:c="3"/>0.00 <text:s text:c="11"/>EXCL <text:s text:c="3"/>0.00 <text:s text:c="3"/>0.01 <text:s text:c="3"/>CLER <text:s text:c="3"/>MEAS <text:s text:c="3"/>1 <text:s text:c="6"/>280 <text:s text:c="4"/>OTHR <text:s text:c="3"/>Q-EST <text:s text:c="2"/>V-EST <text:s text:c="2"/>0.000 <text:s text:c="26"/>UNSP <text:s text:c="3"/>UNSP <text:s text:c="3"/>UNSP <text:s text:c="3"/>UNSP <text:s text:c="3"/>UNSP <text:s text:c="3"/>UNSP <text:s text:c="3"/>ATGA <text:s text:c="3"/>0.00</text:p>
          </table:table-cell>
        </table:table-row>
        <table:table-row table:style-name="ro11">
          <table:table-cell office:value-type="string" calcext:value-type="string">
            <text:p>USGS <text:s text:c="3"/>07295500 <text:s text:c="7"/>281 <text:s text:c="4"/>2014-10-08 13:22:30 <text:s text:c="4"/>CDT <text:s text:c="4"/>Yes <text:s text:c="4"/>NJM <text:s text:c="4"/>USGS <text:s text:c="3"/>0.02 <text:s text:c="3"/>0.000 <text:s text:c="3"/>5.0 <text:s text:c="3"/>0.00 <text:s text:c="11"/>EXCL <text:s text:c="3"/>0.00 <text:s text:c="3"/>0.01 <text:s text:c="11"/>MEAS <text:s text:c="3"/>1 <text:s text:c="6"/>281 <text:s text:c="4"/>OTHR <text:s text:c="3"/>Q-EST <text:s text:c="2"/>V-EST <text:s text:c="2"/>0.000 <text:s text:c="26"/>UNSP <text:s text:c="3"/>UNSP <text:s text:c="3"/>UNSP <text:s text:c="3"/>UNSP <text:s text:c="3"/>UNSP <text:s text:c="3"/>UNSP <text:s text:c="3"/>ATGA <text:s text:c="3"/>0.00</text:p>
          </table:table-cell>
        </table:table-row>
        <table:table-row table:style-name="ro7">
          <table:table-cell office:value-type="string" calcext:value-type="string">
            <text:p>USGS <text:s text:c="3"/>07295500 <text:s text:c="7"/>282 <text:s text:c="4"/>2014-12-10 15:57:30 <text:s text:c="4"/>CST <text:s text:c="4"/>Yes <text:s text:c="4"/>NJM/BRS USGS <text:s text:c="3"/>0.02 <text:s text:c="3"/>0.000 <text:s text:c="3"/>5.0 <text:s text:c="3"/>0.00 <text:s text:c="11"/>EXCL <text:s text:c="3"/>0.00 <text:s text:c="3"/>0.10 <text:s text:c="11"/>MEAS <text:s text:c="3"/>1 <text:s text:c="6"/>282 <text:s text:c="4"/>OTHR <text:s text:c="3"/>Q-EST <text:s text:c="2"/>V-EST <text:s text:c="2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83 <text:s text:c="4"/>2015-03-10 13:12:30 <text:s text:c="4"/>CDT <text:s text:c="4"/>Yes <text:s text:c="4"/>NJM <text:s text:c="4"/>USGS <text:s text:c="3"/>0.02 <text:s text:c="3"/>0.000 <text:s text:c="3"/>5.0 <text:s text:c="3"/>0.00 <text:s text:c="11"/>EXCL <text:s text:c="3"/>0.00 <text:s text:c="3"/>0.10 <text:s text:c="11"/>MEAS <text:s text:c="3"/>1 <text:s text:c="6"/>283 <text:s text:c="4"/>OTHR <text:s text:c="3"/>Q-EST <text:s text:c="2"/>V-EST <text:s text:c="2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84 <text:s text:c="4"/>2015-03-31 09:57:30 <text:s text:c="4"/>CDT <text:s text:c="4"/>Yes <text:s text:c="4"/>NJM <text:s text:c="4"/>USGS <text:s text:c="3"/>0.02 <text:s text:c="3"/>0.000 <text:s text:c="3"/>5.0 <text:s text:c="3"/>0.00 <text:s text:c="11"/>EXCL <text:s text:c="3"/>0.00 <text:s text:c="3"/>0.10 <text:s text:c="11"/>MEAS <text:s text:c="3"/>1 <text:s text:c="6"/>284 <text:s text:c="4"/>OTHR <text:s text:c="3"/>Q-EST <text:s text:c="2"/>V-EST <text:s text:c="2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1">
          <table:table-cell office:value-type="string" calcext:value-type="string">
            <text:p>USGS <text:s text:c="3"/>07295500 <text:s text:c="7"/>285 <text:s text:c="4"/>2015-04-30 12:07:30 <text:s text:c="4"/>CDT <text:s text:c="4"/>Yes <text:s text:c="4"/>NJM <text:s text:c="4"/>USGS <text:s text:c="3"/>0.02 <text:s text:c="3"/>0.000 <text:s text:c="3"/>5.0 <text:s text:c="3"/>0.00 <text:s text:c="11"/>EXCL <text:s text:c="3"/>0.00 <text:s text:c="3"/>0.10 <text:s text:c="11"/>MEAS <text:s text:c="3"/>1 <text:s text:c="6"/>285 <text:s text:c="4"/>OTHR <text:s text:c="3"/>Q-EST <text:s text:c="2"/>V-EST <text:s text:c="2"/>0.000 <text:s text:c="26"/>UNSP <text:s text:c="3"/>UNSP <text:s text:c="3"/>UNSP <text:s text:c="3"/>UNSP <text:s text:c="3"/>UNSP <text:s text:c="3"/>UNSP <text:s text:c="3"/>ATGA <text:s text:c="3"/>0.00</text:p>
          </table:table-cell>
        </table:table-row>
        <table:table-row table:style-name="ro11">
          <table:table-cell office:value-type="string" calcext:value-type="string">
            <text:p>USGS <text:s text:c="3"/>07295500 <text:s text:c="7"/>286 <text:s text:c="4"/>2015-05-24 17:22:30 <text:s text:c="4"/>CDT <text:s text:c="4"/>Yes <text:s text:c="4"/>WHA <text:s text:c="4"/>USGS <text:s text:c="3"/>6.86 <text:s text:c="3"/>2060 <text:s text:c="4"/>6.0 <text:s text:c="3"/>-0.06 <text:s text:c="2"/>-0.5 <text:s text:c="3"/>POOR <text:s text:c="3"/>0.00 <text:s text:c="3"/>0.10 <text:s text:c="11"/>MEAS <text:s text:c="3"/>1 <text:s text:c="6"/>286 <text:s text:c="4"/>OTHR <text:s text:c="3"/>QIDIR <text:s text:c="10"/>2060 <text:s text:c="27"/>UNSP <text:s text:c="3"/>UNSP <text:s text:c="3"/>UNSP <text:s text:c="3"/>UNSP <text:s text:c="3"/>UNSP <text:s text:c="3"/>UNSP <text:s text:c="3"/>DNST <text:s text:c="3"/>250.00</text:p>
          </table:table-cell>
        </table:table-row>
        <table:table-row table:style-name="ro10">
          <table:table-cell office:value-type="string" calcext:value-type="string">
            <text:p>USGS <text:s text:c="3"/>07295500 <text:s text:c="7"/>287 <text:s text:c="4"/>2015-05-27 15:43:30 <text:s text:c="4"/>CDT <text:s text:c="4"/>Yes <text:s text:c="4"/>NJM/WHA USGS <text:s text:c="3"/>2.97 <text:s text:c="3"/>6.61 <text:s text:c="4"/>6.0 <text:s text:c="3"/>-0.25 <text:s text:c="2"/>-0.3 <text:s text:c="3"/>POOR <text:s text:c="3"/>-0.02 <text:s text:c="2"/>0.40 <text:s text:c="3"/>CLER <text:s text:c="3"/>MEAS <text:s text:c="3"/>1 <text:s text:c="6"/>287 <text:s text:c="4"/>WADE <text:s text:c="3"/>QSCMM <text:s text:c="2"/>VADV <text:s text:c="3"/>6.61 <text:s text:c="3"/>7.35 <text:s text:c="3"/>5.34 <text:s text:c="3"/>1.24 <text:s text:c="3"/>SOFT <text:s text:c="3"/>SILT <text:s text:c="3"/>UNEV <text:s text:c="3"/>STDY <text:s text:c="3"/>UNEV <text:s text:c="3"/>NSTD <text:s text:c="3"/>DNST <text:s text:c="3"/>100.00</text:p>
          </table:table-cell>
        </table:table-row>
        <table:table-row table:style-name="ro7">
          <table:table-cell office:value-type="string" calcext:value-type="string">
            <text:p>USGS <text:s text:c="3"/>07295500 <text:s text:c="7"/>288 <text:s text:c="4"/>2015-06-25 10:22:30 <text:s text:c="4"/>CDT <text:s text:c="4"/>Yes <text:s text:c="4"/>NJM <text:s text:c="4"/>USGS <text:s text:c="3"/>1.07 <text:s text:c="3"/>0.000 <text:s text:c="3"/>6.0 <text:s text:c="3"/>0.00 <text:s text:c="11"/>EXCL <text:s text:c="3"/>0.00 <text:s text:c="3"/>0.10 <text:s text:c="3"/>CLER <text:s text:c="3"/>MEAS <text:s text:c="3"/>1 <text:s text:c="6"/>288 <text:s text:c="4"/>OTHR <text:s text:c="3"/>Q-EST <text:s text:c="2"/>V-EST <text:s text:c="2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7">
          <table:table-cell office:value-type="string" calcext:value-type="string">
            <text:p>USGS <text:s text:c="3"/>07295500 <text:s text:c="7"/>289 <text:s text:c="4"/>2015-07-17 10:20:30 <text:s text:c="4"/>CDT <text:s text:c="4"/>Yes <text:s text:c="4"/>NJM/WHA USGS <text:s text:c="3"/>1.37 <text:s text:c="3"/>0.000 <text:s text:c="3"/>6.0 <text:s text:c="3"/>0.00 <text:s text:c="11"/>EXCL <text:s text:c="3"/>0.00 <text:s text:c="3"/>0.10 <text:s text:c="11"/>MEAS <text:s text:c="3"/>1 <text:s text:c="6"/>289 <text:s text:c="4"/>OTHR <text:s text:c="3"/>Q-EST <text:s text:c="2"/>V-EST <text:s text:c="2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90 <text:s text:c="4"/>2015-08-18 15:52:30 <text:s text:c="4"/>CDT <text:s text:c="4"/>Yes <text:s text:c="4"/>NJM <text:s text:c="4"/>USGS <text:s text:c="3"/>0.18 <text:s text:c="3"/>0.000 <text:s text:c="3"/>6.0 <text:s text:c="3"/>0.00 <text:s text:c="11"/>EXCL <text:s text:c="3"/>0.00 <text:s text:c="3"/>0.10 <text:s text:c="11"/>MEAS <text:s text:c="3"/>1 <text:s text:c="6"/>290 <text:s text:c="4"/>OTHR <text:s text:c="3"/>Q-EST <text:s text:c="10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1">
          <table:table-cell office:value-type="string" calcext:value-type="string">
            <text:p>USGS <text:s text:c="3"/>07295500 <text:s text:c="7"/>291 <text:s text:c="4"/>2015-09-22 13:42:30 <text:s text:c="4"/>CDT <text:s text:c="4"/>Yes <text:s text:c="4"/>NJM/WHA USGS <text:s text:c="3"/>0.60 <text:s text:c="3"/>0.000 <text:s text:c="3"/>7.0 <text:s text:c="19"/>EXCL <text:s text:c="3"/>0.00 <text:s text:c="3"/>0.10 <text:s text:c="11"/>MEAS <text:s text:c="3"/>1 <text:s text:c="6"/>291 <text:s text:c="4"/>OTHR <text:s text:c="3"/>Q-EST <text:s text:c="2"/>V-EST <text:s text:c="2"/>0.000 <text:s text:c="26"/>UNSP <text:s text:c="3"/>UNSP <text:s text:c="3"/>UNSP <text:s text:c="3"/>UNSP <text:s text:c="3"/>UNSP <text:s text:c="3"/>UNSP <text:s text:c="3"/>ATGA <text:s text:c="3"/>0.00</text:p>
          </table:table-cell>
        </table:table-row>
        <table:table-row table:style-name="ro11">
          <table:table-cell office:value-type="string" calcext:value-type="string">
            <text:p>USGS <text:s text:c="3"/>07295500 <text:s text:c="7"/>292 <text:s text:c="4"/>2015-10-28 10:42:30 <text:s text:c="4"/>CDT <text:s text:c="4"/>Yes <text:s text:c="4"/>NJM <text:s text:c="4"/>USGS <text:s text:c="3"/>2.73 <text:s text:c="3"/>1.12 <text:s text:c="4"/>7.0 <text:s text:c="3"/>0.00 <text:s text:c="3"/>0.0 <text:s text:c="4"/>EXCL <text:s text:c="3"/>0.00 <text:s text:c="3"/>0.10 <text:s text:c="3"/>CLER <text:s text:c="3"/>MEAS <text:s text:c="3"/>1 <text:s text:c="6"/>292 <text:s text:c="4"/>OTHR <text:s text:c="3"/>QWEIR <text:s text:c="10"/>1.12 <text:s text:c="27"/>FIRM <text:s text:c="3"/>SILT <text:s text:c="3"/>UNEV <text:s text:c="3"/>STDY <text:s text:c="3"/>EVEN <text:s text:c="3"/>UNFM <text:s text:c="3"/>ATGA <text:s text:c="3"/>0.00</text:p>
          </table:table-cell>
        </table:table-row>
        <table:table-row table:style-name="ro11">
          <table:table-cell office:value-type="string" calcext:value-type="string">
            <text:p>USGS <text:s text:c="3"/>07295500 <text:s text:c="7"/>293 <text:s text:c="4"/>2016-01-19 10:02:30 <text:s text:c="4"/>CST <text:s text:c="4"/>Yes <text:s text:c="4"/>NJM/WHA USGS <text:s text:c="3"/>0.60 <text:s text:c="3"/>0.000 <text:s text:c="3"/>7.0 <text:s text:c="3"/>0.00 <text:s text:c="11"/>EXCL <text:s text:c="3"/>0.00 <text:s text:c="3"/>0.10 <text:s text:c="11"/>MEAS <text:s text:c="3"/>1 <text:s text:c="6"/>293 <text:s text:c="4"/>OTHR <text:s text:c="3"/>Q-EST <text:s text:c="2"/>V-EST <text:s text:c="2"/>0.000 <text:s text:c="26"/>UNSP <text:s text:c="3"/>UNSP <text:s text:c="3"/>UNSP <text:s text:c="3"/>UNSP <text:s text:c="3"/>UNSP <text:s text:c="3"/>UNSP <text:s text:c="3"/>ATGA <text:s text:c="3"/>0.00</text:p>
          </table:table-cell>
        </table:table-row>
        <table:table-row table:style-name="ro11">
          <table:table-cell office:value-type="string" calcext:value-type="string">
            <text:p>USGS <text:s text:c="3"/>07295500 <text:s text:c="7"/>294 <text:s text:c="4"/>2016-01-26 09:52:30 <text:s text:c="4"/>CST <text:s text:c="4"/>Yes <text:s text:c="4"/>NJM/WHA USGS <text:s text:c="3"/>0.60 <text:s text:c="3"/>0.000 <text:s text:c="3"/>7.0 <text:s text:c="3"/>0.00 <text:s text:c="11"/>EXCL <text:s text:c="3"/>0.00 <text:s text:c="3"/>0.10 <text:s text:c="11"/>MEAS <text:s text:c="3"/>1 <text:s text:c="6"/>294 <text:s text:c="4"/>OTHR <text:s text:c="3"/>Q-EST <text:s text:c="2"/>V-EST <text:s text:c="2"/>0.000 <text:s text:c="26"/>UNSP <text:s text:c="3"/>UNSP <text:s text:c="3"/>UNSP <text:s text:c="3"/>UNSP <text:s text:c="3"/>UNSP <text:s text:c="3"/>UNSP <text:s text:c="3"/>ATGA <text:s text:c="3"/>0.00</text:p>
          </table:table-cell>
        </table:table-row>
        <table:table-row table:style-name="ro7">
          <table:table-cell office:value-type="string" calcext:value-type="string">
            <text:p>USGS <text:s text:c="3"/>07295500 <text:s text:c="7"/>295 <text:s text:c="4"/>2016-03-15 12:17:30 <text:s text:c="4"/>CDT <text:s text:c="4"/>Yes <text:s text:c="4"/>WHA <text:s text:c="4"/>USGS <text:s text:c="3"/>0.60 <text:s text:c="3"/>0.000 <text:s text:c="3"/>7.0 <text:s text:c="3"/>0.00 <text:s text:c="11"/>EXCL <text:s text:c="3"/>0.00 <text:s text:c="3"/>0.10 <text:s text:c="11"/>MEAS <text:s text:c="3"/>1 <text:s text:c="6"/>Main channel <text:s text:c="3"/>OTHR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1">
          <table:table-cell office:value-type="string" calcext:value-type="string">
            <text:p>USGS <text:s text:c="3"/>07295500 <text:s text:c="7"/>296 <text:s text:c="4"/>2016-05-06 10:27:30 <text:s text:c="4"/>CDT <text:s text:c="4"/>Yes <text:s text:c="4"/>WHA <text:s text:c="4"/>USGS <text:s text:c="3"/>0.60 <text:s text:c="3"/>0.000 <text:s text:c="3"/>7.0 <text:s text:c="3"/>0.00 <text:s text:c="11"/>EXCL <text:s text:c="3"/>0.00 <text:s text:c="3"/>0.10 <text:s text:c="11"/>MEAS <text:s text:c="3"/>1 <text:s text:c="6"/>Main channel <text:s text:c="3"/>OTHR <text:s text:c="3"/>Q-EST <text:s text:c="10"/>0.000 <text:s text:c="26"/>UNSP <text:s text:c="3"/>UNSP <text:s text:c="3"/>UNSP <text:s text:c="3"/>UNSP <text:s text:c="3"/>UNSP <text:s text:c="3"/>UNSP <text:s text:c="3"/>ATGA <text:s text:c="3"/>0.00</text:p>
          </table:table-cell>
        </table:table-row>
        <table:table-row table:style-name="ro9">
          <table:table-cell office:value-type="string" calcext:value-type="string">
            <text:p>USGS <text:s text:c="3"/>07295500 <text:s text:c="7"/>297 <text:s text:c="4"/>2016-06-14 10:23:30 <text:s text:c="4"/>CDT <text:s text:c="4"/>Yes <text:s text:c="4"/>WHA/ECO USGS <text:s text:c="3"/>0.60 <text:s text:c="3"/>0.000 <text:s text:c="3"/>7.0 <text:s text:c="3"/>0.00 <text:s text:c="11"/>EXCL <text:s text:c="3"/>0.00 <text:s text:c="3"/>0.10 <text:s text:c="3"/>CLER <text:s text:c="3"/>MEAS <text:s text:c="3"/>1 <text:s text:c="6"/>Channel1 <text:s text:c="7"/>OTHR <text:s text:c="3"/>Q-EST <text:s text:c="2"/>V-EST <text:s text:c="2"/>0.000 <text:s text:c="26"/>UNSP <text:s text:c="3"/>UNSP <text:s text:c="3"/>UNSP <text:s text:c="3"/>UNSP <text:s text:c="3"/>UNSP <text:s text:c="3"/>UNSP <text:s text:c="3"/>ATGA <text:s text:c="3"/>0.00</text:p>
          </table:table-cell>
        </table:table-row>
        <table:table-row table:style-name="ro7">
          <table:table-cell office:value-type="string" calcext:value-type="string">
            <text:p>USGS <text:s text:c="3"/>07295500 <text:s text:c="7"/>298 <text:s text:c="4"/>2016-09-24 08:58:00 <text:s text:c="4"/>CDT <text:s text:c="4"/>Yes <text:s text:c="4"/>WHA <text:s text:c="4"/>USGS <text:s text:c="3"/>0.60 <text:s text:c="3"/>0.000 <text:s text:c="3"/>7.0 <text:s text:c="3"/>0.00 <text:s text:c="11"/>EXCL <text:s text:c="3"/>0.00 <text:s text:c="3"/>0.10 <text:s text:c="3"/>NFLW <text:s text:c="3"/>MEAS <text:s text:c="3"/>1 <text:s text:c="6"/>Channel OTHR <text:s text:c="11"/>V-EST <text:s text:c="2"/>0.000 <text:s text:c="26"/>UNSP <text:s text:c="3"/>UNSP <text:s text:c="3"/>UNSP <text:s text:c="3"/>UNSP <text:s text:c="3"/>UNSP <text:s text:c="3"/>UNSP <text:s text:c="3"/>ATGA <text:s text:c="3"/></text:p>
          </table:table-cell>
        </table:table-row>
        <table:table-row table:style-name="ro4">
          <table:table-cell office:value-type="string" calcext:value-type="string">
            <text:p>USGS <text:s text:c="3"/>07295500 <text:s text:c="7"/>299 <text:s text:c="4"/>2016-11-04 11:45:00 <text:s text:c="4"/>CDT <text:s text:c="4"/>Yes <text:s text:c="4"/>GFB <text:s text:c="4"/>USGS <text:s text:c="3"/>0.60 <text:s text:c="3"/>0.000 <text:s text:c="3"/>7.0 <text:s text:c="3"/>0.00 <text:s text:c="11"/>EXCL <text:s text:c="3"/>0.00 <text:s text:c="3"/>0.10 <text:s text:c="11"/>MEAS <text:s text:c="3"/>1 <text:s text:c="14"/>OTHR <text:s text:c="19"/>0.000 <text:s text:c="26"/>UNSP <text:s text:c="3"/>UNSP <text:s text:c="3"/>UNSP <text:s text:c="3"/>UNSP <text:s text:c="3"/>UNSP <text:s text:c="3"/>UNSP <text:s text:c="3"/>UNSP <text:s text:c="3"/></text:p>
          </table:table-cell>
        </table:table-row>
        <table:table-row table:style-name="ro11">
          <table:table-cell office:value-type="string" calcext:value-type="string">
            <text:p>USGS <text:s text:c="3"/>07295500 <text:s text:c="7"/>300 <text:s text:c="4"/>2017-01-31 13:47:30 <text:s text:c="4"/>CST <text:s text:c="4"/>Yes <text:s text:c="4"/>WHA/ECO USGS <text:s text:c="3"/>0.60 <text:s text:c="3"/>0.000 <text:s text:c="26"/>EXCL <text:s text:c="3"/>0.00 <text:s text:c="3"/>0.10 <text:s text:c="3"/>CLER <text:s text:c="3"/>MEAS <text:s text:c="3"/>1 <text:s text:c="6"/>MAIN <text:s text:c="3"/>OTHR <text:s text:c="3"/>Q-EST <text:s text:c="2"/>V-EST <text:s text:c="2"/>0.000 <text:s text:c="26"/>FIRM <text:s text:c="3"/>SILT <text:s text:c="3"/>EVEN <text:s text:c="3"/>UNSP <text:s text:c="3"/>UNSP <text:s text:c="3"/>UNSP <text:s text:c="3"/>ATGA <text:s text:c="3"/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2:07:03.580509896</meta:creation-date>
    <dc:date>2017-02-01T12:09:49.893753077</dc:date>
    <meta:editing-duration>PT2M46S</meta:editing-duration>
    <meta:editing-cycles>1</meta:editing-cycles>
    <meta:generator>LibreOffice/5.1.4.2$Linux_X86_64 LibreOffice_project/10m0$Build-2</meta:generator>
    <meta:document-statistic meta:table-count="1" meta:cell-count="319" meta:object-count="0"/>
  </office:meta>
</office:document-meta>
</file>